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position="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amples" table:style-name="ta1">
        <table:shapes>
          <draw:frame draw:z-index="0" draw:style-name="gr1" svg:width="15.999cm" svg:height="8.999cm" svg:x="15.905cm" svg:y="0.569cm">
            <draw:object draw:notify-on-update-of-ranges="Samples.G2:Samples.G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5.905cm" svg:y="14.645cm">
            <draw:object draw:notify-on-update-of-ranges="Samples.G32:Samples.G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5.905cm" svg:y="31.067cm">
            <draw:object draw:notify-on-update-of-ranges="Samples.G62:Samples.G9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15.905cm" svg:y="155.403cm">
            <draw:object draw:notify-on-update-of-ranges="Samples.G332:Samples.G3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15.905cm" svg:y="141.327cm">
            <draw:object draw:notify-on-update-of-ranges="Samples.G302:Samples.G3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x_0</text:p>
          </table:table-cell>
          <table:table-cell office:value-type="string">
            <text:p>x_1</text:p>
          </table:table-cell>
          <table:table-cell office:value-type="string">
            <text:p>x_2</text:p>
          </table:table-cell>
          <table:table-cell office:value-type="string">
            <text:p>x_3</text:p>
          </table:table-cell>
          <table:table-cell office:value-type="string">
            <text:p>x_4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7.9206242061582">
            <text:p>37.9206242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.6890046978384">
            <text:p>40.689004697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.769852727714">
            <text:p>40.76985272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4.1858480961751">
            <text:p>44.18584809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.39517925509">
            <text:p>40.39517925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1.3915150299925">
            <text:p>41.391515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39.6626928240569">
            <text:p>39.66269282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.2257335294928">
            <text:p>42.22573352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5.7998108554533">
            <text:p>45.79981085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43.3725136352662">
            <text:p>43.37251363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.4760272849657">
            <text:p>40.4760272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.8171105564588">
            <text:p>40.81711055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1.8434224302403">
            <text:p>41.84342243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3.2444077766458">
            <text:p>43.24440777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3.0314303637731">
            <text:p>43.03143036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4.4873111655519">
            <text:p>44.4873111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42.1372478729887">
            <text:p>42.13724787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2.4387109423655">
            <text:p>42.43871094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.6966423244669">
            <text:p>40.6966423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9.6626928240569">
            <text:p>39.66269282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5082750916549">
            <text:p>38.50827509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4.7605721889784">
            <text:p>34.7605721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7.5289526806585">
            <text:p>37.52895268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.6098007105342">
            <text:p>37.6098007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1.0257960789952">
            <text:p>41.0257960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7.2351272379102">
            <text:p>37.23512723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2314630128127">
            <text:p>38.23146301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7718560695646">
            <text:p>38.77185606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.084355759466">
            <text:p>40.08435575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9.0580438856845">
            <text:p>39.05804388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7.3159752677858">
            <text:p>37.31597526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37.657058539279">
            <text:p>37.65705853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8.6833704130605">
            <text:p>38.68337041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.084355759466">
            <text:p>40.08435575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9.8713783465933">
            <text:p>39.87137834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.3272591483721">
            <text:p>41.32725914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37.8227781234069">
            <text:p>37.82277812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39.2786589251857">
            <text:p>39.27865892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7.536590307287">
            <text:p>37.53659030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6.502640806877">
            <text:p>36.50264080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482230744751">
            <text:p>35.3482230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.6005201717985">
            <text:p>31.6005201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4.3689006634787">
            <text:p>34.3689006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4.155923250606">
            <text:p>34.1559232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3103409830079">
            <text:p>35.310340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4.0750752207303">
            <text:p>34.0750752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35.0714109956328">
            <text:p>35.0714109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35.6118040523848">
            <text:p>35.6118040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.9243037422861">
            <text:p>36.9243037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8979918685046">
            <text:p>35.8979918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4.155923250606">
            <text:p>34.1559232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.3425887896972">
            <text:p>33.3425887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.5233183958806">
            <text:p>35.5233183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6.9243037422861">
            <text:p>36.9243037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6.7113263294134">
            <text:p>36.7113263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7.8733816884438">
            <text:p>37.8733816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.5083083738251">
            <text:p>33.5083083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4.9641891756039">
            <text:p>34.9641891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4.3765382901072">
            <text:p>34.3765382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.3425887896972">
            <text:p>33.3425887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881710572952">
            <text:p>32.18817105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4404681546187">
            <text:p>28.44046815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.2088486462988">
            <text:p>31.20884864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30.9958712334261">
            <text:p>30.99587123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1502889658281">
            <text:p>32.15028896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9150232035505">
            <text:p>30.91502320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756941246051">
            <text:p>30.75694124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.2896966761745">
            <text:p>31.28969667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4441144085764">
            <text:p>32.44411440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7379398513248">
            <text:p>32.73793985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9958712334261">
            <text:p>30.99587123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1825367725173">
            <text:p>30.18253677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3632663787008">
            <text:p>32.36326637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.7642517251063">
            <text:p>33.76425172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33.5512743122336">
            <text:p>33.55127431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34.713329671264">
            <text:p>34.71332967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3482563566452">
            <text:p>30.34825635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.804137158424">
            <text:p>31.80413715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.2164862729273">
            <text:p>31.21648627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1825367725173">
            <text:p>30.18253677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0281190401154">
            <text:p>29.02811904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2804161374388">
            <text:p>25.28041613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.7286593125891">
            <text:p>26.72865931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2804161374388">
            <text:p>25.28041613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8.9902369486482">
            <text:p>28.99023694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7549711863706">
            <text:p>27.75497118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5968892288712">
            <text:p>27.59688922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1296446589946">
            <text:p>28.1296446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.2840623913966">
            <text:p>29.28406239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.5778878341449">
            <text:p>29.57788783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8358192162463">
            <text:p>27.83581921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27.0224847553375">
            <text:p>27.02248475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29.2032143615209">
            <text:p>29.20321436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6041997079264">
            <text:p>30.60419970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8358192162463">
            <text:p>27.83581921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9978745752767">
            <text:p>28.99787457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1882043394654">
            <text:p>27.18820433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6440851412442">
            <text:p>28.64408514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0564342557475">
            <text:p>28.05643425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0224847553375">
            <text:p>27.02248475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680670229355">
            <text:p>25.86806702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120364120259">
            <text:p>22.12036412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table:number-columns-repeated="4" office:value-type="float" office:value="0">
            <text:p>0</text:p>
          </table:table-cell>
          <table:table-cell office:value-type="float" office:value="23.2747818526609">
            <text:p>23.27478185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120364120259">
            <text:p>22.12036412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.5">
            <text:p>-1.5</text:p>
          </table:table-cell>
          <table:table-cell table:number-columns-repeated="4" office:value-type="float" office:value="0">
            <text:p>0</text:p>
          </table:table-cell>
          <table:table-cell office:value-type="float" office:value="23.2747818526609">
            <text:p>23.27478185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.5949191691908">
            <text:p>24.59491916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.4368372116913">
            <text:p>24.43683721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9695926418148">
            <text:p>24.96959264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6.1240103742167">
            <text:p>26.12401037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.1240103742167">
            <text:p>26.12401037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.6757671990664">
            <text:p>24.67576719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.8887446119391">
            <text:p>24.88874461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27.4441476907466">
            <text:p>27.44414769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.6757671990664">
            <text:p>24.67576719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8378225580968">
            <text:p>25.83782255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0281523222855">
            <text:p>24.02815232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.4840331240643">
            <text:p>25.48403312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.8963822385676">
            <text:p>24.89638223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.8624327381576">
            <text:p>23.8624327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7080150057557">
            <text:p>22.70801500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9603121030791">
            <text:p>18.96031210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9603121030791">
            <text:p>18.96031210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9603121030791">
            <text:p>18.96031210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9603121030791">
            <text:p>18.96031210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.4348671520109">
            <text:p>21.4348671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1.2767851945115">
            <text:p>21.27678519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.2541375458275">
            <text:p>19.25413754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5157151818866">
            <text:p>21.51571518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.4085552782294">
            <text:p>20.40855527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2.9639583570368">
            <text:p>22.9639583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5157151818866">
            <text:p>21.51571518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7286925947593">
            <text:p>21.72869259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.1296779411648">
            <text:p>23.12967794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1.5157151818866">
            <text:p>21.51571518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677770540917">
            <text:p>22.67777054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.5742748623573">
            <text:p>20.57427486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.0301556641361">
            <text:p>22.03015566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7363302213878">
            <text:p>21.73633022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.7023807209778">
            <text:p>20.7023807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479629885758">
            <text:p>19.54796298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8002600858993">
            <text:p>15.80026008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8002600858993">
            <text:p>15.80026008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8002600858993">
            <text:p>15.80026008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8002600858993">
            <text:p>15.80026008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.9546778183012">
            <text:p>16.95467781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.9546778183012">
            <text:p>16.95467781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8.3556631647067">
            <text:p>18.35566316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485032610496">
            <text:p>17.2485032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2485032610496">
            <text:p>17.2485032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3556631647067">
            <text:p>18.35566316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387910971396">
            <text:p>16.38791097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.5686405775794">
            <text:p>18.56864057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.9696259239849">
            <text:p>19.9696259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8002600858993">
            <text:p>15.800260085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177185237371">
            <text:p>19.51771852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1203974024291">
            <text:p>17.12039740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5499663304264">
            <text:p>17.54996633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.5762782042079">
            <text:p>18.57627820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485032610496">
            <text:p>17.2485032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940855286476">
            <text:p>16.09408552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7946258011214">
            <text:p>13.7946258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7946258011214">
            <text:p>13.7946258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7946258011214">
            <text:p>13.7946258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14.0884512438697">
            <text:p>14.08845124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1956111475269">
            <text:p>15.19561114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.9340335114678">
            <text:p>12.93403351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1147631176512">
            <text:p>15.11476311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8095739068051">
            <text:p>16.80957390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5.1956111475269">
            <text:p>15.19561114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9603453852493">
            <text:p>13.96034538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.0960888704982">
            <text:p>14.09608887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.0960888704982">
            <text:p>14.09608887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7946258011214">
            <text:p>13.7946258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6402080687194">
            <text:p>12.64020806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table:number-columns-repeated="4" office:value-type="float" office:value="0">
            <text:p>0</text:p>
          </table:table-cell>
          <table:table-cell office:value-type="float" office:value="10.6345737839415">
            <text:p>10.63457378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5">
            <text:p>-0.5</text:p>
          </table:table-cell>
          <table:table-cell table:number-columns-repeated="4" office:value-type="float" office:value="0">
            <text:p>0</text:p>
          </table:table-cell>
          <table:table-cell office:value-type="float" office:value="10.6345737839415">
            <text:p>10.63457378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6345737839415">
            <text:p>10.63457378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77398149428791">
            <text:p>9.77398149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035559130347">
            <text:p>12.03555913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6345737839415">
            <text:p>10.63457378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3556964468769">
            <text:p>13.35569644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8002933680694">
            <text:p>10.80029336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64221141057">
            <text:p>10.6422114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64221141057">
            <text:p>10.6422114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6345737839415">
            <text:p>10.63457378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48015605153956">
            <text:p>9.48015605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.47452176676164">
            <text:p>7.47452176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61392947710806">
            <text:p>6.61392947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.87550711316715">
            <text:p>8.87550711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.47452176676164">
            <text:p>7.47452176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8.87550711316715">
            <text:p>8.87550711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.64024135088957">
            <text:p>7.64024135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.48215939339015">
            <text:p>7.48215939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.48215939339015">
            <text:p>7.48215939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table:number-columns-repeated="4" office:value-type="float" office:value="0">
            <text:p>0</text:p>
          </table:table-cell>
          <table:table-cell office:value-type="float" office:value="7.47452176676164">
            <text:p>7.47452176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3201040343597">
            <text:p>6.32010403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4.31446974958179">
            <text:p>4.314469749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4" office:value-type="float" office:value="0">
            <text:p>0</text:p>
          </table:table-cell>
          <table:table-cell office:value-type="float" office:value="4.31446974958179">
            <text:p>4.314469749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.5">
            <text:p>-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8018933370972">
            <text:p>4.48018933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.32210737621029">
            <text:p>4.322107376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.32210737621029">
            <text:p>4.322107376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16005201717985">
            <text:p>3.1600520172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Sensitivity Matrix:</text:p>
          </table:table-cell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Default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ce1" office:value-type="float" office:value="0.0230854113181919">
            <text:p>0.0230854113</text:p>
          </table:table-cell>
          <table:table-cell office:value-type="float" office:value="0.0121221053282187">
            <text:p>0.0121221053</text:p>
          </table:table-cell>
          <table:table-cell office:value-type="float" office:value="-0.0088378927951597">
            <text:p>-0.0088378928</text:p>
          </table:table-cell>
          <table:table-cell office:value-type="float" office:value="-0.00355993136749013">
            <text:p>-0.0035599314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ce1" office:value-type="float" office:value="0.011942925974801">
            <text:p>0.011942926</text:p>
          </table:table-cell>
          <table:table-cell office:value-type="float" office:value="0.0191158306774861">
            <text:p>0.0191158307</text:p>
          </table:table-cell>
          <table:table-cell office:value-type="float" office:value="-0.00439390469505078">
            <text:p>-0.0043939047</text:p>
          </table:table-cell>
          <table:table-cell office:value-type="float" office:value="-0.00740682882841599">
            <text:p>-0.0074068288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ce1" office:value-type="float" office:value="0.0134493083292027">
            <text:p>0.0134493083</text:p>
          </table:table-cell>
          <table:table-cell office:value-type="float" office:value="0.00492209921832019">
            <text:p>0.0049220992</text:p>
          </table:table-cell>
          <table:table-cell office:value-type="float" office:value="0.0254379033386062">
            <text:p>0.0254379033</text:p>
          </table:table-cell>
          <table:table-cell office:value-type="float" office:value="0.0129904883730077">
            <text:p>0.0129904884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ce1" office:value-type="float" office:value="0.00639184178927913">
            <text:p>0.0063918418</text:p>
          </table:table-cell>
          <table:table-cell office:value-type="float" office:value="0.00735308788997151">
            <text:p>0.0073530879</text:p>
          </table:table-cell>
          <table:table-cell office:value-type="float" office:value="0.0133215920418886">
            <text:p>0.013321592</text:p>
          </table:table-cell>
          <table:table-cell office:value-type="float" office:value="0.019593929558765">
            <text:p>0.0195939296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4">
          <table:table-cell table:style-name="Default" office:value-type="string">
            <text:p>t</text:p>
          </table:table-cell>
          <table:table-cell office:value-type="string">
            <text:p>u_0</text:p>
          </table:table-cell>
          <table:table-cell office:value-type="string">
            <text:p>u_1</text:p>
          </table:table-cell>
          <table:table-cell office:value-type="string">
            <text:p>g</text:p>
          </table:table-cell>
          <table:table-cell office:value-type="string">
            <text:p>ctg'</text:p>
          </table:table-cell>
          <table:table-cell office:value-type="string">
            <text:p>ctg</text:p>
          </table:table-cell>
          <table:table-cell/>
          <table:table-cell table:style-name="Default" office:value-type="string">
            <text:p>t</text:p>
          </table:table-cell>
          <table:table-cell office:value-type="string">
            <text:p>u_0</text:p>
          </table:table-cell>
          <table:table-cell office:value-type="string">
            <text:p>u_1</text:p>
          </table:table-cell>
          <table:table-cell office:value-type="string">
            <text:p>g</text:p>
          </table:table-cell>
          <table:table-cell office:value-type="string">
            <text:p>ctg'</text:p>
          </table:table-cell>
          <table:table-cell office:value-type="string">
            <text:p>ctg</text:p>
          </table:table-cell>
          <table:table-cell table:number-columns-repeated="2"/>
          <table:table-cell table:style-name="Default" office:value-type="string">
            <text:p>y</text:p>
          </table:table-cell>
          <table:table-cell office:value-type="string">
            <text:p>u_0</text:p>
          </table:table-cell>
          <table:table-cell office:value-type="string">
            <text:p>u_1</text:p>
          </table:table-cell>
          <table:table-cell office:value-type="string">
            <text:p>u_correct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.25">
            <text:p>20.25</text:p>
          </table:table-cell>
          <table:table-cell office:value-type="float" office:value="21.25">
            <text:p>21.2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formula="of:=[.T8]+[.R9]" office:value-type="float" office:value="1.5">
            <text:p>1.5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.25">
            <text:p>12.25</text:p>
          </table:table-cell>
          <table:table-cell office:value-type="float" office:value="13.25">
            <text:p>13.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formula="of:=[.T9]+[.R10]" office:value-type="float" office:value="2.5">
            <text:p>2.5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0.25">
            <text:p>30.25</text:p>
          </table:table-cell>
          <table:table-cell office:value-type="float" office:value="31.25">
            <text:p>31.2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formula="of:=[.T10]+[.R11]" office:value-type="float" office:value="3.5">
            <text:p>3.5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20.25">
            <text:p>20.2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T11]+[.R12]"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.25">
            <text:p>12.25</text:p>
          </table:table-cell>
          <table:table-cell office:value-type="float" office:value="14.25">
            <text:p>14.2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T12]+[.R13]"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0.25">
            <text:p>30.25</text:p>
          </table:table-cell>
          <table:table-cell office:value-type="float" office:value="32.25">
            <text:p>32.2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T13]+[.R14]" office:value-type="float" office:value="4.5">
            <text:p>4.5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T14]+[.R15]" office:value-type="float" office:value="4.5">
            <text:p>4.5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25">
            <text:p>12.25</text:p>
          </table:table-cell>
          <table:table-cell office:value-type="float" office:value="13.25">
            <text:p>13.25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T15]+[.R16]"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7.25">
            <text:p>7.25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T16]+[.R17]"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0.25">
            <text:p>20.25</text:p>
          </table:table-cell>
          <table:table-cell office:value-type="float" office:value="21.25">
            <text:p>21.25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T17]+[.R18]"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.25">
            <text:p>12.25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T18]+[.R19]" office:value-type="float" office:value="4.5">
            <text:p>4.5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8.25">
            <text:p>8.25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T19]+[.R20]" office:value-type="float" office:value="4.5">
            <text:p>4.5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0.25">
            <text:p>20.25</text:p>
          </table:table-cell>
          <table:table-cell office:value-type="float" office:value="22.25">
            <text:p>22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7.25">
            <text:p>7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2.25">
            <text:p>12.25</text:p>
          </table:table-cell>
          <table:table-cell office:value-type="float" office:value="13.25">
            <text:p>13.25</text:p>
          </table:table-cell>
          <table:table-cell table:number-columns-repeated="2"/>
          <table:table-cell table:style-name="Default" office:value-type="string">
            <text:p>With storage capacity set to 0.5: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.25">
            <text:p>6.25</text:p>
          </table:table-cell>
          <table:table-cell table:number-columns-repeated="2"/>
          <table:table-cell office:value-type="string">
            <text:p>correct</text:p>
          </table:table-cell>
          <table:table-cell table:number-columns-repeated="2"/>
          <table:table-cell office:value-type="string">
            <text:p>approximat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31.1571379081033">
            <text:p>31.157137908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2.25">
            <text:p>12.25</text:p>
          </table:table-cell>
          <table:table-cell office:value-type="float" office:value="14.25">
            <text:p>14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9.2704858727339">
            <text:p>29.2704858727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7.2265783012879">
            <text:p>27.226578301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4.234816024535">
            <text:p>24.2348160245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1.243053747782">
            <text:p>21.243053747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7.25">
            <text:p>7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8.2512914710291">
            <text:p>18.25129147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.25">
            <text:p>2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5.4167847303528">
            <text:p>15.4167847304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3.5301326949834">
            <text:p>13.530132695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8.25">
            <text:p>8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1.643480659614">
            <text:p>11.6434806596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9.75682862424462">
            <text:p>9.7568286242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6.76506634749171">
            <text:p>6.7650663475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3.77330407073879">
            <text:p>3.773304070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 table:number-columns-repeated="2"/>
          <table:table-cell table:style-name="Default" office:value-type="string">
            <text:p>With large storage capacity: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correct</text:p>
          </table:table-cell>
          <table:table-cell table:number-columns-repeated="2"/>
          <table:table-cell office:value-type="string">
            <text:p>approximat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5.6315867011857">
            <text:p>25.631586701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35.2588791923033">
            <text:p>35.25887919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3.7449346658163">
            <text:p>23.7449346658</text:p>
          </table:table-cell>
          <table:table-cell table:number-columns-repeated="2" office:value-type="float" office:value="0">
            <text:p>0</text:p>
          </table:table-cell>
          <table:table-cell office:value-type="float" office:value="32.5466577159723">
            <text:p>32.5466577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8582826304469">
            <text:p>21.8582826304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9.8344362396412">
            <text:p>29.834436239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9.9716305950775">
            <text:p>19.971630595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7.1222147633102">
            <text:p>27.122214763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8.0849785597081">
            <text:p>18.0849785597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4.4099932869792">
            <text:p>24.4099932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5.0932162829552">
            <text:p>15.09321628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6977718106482">
            <text:p>21.697771810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3.2065642475858">
            <text:p>13.2065642476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8.9855503343172">
            <text:p>18.98555033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2.4250224535999">
            <text:p>12.4250224536</text:p>
          </table:table-cell>
          <table:table-cell table:number-columns-repeated="2" office:value-type="float" office:value="0">
            <text:p>0</text:p>
          </table:table-cell>
          <table:table-cell office:value-type="float" office:value="16.2733288579861">
            <text:p>16.2733288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0.5383704182305">
            <text:p>10.5383704182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3.5611073816551">
            <text:p>13.56110738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8.6517183828611">
            <text:p>8.6517183829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0.8488859053241">
            <text:p>10.848885905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6.76506634749171">
            <text:p>6.765066347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8.13666442899307">
            <text:p>8.13666442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3.77330407073879">
            <text:p>3.773304070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5.42444295266204">
            <text:p>5.42444295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4.25">
            <text:p>4.2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3">
          <table:table-cell office:value-type="string">
            <text:p>t</text:p>
          </table:table-cell>
          <table:table-cell office:value-type="string">
            <text:p>x_0</text:p>
          </table:table-cell>
          <table:table-cell office:value-type="string">
            <text:p>x_1</text:p>
          </table:table-cell>
          <table:table-cell office:value-type="string">
            <text:p>x_2</text:p>
          </table:table-cell>
          <table:table-cell office:value-type="string">
            <text:p>x_3</text:p>
          </table:table-cell>
          <table:table-cell office:value-type="string">
            <text:p>x_4</text:p>
          </table:table-cell>
          <table:table-cell office:value-type="string">
            <text:p>x_5</text:p>
          </table:table-cell>
          <table:table-cell office:value-type="string">
            <text:p>x_6</text:p>
          </table:table-cell>
          <table:table-cell office:value-type="string">
            <text:p>u_0</text:p>
          </table:table-cell>
          <table:table-cell office:value-type="string">
            <text:p>u_1</text:p>
          </table:table-cell>
          <table:table-cell office:value-type="string">
            <text:p>g</text:p>
          </table:table-cell>
          <table:table-cell office:value-type="string">
            <text:p>ctg'</text:p>
          </table:table-cell>
          <table:table-cell office:value-type="string">
            <text:p>ctg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.71222147633102">
            <text:p>2.7122214763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984487574506">
            <text:p>2.9998448757</text:p>
          </table:table-cell>
          <table:table-cell office:value-type="float" office:value="5.99968975149011">
            <text:p>5.999689751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99061016054217">
            <text:p>2.9906101605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83450674067632">
            <text:p>2.834506740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.99176227675292">
            <text:p>2.9917622768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8649691111445">
            <text:p>4.8864969111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984487574506">
            <text:p>2.9998448757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176227675292">
            <text:p>2.9917622768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5.82511690121849">
            <text:p>5.8251169012</text:p>
          </table:table-cell>
          <table:table-cell office:value-type="float" office:value="8.53733837754951">
            <text:p>8.537338377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984487574506">
            <text:p>2.999844875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176227675292">
            <text:p>2.9917622768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5.66901348135264">
            <text:p>5.6690134814</text:p>
          </table:table-cell>
          <table:table-cell office:value-type="float" office:value="8.38123495768366">
            <text:p>8.381234957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.71222147633102">
            <text:p>2.7122214763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.99984487574506">
            <text:p>2.9998448757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99061016054217">
            <text:p>2.9906101605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83450674067632">
            <text:p>2.8345067407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176227675292">
            <text:p>2.9917622768</text:p>
          </table:table-cell>
          <table:table-cell office:value-type="float" office:value="5.98352455350584">
            <text:p>5.983524553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7841431212231">
            <text:p>4.8784143121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7.59063578845333">
            <text:p>7.5906357885</text:p>
          </table:table-cell>
          <table:table-cell office:value-type="float" office:value="10.5904806641984">
            <text:p>10.590480664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.71222147633102">
            <text:p>2.7122214763</text:p>
          </table:table-cell>
          <table:table-cell office:value-type="float" office:value="5.42444295266204">
            <text:p>5.424442952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984487574506">
            <text:p>2.9998448757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99061016054217">
            <text:p>2.9906101605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83450674067632">
            <text:p>2.8345067407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.88665203536939">
            <text:p>1.8866520354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176227675292">
            <text:p>2.9917622768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4.59887351170042">
            <text:p>4.5988735117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2.93714281181388">
            <text:p>2.9371428118</text:p>
          </table:table-cell>
          <table:table-cell office:value-type="float" office:value="5.93698768755894">
            <text:p>5.93698768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.71222147633102">
            <text:p>2.7122214763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99061016054217">
            <text:p>2.9906101605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83450674067632">
            <text:p>2.834506740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2.99774913174908">
            <text:p>2.9977491317</text:p>
          </table:table-cell>
          <table:table-cell office:value-type="float" office:value="5.99759400749414">
            <text:p>5.997594007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  <table:table-cell office:value-type="float" office:value="7.88634178685951">
            <text:p>7.88634178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.71222147633102">
            <text:p>2.7122214763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984487574506">
            <text:p>2.9998448757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176227675292">
            <text:p>2.9917622768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87726219591156">
            <text:p>4.8772621959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984487574506">
            <text:p>2.999844875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176227675292">
            <text:p>2.9917622768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2.71222147633102">
            <text:p>2.7122214763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1.88665203536939">
            <text:p>1.8866520354</text:p>
          </table:table-cell>
          <table:table-cell office:value-type="float" office:value="3.77330407073879">
            <text:p>3.773304070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3.77330407073879">
            <text:p>3.7733040707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2.93714281181388">
            <text:p>2.9371428118</text:p>
          </table:table-cell>
          <table:table-cell office:value-type="float" office:value="5.9289050885668">
            <text:p>5.928905088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.71222147633102">
            <text:p>2.7122214763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99061016054217">
            <text:p>2.9906101605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83450674067632">
            <text:p>2.8345067407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2.99774913174908">
            <text:p>2.9977491317</text:p>
          </table:table-cell>
          <table:table-cell office:value-type="float" office:value="5.989511408502">
            <text:p>5.989511408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7841431212231">
            <text:p>4.878414312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7314894648385">
            <text:p>6.7731489465</text:p>
          </table:table-cell>
          <table:table-cell office:value-type="float" office:value="9.7729938222289">
            <text:p>9.772993822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984487574506">
            <text:p>2.9998448757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99061016054217">
            <text:p>2.9906101605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83450674067632">
            <text:p>2.8345067407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176227675292">
            <text:p>2.9917622768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5.54672821700734">
            <text:p>5.546728217</text:p>
          </table:table-cell>
          <table:table-cell office:value-type="float" office:value="8.53733837754951">
            <text:p>8.537338377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.71222147633102">
            <text:p>2.7122214763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984487574506">
            <text:p>2.9998448757</text:p>
          </table:table-cell>
          <table:table-cell office:value-type="float" office:value="5.99968975149011">
            <text:p>5.999689751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99061016054217">
            <text:p>2.9906101605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83450674067632">
            <text:p>2.834506740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.99176227675292">
            <text:p>2.9917622768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8649691111445">
            <text:p>4.8864969111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.71222147633102">
            <text:p>2.7122214763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984487574506">
            <text:p>2.9998448757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176227675292">
            <text:p>2.9917622768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  <table:table-cell office:value-type="float" office:value="7.86787235645373">
            <text:p>7.867872356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984487574506">
            <text:p>2.999844875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176227675292">
            <text:p>2.9917622768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.71222147633102">
            <text:p>2.7122214763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.99984487574506">
            <text:p>2.9998448757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99061016054217">
            <text:p>2.9906101605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83450674067632">
            <text:p>2.8345067407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176227675292">
            <text:p>2.9917622768</text:p>
          </table:table-cell>
          <table:table-cell office:value-type="float" office:value="5.98352455350584">
            <text:p>5.983524553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7841431212231">
            <text:p>4.8784143121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7.71176893658788">
            <text:p>7.7117689366</text:p>
          </table:table-cell>
          <table:table-cell office:value-type="float" office:value="10.7116138123329">
            <text:p>10.711613812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5.54672821700734">
            <text:p>5.546728217</text:p>
          </table:table-cell>
          <table:table-cell office:value-type="float" office:value="8.38123495768366">
            <text:p>8.381234957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8649691111445">
            <text:p>4.8864969111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87726219591156">
            <text:p>4.8772621959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7841431212231">
            <text:p>4.8784143121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7.55566551672203">
            <text:p>7.5556655167</text:p>
          </table:table-cell>
          <table:table-cell office:value-type="float" office:value="10.5555103924671">
            <text:p>10.555510392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5.82511690121849">
            <text:p>5.8251169012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5.66901348135264">
            <text:p>5.6690134814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6.76506634749171">
            <text:p>6.765066347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4.59887351170042">
            <text:p>4.5988735117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8649691111445">
            <text:p>4.886496911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87726219591156">
            <text:p>4.8772621959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3.77330407073879">
            <text:p>3.7733040707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  <table:table-cell office:value-type="float" office:value="7.87017658887523">
            <text:p>7.870176588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6506634749171">
            <text:p>6.765066347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9.76491122323676">
            <text:p>9.7649112232</text:p>
          </table:table-cell>
          <table:table-cell office:value-type="float" office:value="12.4771326995678">
            <text:p>12.477132699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5.54672821700734">
            <text:p>5.546728217</text:p>
          </table:table-cell>
          <table:table-cell office:value-type="float" office:value="8.5465730927524">
            <text:p>8.54657309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  <table:table-cell office:value-type="float" office:value="7.88634178685951">
            <text:p>7.886341786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87726219591156">
            <text:p>4.8772621959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7841431212231">
            <text:p>4.878414312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7.72100365179077">
            <text:p>7.7210036518</text:p>
          </table:table-cell>
          <table:table-cell office:value-type="float" office:value="10.7116138123329">
            <text:p>10.711613812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8649691111445">
            <text:p>4.8864969111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  <table:table-cell office:value-type="float" office:value="8.81572706176066">
            <text:p>8.81572706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5.66901348135264">
            <text:p>5.6690134814</text:p>
          </table:table-cell>
          <table:table-cell office:value-type="float" office:value="8.65962364189481">
            <text:p>8.659623641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7841431212231">
            <text:p>4.8784143121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86902447266448">
            <text:p>7.8690244727</text:p>
          </table:table-cell>
          <table:table-cell office:value-type="float" office:value="10.8596346332067">
            <text:p>10.859634633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8649691111445">
            <text:p>4.8864969111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  <table:table-cell office:value-type="float" office:value="8.65962364189481">
            <text:p>8.659623641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  <table:table-cell office:value-type="float" office:value="8.50352022202896">
            <text:p>8.50352022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7841431212231">
            <text:p>4.8784143121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71292105279863">
            <text:p>7.7129210528</text:p>
          </table:table-cell>
          <table:table-cell office:value-type="float" office:value="10.7035312133408">
            <text:p>10.703531213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5.54672821700734">
            <text:p>5.546728217</text:p>
          </table:table-cell>
          <table:table-cell office:value-type="float" office:value="8.53849049376026">
            <text:p>8.538490493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8649691111445">
            <text:p>4.886496911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87726219591156">
            <text:p>4.8772621959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  <table:table-cell office:value-type="float" office:value="7.87017658887523">
            <text:p>7.870176588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7.71292105279863">
            <text:p>7.7129210528</text:p>
          </table:table-cell>
          <table:table-cell office:value-type="float" office:value="10.7035312133408">
            <text:p>10.703531213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0.7035312133408">
            <text:p>10.7035312133</text:p>
          </table:table-cell>
          <table:table-cell office:value-type="float" office:value="13.4157526896718">
            <text:p>13.415752689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7.72100365179077">
            <text:p>7.7210036518</text:p>
          </table:table-cell>
          <table:table-cell office:value-type="float" office:value="10.5555103924671">
            <text:p>10.555510392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86902447266448">
            <text:p>7.8690244727</text:p>
          </table:table-cell>
          <table:table-cell office:value-type="float" office:value="10.7035312133408">
            <text:p>10.703531213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71292105279863">
            <text:p>7.7129210528</text:p>
          </table:table-cell>
          <table:table-cell office:value-type="float" office:value="10.5474277934749">
            <text:p>10.547427793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7.71292105279863">
            <text:p>7.7129210528</text:p>
          </table:table-cell>
          <table:table-cell office:value-type="float" office:value="10.5474277934749">
            <text:p>10.54742779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0.5474277934749">
            <text:p>10.5474277935</text:p>
          </table:table-cell>
          <table:table-cell office:value-type="float" office:value="13.259649269806">
            <text:p>13.259649269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7.59063578845333">
            <text:p>7.5906357885</text:p>
          </table:table-cell>
          <table:table-cell office:value-type="float" office:value="10.5823980652063">
            <text:p>10.582398065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7314894648385">
            <text:p>6.773148946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7.71176893658788">
            <text:p>7.7117689366</text:p>
          </table:table-cell>
          <table:table-cell office:value-type="float" office:value="10.7035312133408">
            <text:p>10.703531213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7.55566551672203">
            <text:p>7.5556655167</text:p>
          </table:table-cell>
          <table:table-cell office:value-type="float" office:value="10.5474277934749">
            <text:p>10.547427793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6.76506634749171">
            <text:p>6.7650663475</text:p>
          </table:table-cell>
          <table:table-cell office:value-type="float" office:value="9.75682862424462">
            <text:p>9.756828624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6506634749171">
            <text:p>6.7650663475</text:p>
          </table:table-cell>
          <table:table-cell office:value-type="float" office:value="9.75682862424462">
            <text:p>9.756828624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9.75682862424462">
            <text:p>9.7568286242</text:p>
          </table:table-cell>
          <table:table-cell office:value-type="float" office:value="12.4690501005756">
            <text:p>12.469050100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2.4690501005756">
            <text:p>12.4690501006</text:p>
          </table:table-cell>
          <table:table-cell office:value-type="float" office:value="15.4688949763207">
            <text:p>15.468894976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7.59063578845333">
            <text:p>7.5906357885</text:p>
          </table:table-cell>
          <table:table-cell office:value-type="float" office:value="10.3028572647844">
            <text:p>10.302857264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6.77314894648385">
            <text:p>6.7731489465</text:p>
          </table:table-cell>
          <table:table-cell office:value-type="float" office:value="9.48537042281487">
            <text:p>9.48537042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7.71176893658788">
            <text:p>7.7117689366</text:p>
          </table:table-cell>
          <table:table-cell office:value-type="float" office:value="10.4239904129189">
            <text:p>10.423990412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7.55566551672203">
            <text:p>7.5556655167</text:p>
          </table:table-cell>
          <table:table-cell office:value-type="float" office:value="10.2678869930531">
            <text:p>10.267886993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6.76506634749171">
            <text:p>6.7650663475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6.76506634749171">
            <text:p>6.7650663475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9.47728782382273">
            <text:p>9.4772878238</text:p>
          </table:table-cell>
          <table:table-cell office:value-type="float" office:value="12.4771326995678">
            <text:p>12.477132699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.71222147633102">
            <text:p>2.7122214763</text:p>
          </table:table-cell>
          <table:table-cell office:value-type="float" office:value="5.42444295266204">
            <text:p>5.424442952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984487574506">
            <text:p>2.9998448757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99061016054217">
            <text:p>2.9906101605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83450674067632">
            <text:p>2.8345067407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.88665203536939">
            <text:p>1.8866520354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176227675292">
            <text:p>2.9917622768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4.59887351170042">
            <text:p>4.5988735117</text:p>
          </table:table-cell>
          <table:table-cell office:value-type="float" office:value="7.5360163235143">
            <text:p>7.536016323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.71222147633102">
            <text:p>2.7122214763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4.87726219591156">
            <text:p>4.8772621959</text:p>
          </table:table-cell>
          <table:table-cell office:value-type="float" office:value="7.81440500772545">
            <text:p>7.814405007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4.72115877604571">
            <text:p>4.721158776</text:p>
          </table:table-cell>
          <table:table-cell office:value-type="float" office:value="7.6583015878596">
            <text:p>7.658301587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2.71222147633102">
            <text:p>2.7122214763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1.88665203536939">
            <text:p>1.8866520354</text:p>
          </table:table-cell>
          <table:table-cell office:value-type="float" office:value="3.77330407073879">
            <text:p>3.773304070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3.77330407073879">
            <text:p>3.7733040707</text:p>
          </table:table-cell>
          <table:table-cell office:value-type="float" office:value="6.71044688255267">
            <text:p>6.710446882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6.71044688255267">
            <text:p>6.7104468826</text:p>
          </table:table-cell>
          <table:table-cell office:value-type="float" office:value="9.71029175829773">
            <text:p>9.710291758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4.59887351170042">
            <text:p>4.5988735117</text:p>
          </table:table-cell>
          <table:table-cell office:value-type="float" office:value="7.31109498803144">
            <text:p>7.31109498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8649691111445">
            <text:p>4.8864969111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87726219591156">
            <text:p>4.8772621959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72115877604571">
            <text:p>4.721158776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3.77330407073879">
            <text:p>3.7733040707</text:p>
          </table:table-cell>
          <table:table-cell office:value-type="float" office:value="6.48552554706981">
            <text:p>6.485525547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7841431212231">
            <text:p>4.8784143121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6.48552554706981">
            <text:p>6.4855255471</text:p>
          </table:table-cell>
          <table:table-cell office:value-type="float" office:value="9.48537042281487">
            <text:p>9.4853704228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2.71222147633102">
            <text:p>2.7122214763</text:p>
          </table:table-cell>
          <table:table-cell office:value-type="float" office:value="5.64936428814491">
            <text:p>5.649364288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2.99061016054217">
            <text:p>2.9906101605</text:p>
          </table:table-cell>
          <table:table-cell office:value-type="float" office:value="5.92775297235605">
            <text:p>5.927752972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2.83450674067632">
            <text:p>2.8345067407</text:p>
          </table:table-cell>
          <table:table-cell office:value-type="float" office:value="5.7716495524902">
            <text:p>5.771649552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.88665203536939">
            <text:p>1.8866520354</text:p>
          </table:table-cell>
          <table:table-cell office:value-type="float" office:value="4.82379484718328">
            <text:p>4.823794847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4.82379484718328">
            <text:p>4.8237948472</text:p>
          </table:table-cell>
          <table:table-cell office:value-type="float" office:value="7.81440500772545">
            <text:p>7.814405007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.71222147633102">
            <text:p>2.7122214763</text:p>
          </table:table-cell>
          <table:table-cell office:value-type="float" office:value="5.42444295266204">
            <text:p>5.424442952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984487574506">
            <text:p>2.9998448757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99061016054217">
            <text:p>2.9906101605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83450674067632">
            <text:p>2.8345067407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.88665203536939">
            <text:p>1.8866520354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176227675292">
            <text:p>2.9917622768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4.59887351170042">
            <text:p>4.5988735117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2.93714281181388">
            <text:p>2.9371428118</text:p>
          </table:table-cell>
          <table:table-cell office:value-type="float" office:value="5.92775297235605">
            <text:p>5.927752972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.71222147633102">
            <text:p>2.7122214763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2.99774913174908">
            <text:p>2.9977491317</text:p>
          </table:table-cell>
          <table:table-cell office:value-type="float" office:value="5.98835929229125">
            <text:p>5.988359292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  <table:table-cell office:value-type="float" office:value="7.86787235645373">
            <text:p>7.867872356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2.93714281181388">
            <text:p>2.9371428118</text:p>
          </table:table-cell>
          <table:table-cell office:value-type="float" office:value="5.7716495524902">
            <text:p>5.771649552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2.99774913174908">
            <text:p>2.9977491317</text:p>
          </table:table-cell>
          <table:table-cell office:value-type="float" office:value="5.8322558724254">
            <text:p>5.832255872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2.71222147633102">
            <text:p>2.7122214763</text:p>
          </table:table-cell>
          <table:table-cell office:value-type="float" office:value="5.7099706080801">
            <text:p>5.709970608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2.99061016054217">
            <text:p>2.9906101605</text:p>
          </table:table-cell>
          <table:table-cell office:value-type="float" office:value="5.98835929229125">
            <text:p>5.988359292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2.83450674067632">
            <text:p>2.8345067407</text:p>
          </table:table-cell>
          <table:table-cell office:value-type="float" office:value="5.8322558724254">
            <text:p>5.832255872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.88665203536939">
            <text:p>1.8866520354</text:p>
          </table:table-cell>
          <table:table-cell office:value-type="float" office:value="4.88440116711848">
            <text:p>4.884401167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4.88440116711848">
            <text:p>4.8844011671</text:p>
          </table:table-cell>
          <table:table-cell office:value-type="float" office:value="7.87501132766065">
            <text:p>7.875011327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2.71222147633102">
            <text:p>2.7122214763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1.88665203536939">
            <text:p>1.8866520354</text:p>
          </table:table-cell>
          <table:table-cell office:value-type="float" office:value="3.77330407073879">
            <text:p>3.773304070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3.77330407073879">
            <text:p>3.7733040707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76391423128096">
            <text:p>6.7639142313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4.82379484718328">
            <text:p>4.8237948472</text:p>
          </table:table-cell>
          <table:table-cell office:value-type="float" office:value="7.6583015878596">
            <text:p>7.658301587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4.59887351170042">
            <text:p>4.5988735117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87726219591156">
            <text:p>4.8772621959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4.88440116711848">
            <text:p>4.8844011671</text:p>
          </table:table-cell>
          <table:table-cell office:value-type="float" office:value="7.7189079077948">
            <text:p>7.718907907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3.77330407073879">
            <text:p>3.7733040707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60781081141511">
            <text:p>6.6078108114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4.59887351170042">
            <text:p>4.5988735117</text:p>
          </table:table-cell>
          <table:table-cell office:value-type="float" office:value="7.5966226434495">
            <text:p>7.596622643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4.87726219591156">
            <text:p>4.8772621959</text:p>
          </table:table-cell>
          <table:table-cell office:value-type="float" office:value="7.87501132766065">
            <text:p>7.875011327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4.72115877604571">
            <text:p>4.721158776</text:p>
          </table:table-cell>
          <table:table-cell office:value-type="float" office:value="7.7189079077948">
            <text:p>7.718907907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3.77330407073879">
            <text:p>3.7733040707</text:p>
          </table:table-cell>
          <table:table-cell office:value-type="float" office:value="6.77105320248787">
            <text:p>6.771053202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6.77105320248787">
            <text:p>6.7710532025</text:p>
          </table:table-cell>
          <table:table-cell office:value-type="float" office:value="9.77089807823293">
            <text:p>9.770898078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4.59887351170042">
            <text:p>4.5988735117</text:p>
          </table:table-cell>
          <table:table-cell office:value-type="float" office:value="6.48552554706981">
            <text:p>6.485525547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3.77330407073879">
            <text:p>3.7733040707</text:p>
          </table:table-cell>
          <table:table-cell office:value-type="float" office:value="5.65995610610818">
            <text:p>5.659956106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5.65995610610818">
            <text:p>5.6599561061</text:p>
          </table:table-cell>
          <table:table-cell office:value-type="float" office:value="8.65980098185324">
            <text:p>8.659800981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8.65980098185324">
            <text:p>8.6598009819</text:p>
          </table:table-cell>
          <table:table-cell office:value-type="float" office:value="11.6596458575983">
            <text:p>11.659645857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  <table:table-cell office:value-type="float" office:value="8.25894969333836">
            <text:p>8.258949693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8649691111445">
            <text:p>4.8864969111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87726219591156">
            <text:p>4.8772621959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72115877604571">
            <text:p>4.721158776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4.72115877604571">
            <text:p>4.721158776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7841431212231">
            <text:p>4.8784143121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7.43338025237674">
            <text:p>7.4333802524</text:p>
          </table:table-cell>
          <table:table-cell office:value-type="float" office:value="10.4239904129189">
            <text:p>10.423990412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4.82379484718328">
            <text:p>4.8237948472</text:p>
          </table:table-cell>
          <table:table-cell office:value-type="float" office:value="7.82363972292833">
            <text:p>7.823639722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4.59887351170042">
            <text:p>4.5988735117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87726219591156">
            <text:p>4.8772621959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4.88440116711848">
            <text:p>4.8844011671</text:p>
          </table:table-cell>
          <table:table-cell office:value-type="float" office:value="7.88424604286353">
            <text:p>7.884246042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3.77330407073879">
            <text:p>3.7733040707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7314894648385">
            <text:p>6.7731489465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4.59887351170042">
            <text:p>4.5988735117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8649691111445">
            <text:p>4.8864969111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  <table:table-cell office:value-type="float" office:value="7.86787235645373">
            <text:p>7.86787235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3.77330407073879">
            <text:p>3.7733040707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7841431212231">
            <text:p>4.8784143121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6.76391423128096">
            <text:p>6.7639142313</text:p>
          </table:table-cell>
          <table:table-cell office:value-type="float" office:value="9.75452439182313">
            <text:p>9.75452439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4.59887351170042">
            <text:p>4.5988735117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8649691111445">
            <text:p>4.8864969111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87726219591156">
            <text:p>4.8772621959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3.77330407073879">
            <text:p>3.7733040707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7841431212231">
            <text:p>4.8784143121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6.60781081141511">
            <text:p>6.6078108114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5.54672821700734">
            <text:p>5.546728217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6.60781081141511">
            <text:p>6.6078108114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4.82379484718328">
            <text:p>4.8237948472</text:p>
          </table:table-cell>
          <table:table-cell office:value-type="float" office:value="7.8155571239362">
            <text:p>7.815557123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4.59887351170042">
            <text:p>4.5988735117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87726219591156">
            <text:p>4.8772621959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4.88440116711848">
            <text:p>4.8844011671</text:p>
          </table:table-cell>
          <table:table-cell office:value-type="float" office:value="7.87616344387139">
            <text:p>7.876163443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3.77330407073879">
            <text:p>3.7733040707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6506634749171">
            <text:p>6.7650663475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9.59842097195728">
            <text:p>9.598420972</text:p>
          </table:table-cell>
          <table:table-cell office:value-type="float" office:value="12.5982658477023">
            <text:p>12.598265847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7.43338025237674">
            <text:p>7.4333802524</text:p>
          </table:table-cell>
          <table:table-cell office:value-type="float" office:value="10.2678869930531">
            <text:p>10.267886993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7314894648385">
            <text:p>6.7731489465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6.76391423128096">
            <text:p>6.7639142313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6.60781081141511">
            <text:p>6.6078108114</text:p>
          </table:table-cell>
          <table:table-cell office:value-type="float" office:value="9.44231755209143">
            <text:p>9.442317552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6.60781081141511">
            <text:p>6.6078108114</text:p>
          </table:table-cell>
          <table:table-cell office:value-type="float" office:value="9.44231755209143">
            <text:p>9.442317552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6506634749171">
            <text:p>6.7650663475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9.44231755209143">
            <text:p>9.4423175521</text:p>
          </table:table-cell>
          <table:table-cell office:value-type="float" office:value="12.4421624278365">
            <text:p>12.442162427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7.59063578845333">
            <text:p>7.5906357885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6.77314894648385">
            <text:p>6.7731489465</text:p>
          </table:table-cell>
          <table:table-cell office:value-type="float" office:value="8.65980098185324">
            <text:p>8.659800981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7.71176893658788">
            <text:p>7.7117689366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7.55566551672203">
            <text:p>7.5556655167</text:p>
          </table:table-cell>
          <table:table-cell office:value-type="float" office:value="9.44231755209143">
            <text:p>9.442317552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6.76506634749171">
            <text:p>6.7650663475</text:p>
          </table:table-cell>
          <table:table-cell office:value-type="float" office:value="8.6517183828611">
            <text:p>8.651718382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6.76506634749171">
            <text:p>6.7650663475</text:p>
          </table:table-cell>
          <table:table-cell office:value-type="float" office:value="8.6517183828611">
            <text:p>8.651718382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8.6517183828611">
            <text:p>8.6517183829</text:p>
          </table:table-cell>
          <table:table-cell office:value-type="float" office:value="11.6515632586062">
            <text:p>11.651563258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6.71044688255267">
            <text:p>6.7104468826</text:p>
          </table:table-cell>
          <table:table-cell office:value-type="float" office:value="9.70220915930559">
            <text:p>9.702209159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6.48552554706981">
            <text:p>6.4855255471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76391423128096">
            <text:p>6.7639142313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60781081141511">
            <text:p>6.6078108114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6.77105320248787">
            <text:p>6.7710532025</text:p>
          </table:table-cell>
          <table:table-cell office:value-type="float" office:value="9.76281547924079">
            <text:p>9.762815479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5.65995610610818">
            <text:p>5.6599561061</text:p>
          </table:table-cell>
          <table:table-cell office:value-type="float" office:value="8.6517183828611">
            <text:p>8.651718382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8.6517183828611">
            <text:p>8.6517183829</text:p>
          </table:table-cell>
          <table:table-cell office:value-type="float" office:value="11.6515632586062">
            <text:p>11.651563258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1.6515632586062">
            <text:p>11.6515632586</text:p>
          </table:table-cell>
          <table:table-cell office:value-type="float" office:value="14.6514081343512">
            <text:p>14.651408134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7.72100365179077">
            <text:p>7.7210036518</text:p>
          </table:table-cell>
          <table:table-cell office:value-type="float" office:value="10.4332251281218">
            <text:p>10.433225128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7.86902447266448">
            <text:p>7.8690244727</text:p>
          </table:table-cell>
          <table:table-cell office:value-type="float" office:value="10.5812459489955">
            <text:p>10.58124594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7.71292105279863">
            <text:p>7.7129210528</text:p>
          </table:table-cell>
          <table:table-cell office:value-type="float" office:value="10.4251425291297">
            <text:p>10.425142529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7.71292105279863">
            <text:p>7.7129210528</text:p>
          </table:table-cell>
          <table:table-cell office:value-type="float" office:value="10.4251425291297">
            <text:p>10.425142529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0.4251425291297">
            <text:p>10.4251425291</text:p>
          </table:table-cell>
          <table:table-cell office:value-type="float" office:value="13.4157526896718">
            <text:p>13.415752689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7.43338025237674">
            <text:p>7.4333802524</text:p>
          </table:table-cell>
          <table:table-cell office:value-type="float" office:value="10.4332251281218">
            <text:p>10.433225128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7314894648385">
            <text:p>6.7731489465</text:p>
          </table:table-cell>
          <table:table-cell office:value-type="float" office:value="9.7729938222289">
            <text:p>9.772993822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76391423128096">
            <text:p>6.7639142313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60781081141511">
            <text:p>6.6078108114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6.60781081141511">
            <text:p>6.6078108114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6506634749171">
            <text:p>6.765066347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9.60765568716016">
            <text:p>9.6076556872</text:p>
          </table:table-cell>
          <table:table-cell office:value-type="float" office:value="12.5982658477023">
            <text:p>12.598265847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7.59063578845333">
            <text:p>7.5906357885</text:p>
          </table:table-cell>
          <table:table-cell office:value-type="float" office:value="10.5812459489955">
            <text:p>10.58124594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7314894648385">
            <text:p>6.7731489465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71176893658788">
            <text:p>7.7117689366</text:p>
          </table:table-cell>
          <table:table-cell office:value-type="float" office:value="10.7023790971301">
            <text:p>10.702379097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55566551672203">
            <text:p>7.5556655167</text:p>
          </table:table-cell>
          <table:table-cell office:value-type="float" office:value="10.5462756772642">
            <text:p>10.546275677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6.76506634749171">
            <text:p>6.7650663475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6506634749171">
            <text:p>6.7650663475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9.75567650803388">
            <text:p>9.755676508</text:p>
          </table:table-cell>
          <table:table-cell office:value-type="float" office:value="12.746286668576">
            <text:p>12.746286668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7.59063578845333">
            <text:p>7.5906357885</text:p>
          </table:table-cell>
          <table:table-cell office:value-type="float" office:value="10.4251425291297">
            <text:p>10.425142529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7314894648385">
            <text:p>6.7731489465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71176893658788">
            <text:p>7.7117689366</text:p>
          </table:table-cell>
          <table:table-cell office:value-type="float" office:value="10.5462756772642">
            <text:p>10.546275677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55566551672203">
            <text:p>7.5556655167</text:p>
          </table:table-cell>
          <table:table-cell office:value-type="float" office:value="10.3901722573984">
            <text:p>10.390172257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6.76506634749171">
            <text:p>6.7650663475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6506634749171">
            <text:p>6.7650663475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9.59957308816803">
            <text:p>9.5995730882</text:p>
          </table:table-cell>
          <table:table-cell office:value-type="float" office:value="12.5901832487102">
            <text:p>12.590183248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7.72100365179077">
            <text:p>7.7210036518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7.86902447266448">
            <text:p>7.8690244727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7.71292105279863">
            <text:p>7.7129210528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7.71292105279863">
            <text:p>7.7129210528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9.59957308816803">
            <text:p>9.5995730882</text:p>
          </table:table-cell>
          <table:table-cell office:value-type="float" office:value="12.5901832487102">
            <text:p>12.590183248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7.43338025237674">
            <text:p>7.4333802524</text:p>
          </table:table-cell>
          <table:table-cell office:value-type="float" office:value="10.4251425291297">
            <text:p>10.425142529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7314894648385">
            <text:p>6.773148946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76391423128096">
            <text:p>6.7639142313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60781081141511">
            <text:p>6.6078108114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6.60781081141511">
            <text:p>6.6078108114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6506634749171">
            <text:p>6.7650663475</text:p>
          </table:table-cell>
          <table:table-cell office:value-type="float" office:value="9.75682862424462">
            <text:p>9.756828624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9.59957308816803">
            <text:p>9.5995730882</text:p>
          </table:table-cell>
          <table:table-cell office:value-type="float" office:value="12.5901832487102">
            <text:p>12.590183248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2.5901832487102">
            <text:p>12.5901832487</text:p>
          </table:table-cell>
          <table:table-cell office:value-type="float" office:value="15.5900281244553">
            <text:p>15.590028124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0.4251425291297">
            <text:p>10.4251425291</text:p>
          </table:table-cell>
          <table:table-cell office:value-type="float" office:value="13.259649269806">
            <text:p>13.259649269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9.60765568716016">
            <text:p>9.6076556872</text:p>
          </table:table-cell>
          <table:table-cell office:value-type="float" office:value="12.4421624278365">
            <text:p>12.442162427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9.75567650803388">
            <text:p>9.755676508</text:p>
          </table:table-cell>
          <table:table-cell office:value-type="float" office:value="12.5901832487102">
            <text:p>12.590183248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9.59957308816803">
            <text:p>9.5995730882</text:p>
          </table:table-cell>
          <table:table-cell office:value-type="float" office:value="12.4340798288443">
            <text:p>12.434079828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9.59957308816803">
            <text:p>9.5995730882</text:p>
          </table:table-cell>
          <table:table-cell office:value-type="float" office:value="12.4340798288443">
            <text:p>12.434079828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9.59957308816803">
            <text:p>9.5995730882</text:p>
          </table:table-cell>
          <table:table-cell office:value-type="float" office:value="12.4340798288443">
            <text:p>12.434079828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2.4340798288443">
            <text:p>12.4340798288</text:p>
          </table:table-cell>
          <table:table-cell office:value-type="float" office:value="15.4339247045894">
            <text:p>15.433924704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9.76491122323676">
            <text:p>9.7649112232</text:p>
          </table:table-cell>
          <table:table-cell office:value-type="float" office:value="11.6515632586062">
            <text:p>11.651563258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0.7035312133408">
            <text:p>10.7035312133</text:p>
          </table:table-cell>
          <table:table-cell office:value-type="float" office:value="12.5901832487102">
            <text:p>12.590183248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0.5474277934749">
            <text:p>10.5474277935</text:p>
          </table:table-cell>
          <table:table-cell office:value-type="float" office:value="12.4340798288443">
            <text:p>12.434079828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9.75682862424462">
            <text:p>9.7568286242</text:p>
          </table:table-cell>
          <table:table-cell office:value-type="float" office:value="11.643480659614">
            <text:p>11.643480659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1.643480659614">
            <text:p>11.6434806596</text:p>
          </table:table-cell>
          <table:table-cell office:value-type="float" office:value="14.6433255353591">
            <text:p>14.643325535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9.47728782382273">
            <text:p>9.4772878238</text:p>
          </table:table-cell>
          <table:table-cell office:value-type="float" office:value="12.4690501005756">
            <text:p>12.469050100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8.65980098185324">
            <text:p>8.6598009819</text:p>
          </table:table-cell>
          <table:table-cell office:value-type="float" office:value="11.6515632586062">
            <text:p>11.651563258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9.59842097195728">
            <text:p>9.598420972</text:p>
          </table:table-cell>
          <table:table-cell office:value-type="float" office:value="12.5901832487102">
            <text:p>12.590183248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9.44231755209143">
            <text:p>9.4423175521</text:p>
          </table:table-cell>
          <table:table-cell office:value-type="float" office:value="12.4340798288443">
            <text:p>12.434079828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8.6517183828611">
            <text:p>8.6517183829</text:p>
          </table:table-cell>
          <table:table-cell office:value-type="float" office:value="11.643480659614">
            <text:p>11.643480659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8.6517183828611">
            <text:p>8.6517183829</text:p>
          </table:table-cell>
          <table:table-cell office:value-type="float" office:value="11.643480659614">
            <text:p>11.643480659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1.643480659614">
            <text:p>11.6434806596</text:p>
          </table:table-cell>
          <table:table-cell office:value-type="float" office:value="14.6433255353591">
            <text:p>14.643325535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4.6433255353591">
            <text:p>14.6433255354</text:p>
          </table:table-cell>
          <table:table-cell office:value-type="float" office:value="17.3555470116901">
            <text:p>17.355547011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0.4251425291297">
            <text:p>10.4251425291</text:p>
          </table:table-cell>
          <table:table-cell office:value-type="float" office:value="13.4249874048747">
            <text:p>13.424987404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9.60765568716016">
            <text:p>9.6076556872</text:p>
          </table:table-cell>
          <table:table-cell office:value-type="float" office:value="12.6075005629052">
            <text:p>12.607500562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9.75567650803388">
            <text:p>9.755676508</text:p>
          </table:table-cell>
          <table:table-cell office:value-type="float" office:value="12.7555213837789">
            <text:p>12.755521383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9.59957308816803">
            <text:p>9.5995730882</text:p>
          </table:table-cell>
          <table:table-cell office:value-type="float" office:value="12.5994179639131">
            <text:p>12.599417963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9.59957308816803">
            <text:p>9.5995730882</text:p>
          </table:table-cell>
          <table:table-cell office:value-type="float" office:value="12.5994179639131">
            <text:p>12.599417963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9.59957308816803">
            <text:p>9.5995730882</text:p>
          </table:table-cell>
          <table:table-cell office:value-type="float" office:value="12.5994179639131">
            <text:p>12.599417963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2.5994179639131">
            <text:p>12.5994179639</text:p>
          </table:table-cell>
          <table:table-cell office:value-type="float" office:value="15.5900281244553">
            <text:p>15.590028124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9.76491122323676">
            <text:p>9.7649112232</text:p>
          </table:table-cell>
          <table:table-cell office:value-type="float" office:value="12.7555213837789">
            <text:p>12.755521383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0.7035312133408">
            <text:p>10.7035312133</text:p>
          </table:table-cell>
          <table:table-cell office:value-type="float" office:value="13.694141373883">
            <text:p>13.694141373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0.5474277934749">
            <text:p>10.5474277935</text:p>
          </table:table-cell>
          <table:table-cell office:value-type="float" office:value="13.5380379540171">
            <text:p>13.53803795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9.75682862424462">
            <text:p>9.7568286242</text:p>
          </table:table-cell>
          <table:table-cell office:value-type="float" office:value="12.7474387847868">
            <text:p>12.747438784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2.7474387847868">
            <text:p>12.7474387848</text:p>
          </table:table-cell>
          <table:table-cell office:value-type="float" office:value="15.738048945329">
            <text:p>15.738048945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9.76491122323676">
            <text:p>9.7649112232</text:p>
          </table:table-cell>
          <table:table-cell office:value-type="float" office:value="12.5994179639131">
            <text:p>12.599417963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0.7035312133408">
            <text:p>10.7035312133</text:p>
          </table:table-cell>
          <table:table-cell office:value-type="float" office:value="13.5380379540171">
            <text:p>13.53803795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0.5474277934749">
            <text:p>10.5474277935</text:p>
          </table:table-cell>
          <table:table-cell office:value-type="float" office:value="13.3819345341513">
            <text:p>13.381934534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9.75682862424462">
            <text:p>9.7568286242</text:p>
          </table:table-cell>
          <table:table-cell office:value-type="float" office:value="12.5913353649209">
            <text:p>12.591335364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2.5913353649209">
            <text:p>12.5913353649</text:p>
          </table:table-cell>
          <table:table-cell office:value-type="float" office:value="15.5819455254631">
            <text:p>15.581945525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0.4251425291297">
            <text:p>10.4251425291</text:p>
          </table:table-cell>
          <table:table-cell office:value-type="float" office:value="13.4169048058826">
            <text:p>13.416904805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9.60765568716016">
            <text:p>9.6076556872</text:p>
          </table:table-cell>
          <table:table-cell office:value-type="float" office:value="12.5994179639131">
            <text:p>12.599417963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9.75567650803388">
            <text:p>9.755676508</text:p>
          </table:table-cell>
          <table:table-cell office:value-type="float" office:value="12.7474387847868">
            <text:p>12.747438784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9.59957308816803">
            <text:p>9.5995730882</text:p>
          </table:table-cell>
          <table:table-cell office:value-type="float" office:value="12.5913353649209">
            <text:p>12.591335364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9.59957308816803">
            <text:p>9.5995730882</text:p>
          </table:table-cell>
          <table:table-cell office:value-type="float" office:value="12.5913353649209">
            <text:p>12.591335364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9.59957308816803">
            <text:p>9.5995730882</text:p>
          </table:table-cell>
          <table:table-cell office:value-type="float" office:value="12.5913353649209">
            <text:p>12.591335364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2.5913353649209">
            <text:p>12.5913353649</text:p>
          </table:table-cell>
          <table:table-cell office:value-type="float" office:value="15.5819455254631">
            <text:p>15.581945525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5.5819455254631">
            <text:p>15.5819455255</text:p>
          </table:table-cell>
          <table:table-cell office:value-type="float" office:value="18.2941670017941">
            <text:p>18.294167001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2.5994179639131">
            <text:p>12.5994179639</text:p>
          </table:table-cell>
          <table:table-cell office:value-type="float" office:value="15.4339247045894">
            <text:p>15.433924704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2.7474387847868">
            <text:p>12.7474387848</text:p>
          </table:table-cell>
          <table:table-cell office:value-type="float" office:value="15.5819455254631">
            <text:p>15.581945525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2.5913353649209">
            <text:p>12.5913353649</text:p>
          </table:table-cell>
          <table:table-cell office:value-type="float" office:value="15.4258421055973">
            <text:p>15.425842105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2.5913353649209">
            <text:p>12.5913353649</text:p>
          </table:table-cell>
          <table:table-cell office:value-type="float" office:value="15.4258421055973">
            <text:p>15.425842105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5.4258421055973">
            <text:p>15.4258421056</text:p>
          </table:table-cell>
          <table:table-cell office:value-type="float" office:value="18.1380635819283">
            <text:p>18.138063581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2.4690501005756">
            <text:p>12.4690501006</text:p>
          </table:table-cell>
          <table:table-cell office:value-type="float" office:value="15.4608123773286">
            <text:p>15.460812377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1.6515632586062">
            <text:p>11.6515632586</text:p>
          </table:table-cell>
          <table:table-cell office:value-type="float" office:value="14.6433255353591">
            <text:p>14.643325535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2.5901832487102">
            <text:p>12.5901832487</text:p>
          </table:table-cell>
          <table:table-cell office:value-type="float" office:value="15.5819455254631">
            <text:p>15.581945525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2.4340798288443">
            <text:p>12.4340798288</text:p>
          </table:table-cell>
          <table:table-cell office:value-type="float" office:value="15.4258421055973">
            <text:p>15.425842105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1.643480659614">
            <text:p>11.6434806596</text:p>
          </table:table-cell>
          <table:table-cell office:value-type="float" office:value="14.6352429363669">
            <text:p>14.635242936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1.643480659614">
            <text:p>11.6434806596</text:p>
          </table:table-cell>
          <table:table-cell office:value-type="float" office:value="14.6352429363669">
            <text:p>14.635242936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4.6352429363669">
            <text:p>14.6352429364</text:p>
          </table:table-cell>
          <table:table-cell office:value-type="float" office:value="17.347464412698">
            <text:p>17.347464412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7.347464412698">
            <text:p>17.3474644127</text:p>
          </table:table-cell>
          <table:table-cell office:value-type="float" office:value="20.347309288443">
            <text:p>20.347309288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2.4690501005756">
            <text:p>12.4690501006</text:p>
          </table:table-cell>
          <table:table-cell office:value-type="float" office:value="15.1812715769067">
            <text:p>15.181271576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1.6515632586062">
            <text:p>11.6515632586</text:p>
          </table:table-cell>
          <table:table-cell office:value-type="float" office:value="14.3637847349372">
            <text:p>14.363784734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2.5901832487102">
            <text:p>12.5901832487</text:p>
          </table:table-cell>
          <table:table-cell office:value-type="float" office:value="15.3024047250412">
            <text:p>15.30240472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2.4340798288443">
            <text:p>12.4340798288</text:p>
          </table:table-cell>
          <table:table-cell office:value-type="float" office:value="15.1463013051754">
            <text:p>15.146301305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1.643480659614">
            <text:p>11.6434806596</text:p>
          </table:table-cell>
          <table:table-cell office:value-type="float" office:value="14.355702135945">
            <text:p>14.355702135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1.643480659614">
            <text:p>11.6434806596</text:p>
          </table:table-cell>
          <table:table-cell office:value-type="float" office:value="14.355702135945">
            <text:p>14.355702135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4.355702135945">
            <text:p>14.3557021359</text:p>
          </table:table-cell>
          <table:table-cell office:value-type="float" office:value="17.3555470116901">
            <text:p>17.3555470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2.96435352590538">
            <text:p>2.9643535259</text:p>
          </table:table-cell>
          <table:table-cell office:value-type="float" office:value="5.6765750022364">
            <text:p>5.676575002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984487574506">
            <text:p>2.9998448757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2.62066558302304">
            <text:p>2.620665583</text:p>
          </table:table-cell>
          <table:table-cell office:value-type="float" office:value="5.33288705935406">
            <text:p>5.332887059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99061016054217">
            <text:p>2.9906101605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83450674067632">
            <text:p>2.8345067407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176227675292">
            <text:p>2.9917622768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5.33288705935406">
            <text:p>5.3328870594</text:p>
          </table:table-cell>
          <table:table-cell office:value-type="float" office:value="8.04510853568508">
            <text:p>8.045108535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.71222147633102">
            <text:p>2.7122214763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984487574506">
            <text:p>2.9998448757</text:p>
          </table:table-cell>
          <table:table-cell office:value-type="float" office:value="5.99968975149011">
            <text:p>5.999689751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99061016054217">
            <text:p>2.9906101605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83450674067632">
            <text:p>2.834506740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.99176227675292">
            <text:p>2.9917622768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8649691111445">
            <text:p>4.8864969111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.71222147633102">
            <text:p>2.7122214763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984487574506">
            <text:p>2.9998448757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176227675292">
            <text:p>2.9917622768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87726219591156">
            <text:p>4.8772621959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984487574506">
            <text:p>2.999844875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176227675292">
            <text:p>2.9917622768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72115877604571">
            <text:p>4.721158776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2.96435352590538">
            <text:p>2.9643535259</text:p>
          </table:table-cell>
          <table:table-cell office:value-type="float" office:value="4.85100556127477">
            <text:p>4.851005561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2.62066558302304">
            <text:p>2.620665583</text:p>
          </table:table-cell>
          <table:table-cell office:value-type="float" office:value="4.50731761839243">
            <text:p>4.507317618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4.50731761839243">
            <text:p>4.5073176184</text:p>
          </table:table-cell>
          <table:table-cell office:value-type="float" office:value="7.21953909472346">
            <text:p>7.219539094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.71222147633102">
            <text:p>2.7122214763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.99984487574506">
            <text:p>2.9998448757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99061016054217">
            <text:p>2.9906101605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83450674067632">
            <text:p>2.8345067407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176227675292">
            <text:p>2.9917622768</text:p>
          </table:table-cell>
          <table:table-cell office:value-type="float" office:value="5.98352455350584">
            <text:p>5.983524553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7841431212231">
            <text:p>4.8784143121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7.21953909472346">
            <text:p>7.2195390947</text:p>
          </table:table-cell>
          <table:table-cell office:value-type="float" office:value="9.93176057105448">
            <text:p>9.931760571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4.59887351170042">
            <text:p>4.5988735117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87726219591156">
            <text:p>4.8772621959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3.77330407073879">
            <text:p>3.7733040707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6.77314894648385">
            <text:p>6.7731489465</text:p>
          </table:table-cell>
          <table:table-cell office:value-type="float" office:value="9.48537042281487">
            <text:p>9.4853704228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.71222147633102">
            <text:p>2.7122214763</text:p>
          </table:table-cell>
          <table:table-cell office:value-type="float" office:value="5.42444295266204">
            <text:p>5.424442952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984487574506">
            <text:p>2.9998448757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99061016054217">
            <text:p>2.9906101605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83450674067632">
            <text:p>2.8345067407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.88665203536939">
            <text:p>1.8866520354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176227675292">
            <text:p>2.9917622768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4.59887351170042">
            <text:p>4.5988735117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.71222147633102">
            <text:p>2.7122214763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99061016054217">
            <text:p>2.9906101605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83450674067632">
            <text:p>2.834506740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8649691111445">
            <text:p>4.8864969111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.71222147633102">
            <text:p>2.7122214763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984487574506">
            <text:p>2.9998448757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176227675292">
            <text:p>2.9917622768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  <table:table-cell office:value-type="float" office:value="7.86787235645373">
            <text:p>7.867872356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984487574506">
            <text:p>2.999844875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176227675292">
            <text:p>2.9917622768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2.71222147633102">
            <text:p>2.7122214763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1.88665203536939">
            <text:p>1.8866520354</text:p>
          </table:table-cell>
          <table:table-cell office:value-type="float" office:value="3.77330407073879">
            <text:p>3.773304070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3.77330407073879">
            <text:p>3.7733040707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.71222147633102">
            <text:p>2.7122214763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99061016054217">
            <text:p>2.9906101605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83450674067632">
            <text:p>2.8345067407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7841431212231">
            <text:p>4.8784143121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6.76391423128096">
            <text:p>6.7639142313</text:p>
          </table:table-cell>
          <table:table-cell office:value-type="float" office:value="9.47613570761198">
            <text:p>9.476135707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4.59887351170042">
            <text:p>4.5988735117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8649691111445">
            <text:p>4.8864969111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87726219591156">
            <text:p>4.8772621959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3.77330407073879">
            <text:p>3.7733040707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7841431212231">
            <text:p>4.8784143121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6.60781081141511">
            <text:p>6.6078108114</text:p>
          </table:table-cell>
          <table:table-cell office:value-type="float" office:value="9.32003228774613">
            <text:p>9.320032287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5.33288705935406">
            <text:p>5.3328870594</text:p>
          </table:table-cell>
          <table:table-cell office:value-type="float" office:value="7.21953909472346">
            <text:p>7.219539094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4.50731761839243">
            <text:p>4.5073176184</text:p>
          </table:table-cell>
          <table:table-cell office:value-type="float" office:value="6.39396965376183">
            <text:p>6.393969653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6.39396965376183">
            <text:p>6.3939696538</text:p>
          </table:table-cell>
          <table:table-cell office:value-type="float" office:value="9.10619113009285">
            <text:p>9.106191130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4.59887351170042">
            <text:p>4.5988735117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87726219591156">
            <text:p>4.8772621959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3.77330407073879">
            <text:p>3.7733040707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6.76506634749171">
            <text:p>6.7650663475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9.10619113009285">
            <text:p>9.1061911301</text:p>
          </table:table-cell>
          <table:table-cell office:value-type="float" office:value="12.0433339419067">
            <text:p>12.043333941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4.59887351170042">
            <text:p>4.5988735117</text:p>
          </table:table-cell>
          <table:table-cell office:value-type="float" office:value="7.31109498803144">
            <text:p>7.31109498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8649691111445">
            <text:p>4.8864969111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87726219591156">
            <text:p>4.8772621959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72115877604571">
            <text:p>4.721158776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3.77330407073879">
            <text:p>3.7733040707</text:p>
          </table:table-cell>
          <table:table-cell office:value-type="float" office:value="6.48552554706981">
            <text:p>6.485525547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7841431212231">
            <text:p>4.8784143121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6.48552554706981">
            <text:p>6.4855255471</text:p>
          </table:table-cell>
          <table:table-cell office:value-type="float" office:value="9.47613570761198">
            <text:p>9.476135707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4.59887351170042">
            <text:p>4.5988735117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  <table:table-cell office:value-type="float" office:value="7.86787235645373">
            <text:p>7.86787235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3.77330407073879">
            <text:p>3.7733040707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6.76391423128096">
            <text:p>6.7639142313</text:p>
          </table:table-cell>
          <table:table-cell office:value-type="float" office:value="9.75452439182313">
            <text:p>9.75452439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4.59887351170042">
            <text:p>4.5988735117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87726219591156">
            <text:p>4.8772621959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3.77330407073879">
            <text:p>3.7733040707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6.60781081141511">
            <text:p>6.6078108114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4.59887351170042">
            <text:p>4.5988735117</text:p>
          </table:table-cell>
          <table:table-cell office:value-type="float" office:value="6.48552554706981">
            <text:p>6.485525547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3.77330407073879">
            <text:p>3.7733040707</text:p>
          </table:table-cell>
          <table:table-cell office:value-type="float" office:value="5.65995610610818">
            <text:p>5.659956106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5.65995610610818">
            <text:p>5.6599561061</text:p>
          </table:table-cell>
          <table:table-cell office:value-type="float" office:value="8.65056626665035">
            <text:p>8.650566266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8.65056626665035">
            <text:p>8.6505662667</text:p>
          </table:table-cell>
          <table:table-cell office:value-type="float" office:value="11.5877090784642">
            <text:p>11.58770907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6.48552554706981">
            <text:p>6.4855255471</text:p>
          </table:table-cell>
          <table:table-cell office:value-type="float" office:value="9.32003228774613">
            <text:p>9.320032287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6.76391423128096">
            <text:p>6.7639142313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6.60781081141511">
            <text:p>6.6078108114</text:p>
          </table:table-cell>
          <table:table-cell office:value-type="float" office:value="9.44231755209143">
            <text:p>9.442317552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5.65995610610818">
            <text:p>5.6599561061</text:p>
          </table:table-cell>
          <table:table-cell office:value-type="float" office:value="8.4944628467845">
            <text:p>8.494462846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8.4944628467845">
            <text:p>8.4944628468</text:p>
          </table:table-cell>
          <table:table-cell office:value-type="float" office:value="11.4316056585984">
            <text:p>11.431605658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7.21953909472346">
            <text:p>7.2195390947</text:p>
          </table:table-cell>
          <table:table-cell office:value-type="float" office:value="9.10619113009285">
            <text:p>9.106191130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6.77314894648385">
            <text:p>6.7731489465</text:p>
          </table:table-cell>
          <table:table-cell office:value-type="float" office:value="8.65980098185324">
            <text:p>8.659800981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6.76391423128096">
            <text:p>6.7639142313</text:p>
          </table:table-cell>
          <table:table-cell office:value-type="float" office:value="8.65056626665035">
            <text:p>8.650566266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6.60781081141511">
            <text:p>6.6078108114</text:p>
          </table:table-cell>
          <table:table-cell office:value-type="float" office:value="8.4944628467845">
            <text:p>8.494462846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6.39396965376183">
            <text:p>6.3939696538</text:p>
          </table:table-cell>
          <table:table-cell office:value-type="float" office:value="8.28062168913122">
            <text:p>8.280621689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6.76506634749171">
            <text:p>6.7650663475</text:p>
          </table:table-cell>
          <table:table-cell office:value-type="float" office:value="8.6517183828611">
            <text:p>8.651718382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8.28062168913122">
            <text:p>8.2806216891</text:p>
          </table:table-cell>
          <table:table-cell office:value-type="float" office:value="11.2177645009451">
            <text:p>11.217764500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11.2177645009451">
            <text:p>11.2177645009</text:p>
          </table:table-cell>
          <table:table-cell office:value-type="float" office:value="14.2176093766902">
            <text:p>14.217609376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9.47728782382273">
            <text:p>9.4772878238</text:p>
          </table:table-cell>
          <table:table-cell office:value-type="float" office:value="12.1895093001538">
            <text:p>12.189509300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8.65980098185324">
            <text:p>8.6598009819</text:p>
          </table:table-cell>
          <table:table-cell office:value-type="float" office:value="11.3720224581843">
            <text:p>11.37202245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9.59842097195728">
            <text:p>9.598420972</text:p>
          </table:table-cell>
          <table:table-cell office:value-type="float" office:value="12.3106424482883">
            <text:p>12.310642448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9.44231755209143">
            <text:p>9.4423175521</text:p>
          </table:table-cell>
          <table:table-cell office:value-type="float" office:value="12.1545390284224">
            <text:p>12.154539028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8.6517183828611">
            <text:p>8.6517183829</text:p>
          </table:table-cell>
          <table:table-cell office:value-type="float" office:value="11.3639398591921">
            <text:p>11.363939859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8.6517183828611">
            <text:p>8.6517183829</text:p>
          </table:table-cell>
          <table:table-cell office:value-type="float" office:value="11.3639398591921">
            <text:p>11.363939859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1.3639398591921">
            <text:p>11.3639398592</text:p>
          </table:table-cell>
          <table:table-cell office:value-type="float" office:value="14.3637847349372">
            <text:p>14.363784734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6.48552554706981">
            <text:p>6.4855255471</text:p>
          </table:table-cell>
          <table:table-cell office:value-type="float" office:value="9.42266835888369">
            <text:p>9.422668358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6.76391423128096">
            <text:p>6.7639142313</text:p>
          </table:table-cell>
          <table:table-cell office:value-type="float" office:value="9.70105704309484">
            <text:p>9.701057043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6.60781081141511">
            <text:p>6.6078108114</text:p>
          </table:table-cell>
          <table:table-cell office:value-type="float" office:value="9.54495362322899">
            <text:p>9.54495362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5.65995610610818">
            <text:p>5.6599561061</text:p>
          </table:table-cell>
          <table:table-cell office:value-type="float" office:value="8.59709891792206">
            <text:p>8.597098917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8.59709891792206">
            <text:p>8.5970989179</text:p>
          </table:table-cell>
          <table:table-cell office:value-type="float" office:value="11.5877090784642">
            <text:p>11.58770907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7.43338025237674">
            <text:p>7.4333802524</text:p>
          </table:table-cell>
          <table:table-cell office:value-type="float" office:value="10.1456017287078">
            <text:p>10.145601728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6.77314894648385">
            <text:p>6.7731489465</text:p>
          </table:table-cell>
          <table:table-cell office:value-type="float" office:value="9.48537042281487">
            <text:p>9.48537042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6.76391423128096">
            <text:p>6.7639142313</text:p>
          </table:table-cell>
          <table:table-cell office:value-type="float" office:value="9.47613570761198">
            <text:p>9.476135707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6.60781081141511">
            <text:p>6.6078108114</text:p>
          </table:table-cell>
          <table:table-cell office:value-type="float" office:value="9.32003228774613">
            <text:p>9.320032287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6.60781081141511">
            <text:p>6.6078108114</text:p>
          </table:table-cell>
          <table:table-cell office:value-type="float" office:value="9.32003228774613">
            <text:p>9.320032287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6.76506634749171">
            <text:p>6.7650663475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9.32003228774613">
            <text:p>9.3200322877</text:p>
          </table:table-cell>
          <table:table-cell office:value-type="float" office:value="12.3106424482883">
            <text:p>12.310642448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6.71044688255267">
            <text:p>6.7104468826</text:p>
          </table:table-cell>
          <table:table-cell office:value-type="float" office:value="9.70105704309484">
            <text:p>9.701057043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6.48552554706981">
            <text:p>6.4855255471</text:p>
          </table:table-cell>
          <table:table-cell office:value-type="float" office:value="9.47613570761198">
            <text:p>9.476135707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6.76391423128096">
            <text:p>6.7639142313</text:p>
          </table:table-cell>
          <table:table-cell office:value-type="float" office:value="9.75452439182313">
            <text:p>9.754524391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6.60781081141511">
            <text:p>6.6078108114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6.77105320248787">
            <text:p>6.7710532025</text:p>
          </table:table-cell>
          <table:table-cell office:value-type="float" office:value="9.76166336303004">
            <text:p>9.76166336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5.65995610610818">
            <text:p>5.6599561061</text:p>
          </table:table-cell>
          <table:table-cell office:value-type="float" office:value="8.65056626665035">
            <text:p>8.650566266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8.65056626665035">
            <text:p>8.6505662667</text:p>
          </table:table-cell>
          <table:table-cell office:value-type="float" office:value="11.6411764271925">
            <text:p>11.64117642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6.71044688255267">
            <text:p>6.7104468826</text:p>
          </table:table-cell>
          <table:table-cell office:value-type="float" office:value="9.54495362322899">
            <text:p>9.54495362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6.48552554706981">
            <text:p>6.4855255471</text:p>
          </table:table-cell>
          <table:table-cell office:value-type="float" office:value="9.32003228774613">
            <text:p>9.320032287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6.76391423128096">
            <text:p>6.7639142313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6.60781081141511">
            <text:p>6.6078108114</text:p>
          </table:table-cell>
          <table:table-cell office:value-type="float" office:value="9.44231755209143">
            <text:p>9.442317552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6.77105320248787">
            <text:p>6.7710532025</text:p>
          </table:table-cell>
          <table:table-cell office:value-type="float" office:value="9.60555994316419">
            <text:p>9.60555994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5.65995610610818">
            <text:p>5.6599561061</text:p>
          </table:table-cell>
          <table:table-cell office:value-type="float" office:value="8.4944628467845">
            <text:p>8.494462846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8.4944628467845">
            <text:p>8.4944628468</text:p>
          </table:table-cell>
          <table:table-cell office:value-type="float" office:value="11.4850730073267">
            <text:p>11.485073007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6.48552554706981">
            <text:p>6.4855255471</text:p>
          </table:table-cell>
          <table:table-cell office:value-type="float" office:value="9.48327467881889">
            <text:p>9.483274678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6.76391423128096">
            <text:p>6.7639142313</text:p>
          </table:table-cell>
          <table:table-cell office:value-type="float" office:value="9.76166336303004">
            <text:p>9.76166336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6.60781081141511">
            <text:p>6.6078108114</text:p>
          </table:table-cell>
          <table:table-cell office:value-type="float" office:value="9.60555994316419">
            <text:p>9.60555994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5.65995610610818">
            <text:p>5.6599561061</text:p>
          </table:table-cell>
          <table:table-cell office:value-type="float" office:value="8.65770523785726">
            <text:p>8.657705237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8.65770523785726">
            <text:p>8.6577052379</text:p>
          </table:table-cell>
          <table:table-cell office:value-type="float" office:value="11.6483153983994">
            <text:p>11.648315398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7.43338025237674">
            <text:p>7.4333802524</text:p>
          </table:table-cell>
          <table:table-cell office:value-type="float" office:value="9.32003228774613">
            <text:p>9.320032287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6.77314894648385">
            <text:p>6.7731489465</text:p>
          </table:table-cell>
          <table:table-cell office:value-type="float" office:value="8.65980098185324">
            <text:p>8.659800981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6.76391423128096">
            <text:p>6.7639142313</text:p>
          </table:table-cell>
          <table:table-cell office:value-type="float" office:value="8.65056626665035">
            <text:p>8.650566266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6.60781081141511">
            <text:p>6.6078108114</text:p>
          </table:table-cell>
          <table:table-cell office:value-type="float" office:value="8.4944628467845">
            <text:p>8.494462846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6.60781081141511">
            <text:p>6.6078108114</text:p>
          </table:table-cell>
          <table:table-cell office:value-type="float" office:value="8.4944628467845">
            <text:p>8.494462846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6.76506634749171">
            <text:p>6.7650663475</text:p>
          </table:table-cell>
          <table:table-cell office:value-type="float" office:value="8.6517183828611">
            <text:p>8.651718382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8.4944628467845">
            <text:p>8.4944628468</text:p>
          </table:table-cell>
          <table:table-cell office:value-type="float" office:value="11.4850730073267">
            <text:p>11.485073007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1.4850730073267">
            <text:p>11.4850730073</text:p>
          </table:table-cell>
          <table:table-cell office:value-type="float" office:value="14.4849178830717">
            <text:p>14.484917883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8.59709891792206">
            <text:p>8.5970989179</text:p>
          </table:table-cell>
          <table:table-cell office:value-type="float" office:value="11.4316056585984">
            <text:p>11.431605658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9.32003228774613">
            <text:p>9.3200322877</text:p>
          </table:table-cell>
          <table:table-cell office:value-type="float" office:value="12.1545390284224">
            <text:p>12.154539028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8.65056626665035">
            <text:p>8.6505662667</text:p>
          </table:table-cell>
          <table:table-cell office:value-type="float" office:value="11.4850730073267">
            <text:p>11.485073007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8.4944628467845">
            <text:p>8.4944628468</text:p>
          </table:table-cell>
          <table:table-cell office:value-type="float" office:value="11.3289695874608">
            <text:p>11.328969587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8.65770523785726">
            <text:p>8.6577052379</text:p>
          </table:table-cell>
          <table:table-cell office:value-type="float" office:value="11.4922119785336">
            <text:p>11.492211978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8.4944628467845">
            <text:p>8.4944628468</text:p>
          </table:table-cell>
          <table:table-cell office:value-type="float" office:value="11.3289695874608">
            <text:p>11.328969587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1.3289695874608">
            <text:p>11.3289695875</text:p>
          </table:table-cell>
          <table:table-cell office:value-type="float" office:value="14.3288144632059">
            <text:p>14.328814463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9.10619113009285">
            <text:p>9.1061911301</text:p>
          </table:table-cell>
          <table:table-cell office:value-type="float" office:value="12.1039402618419">
            <text:p>12.103940261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8.65056626665035">
            <text:p>8.6505662667</text:p>
          </table:table-cell>
          <table:table-cell office:value-type="float" office:value="11.6483153983994">
            <text:p>11.648315398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8.4944628467845">
            <text:p>8.4944628468</text:p>
          </table:table-cell>
          <table:table-cell office:value-type="float" office:value="11.4922119785336">
            <text:p>11.492211978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8.28062168913122">
            <text:p>8.2806216891</text:p>
          </table:table-cell>
          <table:table-cell office:value-type="float" office:value="11.2783708208803">
            <text:p>11.278370820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11.2783708208803">
            <text:p>11.2783708209</text:p>
          </table:table-cell>
          <table:table-cell office:value-type="float" office:value="14.2782156966254">
            <text:p>14.278215696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9.47728782382273">
            <text:p>9.4772878238</text:p>
          </table:table-cell>
          <table:table-cell office:value-type="float" office:value="11.3639398591921">
            <text:p>11.363939859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8.65980098185324">
            <text:p>8.6598009819</text:p>
          </table:table-cell>
          <table:table-cell office:value-type="float" office:value="10.5464530172226">
            <text:p>10.546453017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9.59842097195728">
            <text:p>9.598420972</text:p>
          </table:table-cell>
          <table:table-cell office:value-type="float" office:value="11.4850730073267">
            <text:p>11.485073007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9.44231755209143">
            <text:p>9.4423175521</text:p>
          </table:table-cell>
          <table:table-cell office:value-type="float" office:value="11.3289695874608">
            <text:p>11.328969587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8.6517183828611">
            <text:p>8.6517183829</text:p>
          </table:table-cell>
          <table:table-cell office:value-type="float" office:value="10.5383704182305">
            <text:p>10.53837041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8.6517183828611">
            <text:p>8.6517183829</text:p>
          </table:table-cell>
          <table:table-cell office:value-type="float" office:value="10.5383704182305">
            <text:p>10.538370418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0.5383704182305">
            <text:p>10.5383704182</text:p>
          </table:table-cell>
          <table:table-cell office:value-type="float" office:value="13.5382152939756">
            <text:p>13.53821529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3.5382152939756">
            <text:p>13.538215294</text:p>
          </table:table-cell>
          <table:table-cell office:value-type="float" office:value="16.5380601697206">
            <text:p>16.538060169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0.4251425291297">
            <text:p>10.4251425291</text:p>
          </table:table-cell>
          <table:table-cell office:value-type="float" office:value="13.1373640054607">
            <text:p>13.137364005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9.60765568716016">
            <text:p>9.6076556872</text:p>
          </table:table-cell>
          <table:table-cell office:value-type="float" office:value="12.3198771634912">
            <text:p>12.31987716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9.75567650803388">
            <text:p>9.755676508</text:p>
          </table:table-cell>
          <table:table-cell office:value-type="float" office:value="12.4678979843649">
            <text:p>12.467897984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9.59957308816803">
            <text:p>9.5995730882</text:p>
          </table:table-cell>
          <table:table-cell office:value-type="float" office:value="12.311794564499">
            <text:p>12.311794564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9.59957308816803">
            <text:p>9.5995730882</text:p>
          </table:table-cell>
          <table:table-cell office:value-type="float" office:value="12.311794564499">
            <text:p>12.311794564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9.59957308816803">
            <text:p>9.5995730882</text:p>
          </table:table-cell>
          <table:table-cell office:value-type="float" office:value="12.311794564499">
            <text:p>12.311794564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2.311794564499">
            <text:p>12.3117945645</text:p>
          </table:table-cell>
          <table:table-cell office:value-type="float" office:value="15.3024047250412">
            <text:p>15.30240472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8.59709891792206">
            <text:p>8.5970989179</text:p>
          </table:table-cell>
          <table:table-cell office:value-type="float" office:value="11.5969437936671">
            <text:p>11.596943793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9.32003228774613">
            <text:p>9.3200322877</text:p>
          </table:table-cell>
          <table:table-cell office:value-type="float" office:value="12.3198771634912">
            <text:p>12.31987716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8.65056626665035">
            <text:p>8.6505662667</text:p>
          </table:table-cell>
          <table:table-cell office:value-type="float" office:value="11.6504111423954">
            <text:p>11.650411142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8.4944628467845">
            <text:p>8.4944628468</text:p>
          </table:table-cell>
          <table:table-cell office:value-type="float" office:value="11.4943077225296">
            <text:p>11.494307722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8.65770523785726">
            <text:p>8.6577052379</text:p>
          </table:table-cell>
          <table:table-cell office:value-type="float" office:value="11.6575501136023">
            <text:p>11.657550113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8.4944628467845">
            <text:p>8.4944628468</text:p>
          </table:table-cell>
          <table:table-cell office:value-type="float" office:value="11.4943077225296">
            <text:p>11.494307722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1.4943077225296">
            <text:p>11.4943077225</text:p>
          </table:table-cell>
          <table:table-cell office:value-type="float" office:value="14.4849178830717">
            <text:p>14.484917883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9.47728782382273">
            <text:p>9.4772878238</text:p>
          </table:table-cell>
          <table:table-cell office:value-type="float" office:value="12.4678979843649">
            <text:p>12.467897984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8.65980098185324">
            <text:p>8.6598009819</text:p>
          </table:table-cell>
          <table:table-cell office:value-type="float" office:value="11.6504111423954">
            <text:p>11.650411142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9.59842097195728">
            <text:p>9.598420972</text:p>
          </table:table-cell>
          <table:table-cell office:value-type="float" office:value="12.5890311324994">
            <text:p>12.589031132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9.44231755209143">
            <text:p>9.4423175521</text:p>
          </table:table-cell>
          <table:table-cell office:value-type="float" office:value="12.4329277126336">
            <text:p>12.432927712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8.6517183828611">
            <text:p>8.6517183829</text:p>
          </table:table-cell>
          <table:table-cell office:value-type="float" office:value="11.6423285434033">
            <text:p>11.642328543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8.6517183828611">
            <text:p>8.6517183829</text:p>
          </table:table-cell>
          <table:table-cell office:value-type="float" office:value="11.6423285434033">
            <text:p>11.642328543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1.6423285434033">
            <text:p>11.6423285434</text:p>
          </table:table-cell>
          <table:table-cell office:value-type="float" office:value="14.6329387039454">
            <text:p>14.632938703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9.47728782382273">
            <text:p>9.4772878238</text:p>
          </table:table-cell>
          <table:table-cell office:value-type="float" office:value="12.311794564499">
            <text:p>12.311794564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8.65980098185324">
            <text:p>8.6598009819</text:p>
          </table:table-cell>
          <table:table-cell office:value-type="float" office:value="11.4943077225296">
            <text:p>11.494307722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9.59842097195728">
            <text:p>9.598420972</text:p>
          </table:table-cell>
          <table:table-cell office:value-type="float" office:value="12.4329277126336">
            <text:p>12.432927712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9.44231755209143">
            <text:p>9.4423175521</text:p>
          </table:table-cell>
          <table:table-cell office:value-type="float" office:value="12.2768242927677">
            <text:p>12.276824292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8.6517183828611">
            <text:p>8.6517183829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8.6517183828611">
            <text:p>8.6517183829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1.4862251235374">
            <text:p>11.4862251235</text:p>
          </table:table-cell>
          <table:table-cell office:value-type="float" office:value="14.4768352840796">
            <text:p>14.476835284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0.4251425291297">
            <text:p>10.4251425291</text:p>
          </table:table-cell>
          <table:table-cell office:value-type="float" office:value="12.311794564499">
            <text:p>12.311794564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9.60765568716016">
            <text:p>9.6076556872</text:p>
          </table:table-cell>
          <table:table-cell office:value-type="float" office:value="11.4943077225296">
            <text:p>11.494307722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9.75567650803388">
            <text:p>9.755676508</text:p>
          </table:table-cell>
          <table:table-cell office:value-type="float" office:value="11.6423285434033">
            <text:p>11.642328543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9.59957308816803">
            <text:p>9.5995730882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9.59957308816803">
            <text:p>9.5995730882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9.59957308816803">
            <text:p>9.5995730882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1.4862251235374">
            <text:p>11.4862251235</text:p>
          </table:table-cell>
          <table:table-cell office:value-type="float" office:value="14.4768352840796">
            <text:p>14.476835284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8.59709891792206">
            <text:p>8.5970989179</text:p>
          </table:table-cell>
          <table:table-cell office:value-type="float" office:value="11.588861194675">
            <text:p>11.588861194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9.32003228774613">
            <text:p>9.3200322877</text:p>
          </table:table-cell>
          <table:table-cell office:value-type="float" office:value="12.3117945644991">
            <text:p>12.311794564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8.65056626665035">
            <text:p>8.6505662667</text:p>
          </table:table-cell>
          <table:table-cell office:value-type="float" office:value="11.6423285434033">
            <text:p>11.642328543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8.4944628467845">
            <text:p>8.4944628468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8.65770523785726">
            <text:p>8.6577052379</text:p>
          </table:table-cell>
          <table:table-cell office:value-type="float" office:value="11.6494675146102">
            <text:p>11.649467514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8.4944628467845">
            <text:p>8.4944628468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1.4862251235374">
            <text:p>11.4862251235</text:p>
          </table:table-cell>
          <table:table-cell office:value-type="float" office:value="14.4768352840796">
            <text:p>14.476835284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4.4768352840796">
            <text:p>14.4768352841</text:p>
          </table:table-cell>
          <table:table-cell office:value-type="float" office:value="17.4766801598246">
            <text:p>17.476680159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2.311794564499">
            <text:p>12.3117945645</text:p>
          </table:table-cell>
          <table:table-cell office:value-type="float" office:value="15.1463013051754">
            <text:p>15.146301305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1.4943077225296">
            <text:p>11.4943077225</text:p>
          </table:table-cell>
          <table:table-cell office:value-type="float" office:value="14.3288144632059">
            <text:p>14.328814463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1.6423285434033">
            <text:p>11.6423285434</text:p>
          </table:table-cell>
          <table:table-cell office:value-type="float" office:value="14.4768352840796">
            <text:p>14.476835284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1.4862251235374">
            <text:p>11.4862251235</text:p>
          </table:table-cell>
          <table:table-cell office:value-type="float" office:value="14.3207318642137">
            <text:p>14.320731864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1.4862251235374">
            <text:p>11.4862251235</text:p>
          </table:table-cell>
          <table:table-cell office:value-type="float" office:value="14.3207318642137">
            <text:p>14.320731864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1.4862251235374">
            <text:p>11.4862251235</text:p>
          </table:table-cell>
          <table:table-cell office:value-type="float" office:value="14.3207318642137">
            <text:p>14.320731864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4.3207318642137">
            <text:p>14.3207318642</text:p>
          </table:table-cell>
          <table:table-cell office:value-type="float" office:value="17.3205767399588">
            <text:p>17.3205767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2.4690501005756">
            <text:p>12.4690501006</text:p>
          </table:table-cell>
          <table:table-cell office:value-type="float" office:value="14.355702135945">
            <text:p>14.355702135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1.6515632586062">
            <text:p>11.6515632586</text:p>
          </table:table-cell>
          <table:table-cell office:value-type="float" office:value="13.5382152939756">
            <text:p>13.53821529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2.5901832487102">
            <text:p>12.5901832487</text:p>
          </table:table-cell>
          <table:table-cell office:value-type="float" office:value="14.4768352840796">
            <text:p>14.476835284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2.4340798288443">
            <text:p>12.4340798288</text:p>
          </table:table-cell>
          <table:table-cell office:value-type="float" office:value="14.3207318642137">
            <text:p>14.320731864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1.643480659614">
            <text:p>11.6434806596</text:p>
          </table:table-cell>
          <table:table-cell office:value-type="float" office:value="13.5301326949834">
            <text:p>13.53013269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1.643480659614">
            <text:p>11.6434806596</text:p>
          </table:table-cell>
          <table:table-cell office:value-type="float" office:value="13.5301326949834">
            <text:p>13.53013269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3.5301326949834">
            <text:p>13.530132695</text:p>
          </table:table-cell>
          <table:table-cell office:value-type="float" office:value="16.5299775707285">
            <text:p>16.529977570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11.2177645009451">
            <text:p>11.2177645009</text:p>
          </table:table-cell>
          <table:table-cell office:value-type="float" office:value="14.209526777698">
            <text:p>14.209526777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1.3639398591921">
            <text:p>11.3639398592</text:p>
          </table:table-cell>
          <table:table-cell office:value-type="float" office:value="14.355702135945">
            <text:p>14.355702135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1.4850730073267">
            <text:p>11.4850730073</text:p>
          </table:table-cell>
          <table:table-cell office:value-type="float" office:value="14.4768352840796">
            <text:p>14.476835284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1.3289695874608">
            <text:p>11.3289695875</text:p>
          </table:table-cell>
          <table:table-cell office:value-type="float" office:value="14.3207318642137">
            <text:p>14.320731864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11.2783708208803">
            <text:p>11.2783708209</text:p>
          </table:table-cell>
          <table:table-cell office:value-type="float" office:value="14.2701330976332">
            <text:p>14.270133097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0.5383704182305">
            <text:p>10.5383704182</text:p>
          </table:table-cell>
          <table:table-cell office:value-type="float" office:value="13.5301326949834">
            <text:p>13.53013269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3.5301326949834">
            <text:p>13.530132695</text:p>
          </table:table-cell>
          <table:table-cell office:value-type="float" office:value="16.5299775707285">
            <text:p>16.529977570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6.5299775707285">
            <text:p>16.5299775707</text:p>
          </table:table-cell>
          <table:table-cell office:value-type="float" office:value="19.5298224464735">
            <text:p>19.529822446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2.5994179639131">
            <text:p>12.5994179639</text:p>
          </table:table-cell>
          <table:table-cell office:value-type="float" office:value="15.3116394402441">
            <text:p>15.31163944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2.7474387847868">
            <text:p>12.7474387848</text:p>
          </table:table-cell>
          <table:table-cell office:value-type="float" office:value="15.4596602611178">
            <text:p>15.459660261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2.5913353649209">
            <text:p>12.5913353649</text:p>
          </table:table-cell>
          <table:table-cell office:value-type="float" office:value="15.303556841252">
            <text:p>15.303556841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2.5913353649209">
            <text:p>12.5913353649</text:p>
          </table:table-cell>
          <table:table-cell office:value-type="float" office:value="15.303556841252">
            <text:p>15.303556841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5.303556841252">
            <text:p>15.3035568413</text:p>
          </table:table-cell>
          <table:table-cell office:value-type="float" office:value="18.2941670017941">
            <text:p>18.294167001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2.311794564499">
            <text:p>12.3117945645</text:p>
          </table:table-cell>
          <table:table-cell office:value-type="float" office:value="15.3116394402441">
            <text:p>15.31163944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1.4943077225296">
            <text:p>11.4943077225</text:p>
          </table:table-cell>
          <table:table-cell office:value-type="float" office:value="14.4941525982746">
            <text:p>14.494152598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1.6423285434033">
            <text:p>11.6423285434</text:p>
          </table:table-cell>
          <table:table-cell office:value-type="float" office:value="14.6421734191483">
            <text:p>14.642173419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1.4862251235374">
            <text:p>11.4862251235</text:p>
          </table:table-cell>
          <table:table-cell office:value-type="float" office:value="14.4860699992825">
            <text:p>14.48606999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1.4862251235374">
            <text:p>11.4862251235</text:p>
          </table:table-cell>
          <table:table-cell office:value-type="float" office:value="14.4860699992825">
            <text:p>14.48606999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1.4862251235374">
            <text:p>11.4862251235</text:p>
          </table:table-cell>
          <table:table-cell office:value-type="float" office:value="14.4860699992825">
            <text:p>14.486069999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4.4860699992825">
            <text:p>14.4860699993</text:p>
          </table:table-cell>
          <table:table-cell office:value-type="float" office:value="17.4766801598246">
            <text:p>17.476680159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2.4690501005756">
            <text:p>12.4690501006</text:p>
          </table:table-cell>
          <table:table-cell office:value-type="float" office:value="15.4596602611178">
            <text:p>15.459660261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1.6515632586062">
            <text:p>11.6515632586</text:p>
          </table:table-cell>
          <table:table-cell office:value-type="float" office:value="14.6421734191483">
            <text:p>14.642173419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2.5901832487102">
            <text:p>12.5901832487</text:p>
          </table:table-cell>
          <table:table-cell office:value-type="float" office:value="15.5807934092524">
            <text:p>15.58079340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2.4340798288443">
            <text:p>12.4340798288</text:p>
          </table:table-cell>
          <table:table-cell office:value-type="float" office:value="15.4246899893865">
            <text:p>15.424689989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1.643480659614">
            <text:p>11.6434806596</text:p>
          </table:table-cell>
          <table:table-cell office:value-type="float" office:value="14.6340908201562">
            <text:p>14.63409082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1.643480659614">
            <text:p>11.6434806596</text:p>
          </table:table-cell>
          <table:table-cell office:value-type="float" office:value="14.6340908201562">
            <text:p>14.634090820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4.6340908201562">
            <text:p>14.6340908202</text:p>
          </table:table-cell>
          <table:table-cell office:value-type="float" office:value="17.6247009806984">
            <text:p>17.624700980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2.4690501005756">
            <text:p>12.4690501006</text:p>
          </table:table-cell>
          <table:table-cell office:value-type="float" office:value="15.303556841252">
            <text:p>15.303556841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1.6515632586062">
            <text:p>11.6515632586</text:p>
          </table:table-cell>
          <table:table-cell office:value-type="float" office:value="14.4860699992825">
            <text:p>14.48606999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2.5901832487102">
            <text:p>12.5901832487</text:p>
          </table:table-cell>
          <table:table-cell office:value-type="float" office:value="15.4246899893865">
            <text:p>15.424689989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2.4340798288443">
            <text:p>12.4340798288</text:p>
          </table:table-cell>
          <table:table-cell office:value-type="float" office:value="15.2685865695207">
            <text:p>15.268586569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1.643480659614">
            <text:p>11.6434806596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1.643480659614">
            <text:p>11.6434806596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4.4779874002903">
            <text:p>14.4779874003</text:p>
          </table:table-cell>
          <table:table-cell office:value-type="float" office:value="17.4685975608325">
            <text:p>17.468597560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2.5994179639131">
            <text:p>12.5994179639</text:p>
          </table:table-cell>
          <table:table-cell office:value-type="float" office:value="14.4860699992825">
            <text:p>14.48606999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2.7474387847868">
            <text:p>12.7474387848</text:p>
          </table:table-cell>
          <table:table-cell office:value-type="float" office:value="14.6340908201562">
            <text:p>14.63409082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2.5913353649209">
            <text:p>12.5913353649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2.5913353649209">
            <text:p>12.5913353649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4.4779874002903">
            <text:p>14.4779874003</text:p>
          </table:table-cell>
          <table:table-cell office:value-type="float" office:value="17.4685975608325">
            <text:p>17.468597560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2.311794564499">
            <text:p>12.3117945645</text:p>
          </table:table-cell>
          <table:table-cell office:value-type="float" office:value="15.303556841252">
            <text:p>15.303556841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1.4943077225296">
            <text:p>11.4943077225</text:p>
          </table:table-cell>
          <table:table-cell office:value-type="float" office:value="14.4860699992825">
            <text:p>14.48606999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1.6423285434033">
            <text:p>11.6423285434</text:p>
          </table:table-cell>
          <table:table-cell office:value-type="float" office:value="14.6340908201562">
            <text:p>14.63409082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1.4862251235374">
            <text:p>11.4862251235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1.4862251235374">
            <text:p>11.4862251235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1.4862251235374">
            <text:p>11.4862251235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4.4779874002903">
            <text:p>14.4779874003</text:p>
          </table:table-cell>
          <table:table-cell office:value-type="float" office:value="17.4685975608325">
            <text:p>17.468597560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7.4685975608325">
            <text:p>17.4685975608</text:p>
          </table:table-cell>
          <table:table-cell office:value-type="float" office:value="20.4684424365776">
            <text:p>20.46844243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5.303556841252">
            <text:p>15.3035568413</text:p>
          </table:table-cell>
          <table:table-cell office:value-type="float" office:value="18.1380635819283">
            <text:p>18.138063581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4.4860699992825">
            <text:p>14.4860699993</text:p>
          </table:table-cell>
          <table:table-cell office:value-type="float" office:value="17.3205767399588">
            <text:p>17.3205767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4.6340908201562">
            <text:p>14.6340908202</text:p>
          </table:table-cell>
          <table:table-cell office:value-type="float" office:value="17.4685975608325">
            <text:p>17.468597560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4.4779874002903">
            <text:p>14.4779874003</text:p>
          </table:table-cell>
          <table:table-cell office:value-type="float" office:value="17.3124941409667">
            <text:p>17.31249414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4.4779874002903">
            <text:p>14.4779874003</text:p>
          </table:table-cell>
          <table:table-cell office:value-type="float" office:value="17.3124941409667">
            <text:p>17.31249414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4.4779874002903">
            <text:p>14.4779874003</text:p>
          </table:table-cell>
          <table:table-cell office:value-type="float" office:value="17.3124941409667">
            <text:p>17.31249414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7.3124941409667">
            <text:p>17.312494141</text:p>
          </table:table-cell>
          <table:table-cell office:value-type="float" office:value="20.3123390167117">
            <text:p>20.312339016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4.6433255353591">
            <text:p>14.6433255354</text:p>
          </table:table-cell>
          <table:table-cell office:value-type="float" office:value="16.5299775707285">
            <text:p>16.529977570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5.5819455254631">
            <text:p>15.5819455255</text:p>
          </table:table-cell>
          <table:table-cell office:value-type="float" office:value="17.4685975608325">
            <text:p>17.468597560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5.4258421055973">
            <text:p>15.4258421056</text:p>
          </table:table-cell>
          <table:table-cell office:value-type="float" office:value="17.3124941409667">
            <text:p>17.31249414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4.6352429363669">
            <text:p>14.6352429364</text:p>
          </table:table-cell>
          <table:table-cell office:value-type="float" office:value="16.5218949717363">
            <text:p>16.521894971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6.5218949717363">
            <text:p>16.5218949717</text:p>
          </table:table-cell>
          <table:table-cell office:value-type="float" office:value="19.5217398474814">
            <text:p>19.521739847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4.355702135945">
            <text:p>14.3557021359</text:p>
          </table:table-cell>
          <table:table-cell office:value-type="float" office:value="17.347464412698">
            <text:p>17.347464412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3.5382152939756">
            <text:p>13.538215294</text:p>
          </table:table-cell>
          <table:table-cell office:value-type="float" office:value="16.5299775707285">
            <text:p>16.529977570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4.4768352840796">
            <text:p>14.4768352841</text:p>
          </table:table-cell>
          <table:table-cell office:value-type="float" office:value="17.4685975608325">
            <text:p>17.468597560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4.3207318642137">
            <text:p>14.3207318642</text:p>
          </table:table-cell>
          <table:table-cell office:value-type="float" office:value="17.3124941409667">
            <text:p>17.31249414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3.5301326949834">
            <text:p>13.530132695</text:p>
          </table:table-cell>
          <table:table-cell office:value-type="float" office:value="16.5218949717363">
            <text:p>16.521894971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3.5301326949834">
            <text:p>13.530132695</text:p>
          </table:table-cell>
          <table:table-cell office:value-type="float" office:value="16.5218949717363">
            <text:p>16.521894971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6.5218949717363">
            <text:p>16.5218949717</text:p>
          </table:table-cell>
          <table:table-cell office:value-type="float" office:value="19.5217398474814">
            <text:p>19.5217398475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9.5217398474814">
            <text:p>19.5217398475</text:p>
          </table:table-cell>
          <table:table-cell office:value-type="float" office:value="22.2339613238124">
            <text:p>22.233961323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5.303556841252">
            <text:p>15.3035568413</text:p>
          </table:table-cell>
          <table:table-cell office:value-type="float" office:value="18.303401716997">
            <text:p>18.30340171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4.4860699992825">
            <text:p>14.4860699993</text:p>
          </table:table-cell>
          <table:table-cell office:value-type="float" office:value="17.4859148750275">
            <text:p>17.48591487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4.6340908201562">
            <text:p>14.6340908202</text:p>
          </table:table-cell>
          <table:table-cell office:value-type="float" office:value="17.6339356959012">
            <text:p>17.633935695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4.4779874002903">
            <text:p>14.4779874003</text:p>
          </table:table-cell>
          <table:table-cell office:value-type="float" office:value="17.4778322760354">
            <text:p>17.47783227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4.4779874002903">
            <text:p>14.4779874003</text:p>
          </table:table-cell>
          <table:table-cell office:value-type="float" office:value="17.4778322760354">
            <text:p>17.47783227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4.4779874002903">
            <text:p>14.4779874003</text:p>
          </table:table-cell>
          <table:table-cell office:value-type="float" office:value="17.4778322760354">
            <text:p>17.47783227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7.4778322760354">
            <text:p>17.477832276</text:p>
          </table:table-cell>
          <table:table-cell office:value-type="float" office:value="20.4684424365776">
            <text:p>20.46844243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4.6433255353591">
            <text:p>14.6433255354</text:p>
          </table:table-cell>
          <table:table-cell office:value-type="float" office:value="17.6339356959012">
            <text:p>17.633935695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5.5819455254631">
            <text:p>15.5819455255</text:p>
          </table:table-cell>
          <table:table-cell office:value-type="float" office:value="18.5725556860053">
            <text:p>18.57255568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5.4258421055973">
            <text:p>15.4258421056</text:p>
          </table:table-cell>
          <table:table-cell office:value-type="float" office:value="18.4164522661394">
            <text:p>18.416452266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4.6352429363669">
            <text:p>14.6352429364</text:p>
          </table:table-cell>
          <table:table-cell office:value-type="float" office:value="17.6258530969091">
            <text:p>17.625853096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7.6258530969091">
            <text:p>17.6258530969</text:p>
          </table:table-cell>
          <table:table-cell office:value-type="float" office:value="20.6164632574513">
            <text:p>20.616463257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4.6433255353591">
            <text:p>14.6433255354</text:p>
          </table:table-cell>
          <table:table-cell office:value-type="float" office:value="17.4778322760354">
            <text:p>17.47783227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5.5819455254631">
            <text:p>15.5819455255</text:p>
          </table:table-cell>
          <table:table-cell office:value-type="float" office:value="18.4164522661394">
            <text:p>18.416452266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5.4258421055973">
            <text:p>15.4258421056</text:p>
          </table:table-cell>
          <table:table-cell office:value-type="float" office:value="18.2603488462736">
            <text:p>18.260348846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4.6352429363669">
            <text:p>14.6352429364</text:p>
          </table:table-cell>
          <table:table-cell office:value-type="float" office:value="17.4697496770433">
            <text:p>17.46974967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7.4697496770433">
            <text:p>17.469749677</text:p>
          </table:table-cell>
          <table:table-cell office:value-type="float" office:value="20.4603598375854">
            <text:p>20.460359837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5.303556841252">
            <text:p>15.3035568413</text:p>
          </table:table-cell>
          <table:table-cell office:value-type="float" office:value="18.2953191180049">
            <text:p>18.29531911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4.4860699992825">
            <text:p>14.4860699993</text:p>
          </table:table-cell>
          <table:table-cell office:value-type="float" office:value="17.4778322760354">
            <text:p>17.47783227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4.6340908201562">
            <text:p>14.6340908202</text:p>
          </table:table-cell>
          <table:table-cell office:value-type="float" office:value="17.6258530969091">
            <text:p>17.625853096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4.4779874002903">
            <text:p>14.4779874003</text:p>
          </table:table-cell>
          <table:table-cell office:value-type="float" office:value="17.4697496770433">
            <text:p>17.46974967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4.4779874002903">
            <text:p>14.4779874003</text:p>
          </table:table-cell>
          <table:table-cell office:value-type="float" office:value="17.4697496770433">
            <text:p>17.46974967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4.4779874002903">
            <text:p>14.4779874003</text:p>
          </table:table-cell>
          <table:table-cell office:value-type="float" office:value="17.4697496770433">
            <text:p>17.46974967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7.4697496770433">
            <text:p>17.469749677</text:p>
          </table:table-cell>
          <table:table-cell office:value-type="float" office:value="20.4603598375854">
            <text:p>20.460359837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0.4603598375854">
            <text:p>20.4603598376</text:p>
          </table:table-cell>
          <table:table-cell office:value-type="float" office:value="23.1725813139164">
            <text:p>23.172581313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7.4778322760354">
            <text:p>17.477832276</text:p>
          </table:table-cell>
          <table:table-cell office:value-type="float" office:value="20.3123390167117">
            <text:p>20.312339016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7.6258530969091">
            <text:p>17.6258530969</text:p>
          </table:table-cell>
          <table:table-cell office:value-type="float" office:value="20.4603598375854">
            <text:p>20.460359837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7.4697496770433">
            <text:p>17.469749677</text:p>
          </table:table-cell>
          <table:table-cell office:value-type="float" office:value="20.3042564177196">
            <text:p>20.304256417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7.4697496770433">
            <text:p>17.469749677</text:p>
          </table:table-cell>
          <table:table-cell office:value-type="float" office:value="20.3042564177196">
            <text:p>20.304256417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0.3042564177196">
            <text:p>20.3042564177</text:p>
          </table:table-cell>
          <table:table-cell office:value-type="float" office:value="23.0164778940506">
            <text:p>23.016477894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7.347464412698">
            <text:p>17.3474644127</text:p>
          </table:table-cell>
          <table:table-cell office:value-type="float" office:value="20.3392266894509">
            <text:p>20.339226689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6.5299775707285">
            <text:p>16.5299775707</text:p>
          </table:table-cell>
          <table:table-cell office:value-type="float" office:value="19.5217398474814">
            <text:p>19.521739847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7.4685975608325">
            <text:p>17.4685975608</text:p>
          </table:table-cell>
          <table:table-cell office:value-type="float" office:value="20.4603598375854">
            <text:p>20.460359837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7.3124941409667">
            <text:p>17.312494141</text:p>
          </table:table-cell>
          <table:table-cell office:value-type="float" office:value="20.3042564177196">
            <text:p>20.304256417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6.5218949717363">
            <text:p>16.5218949717</text:p>
          </table:table-cell>
          <table:table-cell office:value-type="float" office:value="19.5136572484893">
            <text:p>19.513657248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6.5218949717363">
            <text:p>16.5218949717</text:p>
          </table:table-cell>
          <table:table-cell office:value-type="float" office:value="19.5136572484893">
            <text:p>19.5136572485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9.5136572484893">
            <text:p>19.5136572485</text:p>
          </table:table-cell>
          <table:table-cell office:value-type="float" office:value="22.2258787248203">
            <text:p>22.225878724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2.2258787248203">
            <text:p>22.2258787248</text:p>
          </table:table-cell>
          <table:table-cell office:value-type="float" office:value="25.2257236005653">
            <text:p>25.225723600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7.347464412698">
            <text:p>17.3474644127</text:p>
          </table:table-cell>
          <table:table-cell office:value-type="float" office:value="20.059685889029">
            <text:p>20.05968588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6.5299775707285">
            <text:p>16.5299775707</text:p>
          </table:table-cell>
          <table:table-cell office:value-type="float" office:value="19.2421990470595">
            <text:p>19.242199047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7.4685975608325">
            <text:p>17.4685975608</text:p>
          </table:table-cell>
          <table:table-cell office:value-type="float" office:value="20.1808190371635">
            <text:p>20.180819037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7.3124941409667">
            <text:p>17.312494141</text:p>
          </table:table-cell>
          <table:table-cell office:value-type="float" office:value="20.0247156172977">
            <text:p>20.024715617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6.5218949717363">
            <text:p>16.5218949717</text:p>
          </table:table-cell>
          <table:table-cell office:value-type="float" office:value="19.2341164480674">
            <text:p>19.234116448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6.5218949717363">
            <text:p>16.5218949717</text:p>
          </table:table-cell>
          <table:table-cell office:value-type="float" office:value="19.2341164480674">
            <text:p>19.234116448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9.2341164480674">
            <text:p>19.2341164481</text:p>
          </table:table-cell>
          <table:table-cell office:value-type="float" office:value="22.2339613238124">
            <text:p>22.233961323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6435352590538">
            <text:p>2.9643535259</text:p>
          </table:table-cell>
          <table:table-cell office:value-type="float" office:value="4.88649691111445">
            <text:p>4.8864969111</text:p>
          </table:table-cell>
          <table:table-cell office:value-type="float" office:value="7.85085043701983">
            <text:p>7.85085043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6435352590538">
            <text:p>2.9643535259</text:p>
          </table:table-cell>
          <table:table-cell office:value-type="float" office:value="5.82511690121849">
            <text:p>5.8251169012</text:p>
          </table:table-cell>
          <table:table-cell office:value-type="float" office:value="8.78947042712386">
            <text:p>8.789470427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6435352590538">
            <text:p>2.9643535259</text:p>
          </table:table-cell>
          <table:table-cell office:value-type="float" office:value="5.66901348135264">
            <text:p>5.6690134814</text:p>
          </table:table-cell>
          <table:table-cell office:value-type="float" office:value="8.63336700725801">
            <text:p>8.63336700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6435352590538">
            <text:p>2.9643535259</text:p>
          </table:table-cell>
          <table:table-cell office:value-type="float" office:value="4.87841431212231">
            <text:p>4.8784143121</text:p>
          </table:table-cell>
          <table:table-cell office:value-type="float" office:value="7.84276783802769">
            <text:p>7.8427678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7.84276783802769">
            <text:p>7.842767838</text:p>
          </table:table-cell>
          <table:table-cell office:value-type="float" office:value="10.5549893143587">
            <text:p>10.554989314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5.33288705935406">
            <text:p>5.3328870594</text:p>
          </table:table-cell>
          <table:table-cell office:value-type="float" office:value="8.33273193509912">
            <text:p>8.332731935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.99176227675292">
            <text:p>2.9917622768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984487574506">
            <text:p>2.9998448757</text:p>
          </table:table-cell>
          <table:table-cell office:value-type="float" office:value="5.99968975149011">
            <text:p>5.999689751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.71222147633102">
            <text:p>2.7122214763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99061016054217">
            <text:p>2.9906101605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83450674067632">
            <text:p>2.834506740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  <table:table-cell office:value-type="float" office:value="7.88634178685951">
            <text:p>7.88634178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.71222147633102">
            <text:p>2.7122214763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984487574506">
            <text:p>2.9998448757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176227675292">
            <text:p>2.9917622768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87726219591156">
            <text:p>4.8772621959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984487574506">
            <text:p>2.999844875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176227675292">
            <text:p>2.9917622768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4.50731761839243">
            <text:p>4.5073176184</text:p>
          </table:table-cell>
          <table:table-cell office:value-type="float" office:value="7.50716249413749">
            <text:p>7.507162494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176227675292">
            <text:p>2.9917622768</text:p>
          </table:table-cell>
          <table:table-cell office:value-type="float" office:value="5.98352455350584">
            <text:p>5.983524553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.99984487574506">
            <text:p>2.9998448757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.71222147633102">
            <text:p>2.7122214763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99061016054217">
            <text:p>2.9906101605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83450674067632">
            <text:p>2.8345067407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7841431212231">
            <text:p>4.878414312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7.50716249413749">
            <text:p>7.5071624941</text:p>
          </table:table-cell>
          <table:table-cell office:value-type="float" office:value="10.2193839704685">
            <text:p>10.219383970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62066558302304">
            <text:p>2.620665583</text:p>
          </table:table-cell>
          <table:table-cell office:value-type="float" office:value="4.88649691111445">
            <text:p>4.8864969111</text:p>
          </table:table-cell>
          <table:table-cell office:value-type="float" office:value="7.50716249413749">
            <text:p>7.507162494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62066558302304">
            <text:p>2.620665583</text:p>
          </table:table-cell>
          <table:table-cell office:value-type="float" office:value="5.82511690121849">
            <text:p>5.8251169012</text:p>
          </table:table-cell>
          <table:table-cell office:value-type="float" office:value="8.44578248424153">
            <text:p>8.445782484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62066558302304">
            <text:p>2.620665583</text:p>
          </table:table-cell>
          <table:table-cell office:value-type="float" office:value="5.66901348135264">
            <text:p>5.6690134814</text:p>
          </table:table-cell>
          <table:table-cell office:value-type="float" office:value="8.28967906437568">
            <text:p>8.289679064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62066558302304">
            <text:p>2.620665583</text:p>
          </table:table-cell>
          <table:table-cell office:value-type="float" office:value="4.87841431212231">
            <text:p>4.8784143121</text:p>
          </table:table-cell>
          <table:table-cell office:value-type="float" office:value="7.49907989514535">
            <text:p>7.499079895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7.49907989514535">
            <text:p>7.4990798951</text:p>
          </table:table-cell>
          <table:table-cell office:value-type="float" office:value="10.2113013714764">
            <text:p>10.211301371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6435352590538">
            <text:p>2.9643535259</text:p>
          </table:table-cell>
          <table:table-cell office:value-type="float" office:value="2.99984487574506">
            <text:p>2.9998448757</text:p>
          </table:table-cell>
          <table:table-cell office:value-type="float" office:value="5.96419840165043">
            <text:p>5.96419840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6435352590538">
            <text:p>2.9643535259</text:p>
          </table:table-cell>
          <table:table-cell office:value-type="float" office:value="2.99061016054217">
            <text:p>2.9906101605</text:p>
          </table:table-cell>
          <table:table-cell office:value-type="float" office:value="5.95496368644754">
            <text:p>5.95496368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6435352590538">
            <text:p>2.9643535259</text:p>
          </table:table-cell>
          <table:table-cell office:value-type="float" office:value="2.83450674067632">
            <text:p>2.8345067407</text:p>
          </table:table-cell>
          <table:table-cell office:value-type="float" office:value="5.79886026658169">
            <text:p>5.798860266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6435352590538">
            <text:p>2.9643535259</text:p>
          </table:table-cell>
          <table:table-cell office:value-type="float" office:value="2.99176227675292">
            <text:p>2.9917622768</text:p>
          </table:table-cell>
          <table:table-cell office:value-type="float" office:value="5.95611580265829">
            <text:p>5.95611580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99061016054217">
            <text:p>2.9906101605</text:p>
          </table:table-cell>
          <table:table-cell office:value-type="float" office:value="5.79886026658169">
            <text:p>5.7988602666</text:p>
          </table:table-cell>
          <table:table-cell office:value-type="float" office:value="8.78947042712386">
            <text:p>8.789470427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.71222147633102">
            <text:p>2.7122214763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984487574506">
            <text:p>2.9998448757</text:p>
          </table:table-cell>
          <table:table-cell office:value-type="float" office:value="5.99968975149011">
            <text:p>5.999689751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99061016054217">
            <text:p>2.9906101605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83450674067632">
            <text:p>2.834506740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.99176227675292">
            <text:p>2.9917622768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8649691111445">
            <text:p>4.8864969111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62066558302304">
            <text:p>2.620665583</text:p>
          </table:table-cell>
          <table:table-cell office:value-type="float" office:value="2.99984487574506">
            <text:p>2.9998448757</text:p>
          </table:table-cell>
          <table:table-cell office:value-type="float" office:value="5.6205104587681">
            <text:p>5.6205104588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62066558302304">
            <text:p>2.620665583</text:p>
          </table:table-cell>
          <table:table-cell office:value-type="float" office:value="2.99061016054217">
            <text:p>2.9906101605</text:p>
          </table:table-cell>
          <table:table-cell office:value-type="float" office:value="5.61127574356521">
            <text:p>5.611275743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62066558302304">
            <text:p>2.620665583</text:p>
          </table:table-cell>
          <table:table-cell office:value-type="float" office:value="2.83450674067632">
            <text:p>2.8345067407</text:p>
          </table:table-cell>
          <table:table-cell office:value-type="float" office:value="5.45517232369936">
            <text:p>5.455172323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62066558302304">
            <text:p>2.620665583</text:p>
          </table:table-cell>
          <table:table-cell office:value-type="float" office:value="2.99176227675292">
            <text:p>2.9917622768</text:p>
          </table:table-cell>
          <table:table-cell office:value-type="float" office:value="5.61242785977596">
            <text:p>5.612427859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99061016054217">
            <text:p>2.9906101605</text:p>
          </table:table-cell>
          <table:table-cell office:value-type="float" office:value="5.45517232369936">
            <text:p>5.4551723237</text:p>
          </table:table-cell>
          <table:table-cell office:value-type="float" office:value="8.44578248424153">
            <text:p>8.445782484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99061016054217">
            <text:p>2.9906101605</text:p>
          </table:table-cell>
          <table:table-cell office:value-type="float" office:value="2.96435352590538">
            <text:p>2.9643535259</text:p>
          </table:table-cell>
          <table:table-cell office:value-type="float" office:value="5.95496368644754">
            <text:p>5.95496368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984487574506">
            <text:p>2.9998448757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99061016054217">
            <text:p>2.9906101605</text:p>
          </table:table-cell>
          <table:table-cell office:value-type="float" office:value="2.62066558302304">
            <text:p>2.620665583</text:p>
          </table:table-cell>
          <table:table-cell office:value-type="float" office:value="5.61127574356521">
            <text:p>5.611275743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176227675292">
            <text:p>2.9917622768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5.61127574356521">
            <text:p>5.6112757436</text:p>
          </table:table-cell>
          <table:table-cell office:value-type="float" office:value="8.60188590410738">
            <text:p>8.601885904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83450674067632">
            <text:p>2.8345067407</text:p>
          </table:table-cell>
          <table:table-cell office:value-type="float" office:value="2.96435352590538">
            <text:p>2.9643535259</text:p>
          </table:table-cell>
          <table:table-cell office:value-type="float" office:value="5.79886026658169">
            <text:p>5.798860266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984487574506">
            <text:p>2.999844875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83450674067632">
            <text:p>2.8345067407</text:p>
          </table:table-cell>
          <table:table-cell office:value-type="float" office:value="2.62066558302304">
            <text:p>2.620665583</text:p>
          </table:table-cell>
          <table:table-cell office:value-type="float" office:value="5.45517232369936">
            <text:p>5.455172323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176227675292">
            <text:p>2.9917622768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5.45517232369936">
            <text:p>5.4551723237</text:p>
          </table:table-cell>
          <table:table-cell office:value-type="float" office:value="8.44578248424153">
            <text:p>8.445782484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.71222147633102">
            <text:p>2.7122214763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.99984487574506">
            <text:p>2.9998448757</text:p>
          </table:table-cell>
          <table:table-cell office:value-type="float" office:value="5.99160715249798">
            <text:p>5.991607152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99061016054217">
            <text:p>2.9906101605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83450674067632">
            <text:p>2.8345067407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2.99176227675292">
            <text:p>2.9917622768</text:p>
          </table:table-cell>
          <table:table-cell office:value-type="float" office:value="5.98352455350584">
            <text:p>5.983524553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7841431212231">
            <text:p>4.8784143121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7.86902447266448">
            <text:p>7.8690244727</text:p>
          </table:table-cell>
          <table:table-cell office:value-type="float" office:value="10.5812459489955">
            <text:p>10.58124594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83450674067632">
            <text:p>2.8345067407</text:p>
          </table:table-cell>
          <table:table-cell office:value-type="float" office:value="5.79886026658169">
            <text:p>5.7988602666</text:p>
          </table:table-cell>
          <table:table-cell office:value-type="float" office:value="8.63336700725801">
            <text:p>8.633367007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8649691111445">
            <text:p>4.8864969111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83450674067632">
            <text:p>2.8345067407</text:p>
          </table:table-cell>
          <table:table-cell office:value-type="float" office:value="5.45517232369936">
            <text:p>5.4551723237</text:p>
          </table:table-cell>
          <table:table-cell office:value-type="float" office:value="8.28967906437568">
            <text:p>8.289679064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5.61127574356521">
            <text:p>5.6112757436</text:p>
          </table:table-cell>
          <table:table-cell office:value-type="float" office:value="8.44578248424153">
            <text:p>8.445782484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5.45517232369936">
            <text:p>5.4551723237</text:p>
          </table:table-cell>
          <table:table-cell office:value-type="float" office:value="8.28967906437568">
            <text:p>8.289679064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7841431212231">
            <text:p>4.8784143121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7.71292105279863">
            <text:p>7.7129210528</text:p>
          </table:table-cell>
          <table:table-cell office:value-type="float" office:value="10.4251425291297">
            <text:p>10.425142529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5.33288705935406">
            <text:p>5.3328870594</text:p>
          </table:table-cell>
          <table:table-cell office:value-type="float" office:value="8.32464933610698">
            <text:p>8.324649336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8649691111445">
            <text:p>4.886496911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87726219591156">
            <text:p>4.8772621959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4.50731761839243">
            <text:p>4.5073176184</text:p>
          </table:table-cell>
          <table:table-cell office:value-type="float" office:value="7.49907989514535">
            <text:p>7.499079895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  <table:table-cell office:value-type="float" office:value="7.87017658887523">
            <text:p>7.870176588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7.49907989514535">
            <text:p>7.4990798951</text:p>
          </table:table-cell>
          <table:table-cell office:value-type="float" office:value="10.2113013714764">
            <text:p>10.211301371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0.2113013714764">
            <text:p>10.2113013715</text:p>
          </table:table-cell>
          <table:table-cell office:value-type="float" office:value="12.9235228478074">
            <text:p>12.923522847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7.21953909472346">
            <text:p>7.2195390947</text:p>
          </table:table-cell>
          <table:table-cell office:value-type="float" office:value="10.2193839704685">
            <text:p>10.219383970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7314894648385">
            <text:p>6.7731489465</text:p>
          </table:table-cell>
          <table:table-cell office:value-type="float" office:value="9.7729938222289">
            <text:p>9.772993822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76391423128096">
            <text:p>6.7639142313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60781081141511">
            <text:p>6.6078108114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6.39396965376183">
            <text:p>6.3939696538</text:p>
          </table:table-cell>
          <table:table-cell office:value-type="float" office:value="9.39381452950689">
            <text:p>9.393814529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6506634749171">
            <text:p>6.765066347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9.39381452950689">
            <text:p>9.3938145295</text:p>
          </table:table-cell>
          <table:table-cell office:value-type="float" office:value="12.1060360058379">
            <text:p>12.106036005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5.79886026658169">
            <text:p>5.7988602666</text:p>
          </table:table-cell>
          <table:table-cell office:value-type="float" office:value="8.51108174291272">
            <text:p>8.511081742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8649691111445">
            <text:p>4.8864969111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5.45517232369936">
            <text:p>5.4551723237</text:p>
          </table:table-cell>
          <table:table-cell office:value-type="float" office:value="8.16739380003038">
            <text:p>8.167393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5.61127574356521">
            <text:p>5.6112757436</text:p>
          </table:table-cell>
          <table:table-cell office:value-type="float" office:value="8.32349721989623">
            <text:p>8.323497219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5.45517232369936">
            <text:p>5.4551723237</text:p>
          </table:table-cell>
          <table:table-cell office:value-type="float" office:value="8.16739380003038">
            <text:p>8.167393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7841431212231">
            <text:p>4.8784143121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7.59063578845333">
            <text:p>7.5906357885</text:p>
          </table:table-cell>
          <table:table-cell office:value-type="float" office:value="10.5812459489955">
            <text:p>10.58124594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4.59887351170042">
            <text:p>4.5988735117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  <table:table-cell office:value-type="float" office:value="7.88634178685951">
            <text:p>7.886341786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87726219591156">
            <text:p>4.8772621959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3.77330407073879">
            <text:p>3.7733040707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7841431212231">
            <text:p>4.878414312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7314894648385">
            <text:p>6.7731489465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5.33288705935406">
            <text:p>5.3328870594</text:p>
          </table:table-cell>
          <table:table-cell office:value-type="float" office:value="8.32349721989623">
            <text:p>8.323497219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8649691111445">
            <text:p>4.8864969111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  <table:table-cell office:value-type="float" office:value="7.86787235645373">
            <text:p>7.86787235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4.50731761839243">
            <text:p>4.5073176184</text:p>
          </table:table-cell>
          <table:table-cell office:value-type="float" office:value="7.4979277789346">
            <text:p>7.497927778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7841431212231">
            <text:p>4.8784143121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4979277789346">
            <text:p>7.4979277789</text:p>
          </table:table-cell>
          <table:table-cell office:value-type="float" office:value="10.4885379394768">
            <text:p>10.488537939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5.33288705935406">
            <text:p>5.3328870594</text:p>
          </table:table-cell>
          <table:table-cell office:value-type="float" office:value="8.16739380003038">
            <text:p>8.167393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8649691111445">
            <text:p>4.8864969111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87726219591156">
            <text:p>4.8772621959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4.50731761839243">
            <text:p>4.5073176184</text:p>
          </table:table-cell>
          <table:table-cell office:value-type="float" office:value="7.34182435906875">
            <text:p>7.341824359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7841431212231">
            <text:p>4.8784143121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34182435906875">
            <text:p>7.3418243591</text:p>
          </table:table-cell>
          <table:table-cell office:value-type="float" office:value="10.3324345196109">
            <text:p>10.332434519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5.79886026658169">
            <text:p>5.7988602666</text:p>
          </table:table-cell>
          <table:table-cell office:value-type="float" office:value="7.68551230195109">
            <text:p>7.68551230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5.45517232369936">
            <text:p>5.4551723237</text:p>
          </table:table-cell>
          <table:table-cell office:value-type="float" office:value="7.34182435906875">
            <text:p>7.341824359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5.61127574356521">
            <text:p>5.6112757436</text:p>
          </table:table-cell>
          <table:table-cell office:value-type="float" office:value="7.4979277789346">
            <text:p>7.497927778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5.45517232369936">
            <text:p>5.4551723237</text:p>
          </table:table-cell>
          <table:table-cell office:value-type="float" office:value="7.34182435906875">
            <text:p>7.341824359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6.76506634749171">
            <text:p>6.7650663475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4.59887351170042">
            <text:p>4.5988735117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8649691111445">
            <text:p>4.886496911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87726219591156">
            <text:p>4.8772621959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3.77330407073879">
            <text:p>3.7733040707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  <table:table-cell office:value-type="float" office:value="7.87017658887523">
            <text:p>7.870176588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6506634749171">
            <text:p>6.7650663475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9.75567650803388">
            <text:p>9.755676508</text:p>
          </table:table-cell>
          <table:table-cell office:value-type="float" office:value="12.4678979843649">
            <text:p>12.467897984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7.59063578845333">
            <text:p>7.5906357885</text:p>
          </table:table-cell>
          <table:table-cell office:value-type="float" office:value="10.4251425291297">
            <text:p>10.425142529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7314894648385">
            <text:p>6.7731489465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4979277789346">
            <text:p>7.4979277789</text:p>
          </table:table-cell>
          <table:table-cell office:value-type="float" office:value="10.3324345196109">
            <text:p>10.332434519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34182435906875">
            <text:p>7.3418243591</text:p>
          </table:table-cell>
          <table:table-cell office:value-type="float" office:value="10.1763310997451">
            <text:p>10.176331099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6.76506634749171">
            <text:p>6.7650663475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6506634749171">
            <text:p>6.7650663475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9.59957308816803">
            <text:p>9.5995730882</text:p>
          </table:table-cell>
          <table:table-cell office:value-type="float" office:value="12.311794564499">
            <text:p>12.311794564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7.84276783802769">
            <text:p>7.842767838</text:p>
          </table:table-cell>
          <table:table-cell office:value-type="float" office:value="9.72941987339708">
            <text:p>9.729419873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7.50716249413749">
            <text:p>7.5071624941</text:p>
          </table:table-cell>
          <table:table-cell office:value-type="float" office:value="9.39381452950689">
            <text:p>9.393814529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7.49907989514535">
            <text:p>7.4990798951</text:p>
          </table:table-cell>
          <table:table-cell office:value-type="float" office:value="9.38573193051475">
            <text:p>9.385731930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7.86902447266448">
            <text:p>7.8690244727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7.71292105279863">
            <text:p>7.7129210528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7.49907989514535">
            <text:p>7.4990798951</text:p>
          </table:table-cell>
          <table:table-cell office:value-type="float" office:value="9.38573193051475">
            <text:p>9.385731930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9.38573193051475">
            <text:p>9.3857319305</text:p>
          </table:table-cell>
          <table:table-cell office:value-type="float" office:value="12.0979534068458">
            <text:p>12.097953406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7.21953909472346">
            <text:p>7.2195390947</text:p>
          </table:table-cell>
          <table:table-cell office:value-type="float" office:value="10.2113013714764">
            <text:p>10.211301371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7314894648385">
            <text:p>6.773148946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76391423128096">
            <text:p>6.7639142313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60781081141511">
            <text:p>6.6078108114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6.39396965376183">
            <text:p>6.3939696538</text:p>
          </table:table-cell>
          <table:table-cell office:value-type="float" office:value="9.38573193051475">
            <text:p>9.385731930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6506634749171">
            <text:p>6.7650663475</text:p>
          </table:table-cell>
          <table:table-cell office:value-type="float" office:value="9.75682862424462">
            <text:p>9.756828624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9.38573193051475">
            <text:p>9.3857319305</text:p>
          </table:table-cell>
          <table:table-cell office:value-type="float" office:value="12.0979534068458">
            <text:p>12.097953406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2.0979534068458">
            <text:p>12.0979534068</text:p>
          </table:table-cell>
          <table:table-cell office:value-type="float" office:value="14.8101748831768">
            <text:p>14.810174883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9.10619113009285">
            <text:p>9.1061911301</text:p>
          </table:table-cell>
          <table:table-cell office:value-type="float" office:value="12.1060360058379">
            <text:p>12.106036005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8.65056626665035">
            <text:p>8.6505662667</text:p>
          </table:table-cell>
          <table:table-cell office:value-type="float" office:value="11.6504111423954">
            <text:p>11.650411142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8.4944628467845">
            <text:p>8.4944628468</text:p>
          </table:table-cell>
          <table:table-cell office:value-type="float" office:value="11.4943077225296">
            <text:p>11.494307722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8.28062168913122">
            <text:p>8.2806216891</text:p>
          </table:table-cell>
          <table:table-cell office:value-type="float" office:value="11.2804665648763">
            <text:p>11.280466564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1.2804665648763">
            <text:p>11.2804665649</text:p>
          </table:table-cell>
          <table:table-cell office:value-type="float" office:value="13.9926880412073">
            <text:p>13.992688041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7.59063578845333">
            <text:p>7.5906357885</text:p>
          </table:table-cell>
          <table:table-cell office:value-type="float" office:value="10.3028572647844">
            <text:p>10.302857264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6.77314894648385">
            <text:p>6.7731489465</text:p>
          </table:table-cell>
          <table:table-cell office:value-type="float" office:value="9.48537042281487">
            <text:p>9.48537042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7.4979277789346">
            <text:p>7.4979277789</text:p>
          </table:table-cell>
          <table:table-cell office:value-type="float" office:value="10.2101492552656">
            <text:p>10.210149255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7.34182435906875">
            <text:p>7.3418243591</text:p>
          </table:table-cell>
          <table:table-cell office:value-type="float" office:value="10.0540458353998">
            <text:p>10.054045835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6.76506634749171">
            <text:p>6.7650663475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6.76506634749171">
            <text:p>6.7650663475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9.47728782382273">
            <text:p>9.4772878238</text:p>
          </table:table-cell>
          <table:table-cell office:value-type="float" office:value="12.4678979843649">
            <text:p>12.467897984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6.48552554706981">
            <text:p>6.4855255471</text:p>
          </table:table-cell>
          <table:table-cell office:value-type="float" office:value="9.48537042281487">
            <text:p>9.48537042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76391423128096">
            <text:p>6.7639142313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60781081141511">
            <text:p>6.6078108114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5.65995610610818">
            <text:p>5.6599561061</text:p>
          </table:table-cell>
          <table:table-cell office:value-type="float" office:value="8.65980098185324">
            <text:p>8.659800981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8.65980098185324">
            <text:p>8.6598009819</text:p>
          </table:table-cell>
          <table:table-cell office:value-type="float" office:value="11.6504111423954">
            <text:p>11.650411142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7.21953909472346">
            <text:p>7.2195390947</text:p>
          </table:table-cell>
          <table:table-cell office:value-type="float" office:value="10.2101492552656">
            <text:p>10.210149255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7314894648385">
            <text:p>6.7731489465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6.76391423128096">
            <text:p>6.7639142313</text:p>
          </table:table-cell>
          <table:table-cell office:value-type="float" office:value="9.75452439182313">
            <text:p>9.754524391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6.60781081141511">
            <text:p>6.6078108114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6.39396965376183">
            <text:p>6.3939696538</text:p>
          </table:table-cell>
          <table:table-cell office:value-type="float" office:value="9.384579814304">
            <text:p>9.384579814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6506634749171">
            <text:p>6.7650663475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9.384579814304">
            <text:p>9.3845798143</text:p>
          </table:table-cell>
          <table:table-cell office:value-type="float" office:value="12.3751899748462">
            <text:p>12.375189974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7.21953909472346">
            <text:p>7.2195390947</text:p>
          </table:table-cell>
          <table:table-cell office:value-type="float" office:value="10.0540458353998">
            <text:p>10.054045835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7314894648385">
            <text:p>6.7731489465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6.76391423128096">
            <text:p>6.7639142313</text:p>
          </table:table-cell>
          <table:table-cell office:value-type="float" office:value="9.59842097195728">
            <text:p>9.5984209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6.60781081141511">
            <text:p>6.6078108114</text:p>
          </table:table-cell>
          <table:table-cell office:value-type="float" office:value="9.44231755209143">
            <text:p>9.442317552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6.39396965376183">
            <text:p>6.3939696538</text:p>
          </table:table-cell>
          <table:table-cell office:value-type="float" office:value="9.22847639443815">
            <text:p>9.228476394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6506634749171">
            <text:p>6.7650663475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9.22847639443815">
            <text:p>9.2284763944</text:p>
          </table:table-cell>
          <table:table-cell office:value-type="float" office:value="12.2190865549803">
            <text:p>12.21908655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7.59063578845333">
            <text:p>7.5906357885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6.77314894648385">
            <text:p>6.7731489465</text:p>
          </table:table-cell>
          <table:table-cell office:value-type="float" office:value="8.65980098185324">
            <text:p>8.659800981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7.4979277789346">
            <text:p>7.4979277789</text:p>
          </table:table-cell>
          <table:table-cell office:value-type="float" office:value="9.384579814304">
            <text:p>9.384579814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7.34182435906875">
            <text:p>7.3418243591</text:p>
          </table:table-cell>
          <table:table-cell office:value-type="float" office:value="9.22847639443815">
            <text:p>9.228476394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6.76506634749171">
            <text:p>6.7650663475</text:p>
          </table:table-cell>
          <table:table-cell office:value-type="float" office:value="8.6517183828611">
            <text:p>8.6517183829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6.76506634749171">
            <text:p>6.7650663475</text:p>
          </table:table-cell>
          <table:table-cell office:value-type="float" office:value="8.6517183828611">
            <text:p>8.651718382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8.6517183828611">
            <text:p>8.6517183829</text:p>
          </table:table-cell>
          <table:table-cell office:value-type="float" office:value="11.6423285434033">
            <text:p>11.642328543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6.48552554706981">
            <text:p>6.4855255471</text:p>
          </table:table-cell>
          <table:table-cell office:value-type="float" office:value="9.47728782382273">
            <text:p>9.47728782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76391423128096">
            <text:p>6.7639142313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60781081141511">
            <text:p>6.6078108114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5.65995610610818">
            <text:p>5.6599561061</text:p>
          </table:table-cell>
          <table:table-cell office:value-type="float" office:value="8.6517183828611">
            <text:p>8.651718382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8.6517183828611">
            <text:p>8.6517183829</text:p>
          </table:table-cell>
          <table:table-cell office:value-type="float" office:value="11.6423285434033">
            <text:p>11.642328543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1.6423285434033">
            <text:p>11.6423285434</text:p>
          </table:table-cell>
          <table:table-cell office:value-type="float" office:value="14.3545500197343">
            <text:p>14.354550019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9.47728782382273">
            <text:p>9.4772878238</text:p>
          </table:table-cell>
          <table:table-cell office:value-type="float" office:value="12.311794564499">
            <text:p>12.311794564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8.65980098185324">
            <text:p>8.6598009819</text:p>
          </table:table-cell>
          <table:table-cell office:value-type="float" office:value="11.4943077225296">
            <text:p>11.494307722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9.384579814304">
            <text:p>9.3845798143</text:p>
          </table:table-cell>
          <table:table-cell office:value-type="float" office:value="12.2190865549803">
            <text:p>12.21908655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9.22847639443815">
            <text:p>9.2284763944</text:p>
          </table:table-cell>
          <table:table-cell office:value-type="float" office:value="12.0629831351145">
            <text:p>12.062983135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8.6517183828611">
            <text:p>8.6517183829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8.6517183828611">
            <text:p>8.6517183829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1.4862251235374">
            <text:p>11.4862251235</text:p>
          </table:table-cell>
          <table:table-cell office:value-type="float" office:value="14.1984465998684">
            <text:p>14.198446599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0.2113013714764">
            <text:p>10.2113013715</text:p>
          </table:table-cell>
          <table:table-cell office:value-type="float" office:value="12.0979534068458">
            <text:p>12.097953406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9.39381452950689">
            <text:p>9.3938145295</text:p>
          </table:table-cell>
          <table:table-cell office:value-type="float" office:value="11.2804665648763">
            <text:p>11.280466564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9.75567650803388">
            <text:p>9.755676508</text:p>
          </table:table-cell>
          <table:table-cell office:value-type="float" office:value="11.6423285434033">
            <text:p>11.642328543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9.59957308816803">
            <text:p>9.5995730882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9.38573193051475">
            <text:p>9.3857319305</text:p>
          </table:table-cell>
          <table:table-cell office:value-type="float" office:value="11.2723839658841">
            <text:p>11.272383965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9.38573193051475">
            <text:p>9.3857319305</text:p>
          </table:table-cell>
          <table:table-cell office:value-type="float" office:value="11.2723839658841">
            <text:p>11.272383965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1.2723839658841">
            <text:p>11.2723839659</text:p>
          </table:table-cell>
          <table:table-cell office:value-type="float" office:value="13.9846054422152">
            <text:p>13.984605442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9.10619113009285">
            <text:p>9.1061911301</text:p>
          </table:table-cell>
          <table:table-cell office:value-type="float" office:value="12.0979534068458">
            <text:p>12.097953406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8.65056626665035">
            <text:p>8.6505662667</text:p>
          </table:table-cell>
          <table:table-cell office:value-type="float" office:value="11.6423285434033">
            <text:p>11.642328543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8.4944628467845">
            <text:p>8.4944628468</text:p>
          </table:table-cell>
          <table:table-cell office:value-type="float" office:value="11.4862251235374">
            <text:p>11.486225123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8.28062168913122">
            <text:p>8.2806216891</text:p>
          </table:table-cell>
          <table:table-cell office:value-type="float" office:value="11.2723839658841">
            <text:p>11.272383965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1.2723839658841">
            <text:p>11.2723839659</text:p>
          </table:table-cell>
          <table:table-cell office:value-type="float" office:value="13.9846054422152">
            <text:p>13.984605442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3.9846054422152">
            <text:p>13.9846054422</text:p>
          </table:table-cell>
          <table:table-cell office:value-type="float" office:value="16.921748254029">
            <text:p>16.92174825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9.47728782382273">
            <text:p>9.4772878238</text:p>
          </table:table-cell>
          <table:table-cell office:value-type="float" office:value="12.1895093001538">
            <text:p>12.189509300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8.65980098185324">
            <text:p>8.6598009819</text:p>
          </table:table-cell>
          <table:table-cell office:value-type="float" office:value="11.3720224581843">
            <text:p>11.37202245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9.384579814304">
            <text:p>9.3845798143</text:p>
          </table:table-cell>
          <table:table-cell office:value-type="float" office:value="12.096801290635">
            <text:p>12.096801290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9.22847639443815">
            <text:p>9.2284763944</text:p>
          </table:table-cell>
          <table:table-cell office:value-type="float" office:value="11.9406978707692">
            <text:p>11.940697870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8.6517183828611">
            <text:p>8.6517183829</text:p>
          </table:table-cell>
          <table:table-cell office:value-type="float" office:value="11.3639398591921">
            <text:p>11.363939859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8.6517183828611">
            <text:p>8.6517183829</text:p>
          </table:table-cell>
          <table:table-cell office:value-type="float" office:value="11.3639398591921">
            <text:p>11.363939859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1.3639398591921">
            <text:p>11.3639398592</text:p>
          </table:table-cell>
          <table:table-cell office:value-type="float" office:value="14.3545500197343">
            <text:p>14.354550019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9.10619113009285">
            <text:p>9.1061911301</text:p>
          </table:table-cell>
          <table:table-cell office:value-type="float" office:value="12.096801290635">
            <text:p>12.096801290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8.65056626665035">
            <text:p>8.6505662667</text:p>
          </table:table-cell>
          <table:table-cell office:value-type="float" office:value="11.6411764271925">
            <text:p>11.641176427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8.4944628467845">
            <text:p>8.4944628468</text:p>
          </table:table-cell>
          <table:table-cell office:value-type="float" office:value="11.4850730073267">
            <text:p>11.485073007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8.28062168913122">
            <text:p>8.2806216891</text:p>
          </table:table-cell>
          <table:table-cell office:value-type="float" office:value="11.2712318496734">
            <text:p>11.271231849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1.2712318496734">
            <text:p>11.2712318497</text:p>
          </table:table-cell>
          <table:table-cell office:value-type="float" office:value="14.2618420102156">
            <text:p>14.261842010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9.10619113009285">
            <text:p>9.1061911301</text:p>
          </table:table-cell>
          <table:table-cell office:value-type="float" office:value="11.9406978707692">
            <text:p>11.940697870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8.65056626665035">
            <text:p>8.6505662667</text:p>
          </table:table-cell>
          <table:table-cell office:value-type="float" office:value="11.4850730073267">
            <text:p>11.485073007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8.4944628467845">
            <text:p>8.4944628468</text:p>
          </table:table-cell>
          <table:table-cell office:value-type="float" office:value="11.3289695874608">
            <text:p>11.328969587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8.28062168913122">
            <text:p>8.2806216891</text:p>
          </table:table-cell>
          <table:table-cell office:value-type="float" office:value="11.1151284298075">
            <text:p>11.115128429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1.1151284298075">
            <text:p>11.1151284298</text:p>
          </table:table-cell>
          <table:table-cell office:value-type="float" office:value="14.1057385903497">
            <text:p>14.105738590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9.47728782382273">
            <text:p>9.4772878238</text:p>
          </table:table-cell>
          <table:table-cell office:value-type="float" office:value="11.3639398591921">
            <text:p>11.363939859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8.65980098185324">
            <text:p>8.6598009819</text:p>
          </table:table-cell>
          <table:table-cell office:value-type="float" office:value="10.5464530172226">
            <text:p>10.546453017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9.384579814304">
            <text:p>9.3845798143</text:p>
          </table:table-cell>
          <table:table-cell office:value-type="float" office:value="11.2712318496734">
            <text:p>11.271231849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9.22847639443815">
            <text:p>9.2284763944</text:p>
          </table:table-cell>
          <table:table-cell office:value-type="float" office:value="11.1151284298075">
            <text:p>11.115128429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8.6517183828611">
            <text:p>8.6517183829</text:p>
          </table:table-cell>
          <table:table-cell office:value-type="float" office:value="10.5383704182305">
            <text:p>10.53837041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8.6517183828611">
            <text:p>8.6517183829</text:p>
          </table:table-cell>
          <table:table-cell office:value-type="float" office:value="10.5383704182305">
            <text:p>10.538370418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0.5383704182305">
            <text:p>10.5383704182</text:p>
          </table:table-cell>
          <table:table-cell office:value-type="float" office:value="13.5289805787727">
            <text:p>13.528980578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13.5289805787727">
            <text:p>13.5289805788</text:p>
          </table:table-cell>
          <table:table-cell office:value-type="float" office:value="16.4661233905865">
            <text:p>16.466123390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1.3639398591921">
            <text:p>11.3639398592</text:p>
          </table:table-cell>
          <table:table-cell office:value-type="float" office:value="14.1984465998684">
            <text:p>14.198446599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1.2712318496734">
            <text:p>11.2712318497</text:p>
          </table:table-cell>
          <table:table-cell office:value-type="float" office:value="14.1057385903497">
            <text:p>14.105738590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1.1151284298075">
            <text:p>11.1151284298</text:p>
          </table:table-cell>
          <table:table-cell office:value-type="float" office:value="13.9496351704839">
            <text:p>13.949635170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0.5383704182305">
            <text:p>10.5383704182</text:p>
          </table:table-cell>
          <table:table-cell office:value-type="float" office:value="13.3728771589068">
            <text:p>13.372877158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13.3728771589068">
            <text:p>13.3728771589</text:p>
          </table:table-cell>
          <table:table-cell office:value-type="float" office:value="16.3100199707207">
            <text:p>16.310019970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2.0979534068458">
            <text:p>12.0979534068</text:p>
          </table:table-cell>
          <table:table-cell office:value-type="float" office:value="13.9846054422152">
            <text:p>13.984605442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1.2804665648763">
            <text:p>11.2804665649</text:p>
          </table:table-cell>
          <table:table-cell office:value-type="float" office:value="13.1671186002457">
            <text:p>13.16711860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1.6423285434033">
            <text:p>11.6423285434</text:p>
          </table:table-cell>
          <table:table-cell office:value-type="float" office:value="13.5289805787727">
            <text:p>13.528980578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1.4862251235374">
            <text:p>11.4862251235</text:p>
          </table:table-cell>
          <table:table-cell office:value-type="float" office:value="13.3728771589068">
            <text:p>13.372877158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1.2723839658841">
            <text:p>11.2723839659</text:p>
          </table:table-cell>
          <table:table-cell office:value-type="float" office:value="13.1590360012535">
            <text:p>13.159036001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1.2723839658841">
            <text:p>11.2723839659</text:p>
          </table:table-cell>
          <table:table-cell office:value-type="float" office:value="13.1590360012535">
            <text:p>13.159036001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3.1590360012535">
            <text:p>13.1590360013</text:p>
          </table:table-cell>
          <table:table-cell office:value-type="float" office:value="16.0961788130674">
            <text:p>16.096178813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16.0961788130674">
            <text:p>16.0961788131</text:p>
          </table:table-cell>
          <table:table-cell office:value-type="float" office:value="19.0960236888125">
            <text:p>19.096023688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4.355702135945">
            <text:p>14.3557021359</text:p>
          </table:table-cell>
          <table:table-cell office:value-type="float" office:value="17.0679236122761">
            <text:p>17.067923612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3.5382152939756">
            <text:p>13.538215294</text:p>
          </table:table-cell>
          <table:table-cell office:value-type="float" office:value="16.2504367703066">
            <text:p>16.250436770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4.4768352840796">
            <text:p>14.4768352841</text:p>
          </table:table-cell>
          <table:table-cell office:value-type="float" office:value="17.1890567604106">
            <text:p>17.189056760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4.3207318642137">
            <text:p>14.3207318642</text:p>
          </table:table-cell>
          <table:table-cell office:value-type="float" office:value="17.0329533405448">
            <text:p>17.032953340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3.5301326949834">
            <text:p>13.530132695</text:p>
          </table:table-cell>
          <table:table-cell office:value-type="float" office:value="16.2423541713144">
            <text:p>16.242354171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3.5301326949834">
            <text:p>13.530132695</text:p>
          </table:table-cell>
          <table:table-cell office:value-type="float" office:value="16.2423541713144">
            <text:p>16.242354171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6.2423541713144">
            <text:p>16.2423541713</text:p>
          </table:table-cell>
          <table:table-cell office:value-type="float" office:value="19.2421990470595">
            <text:p>19.242199047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1.3639398591921">
            <text:p>11.3639398592</text:p>
          </table:table-cell>
          <table:table-cell office:value-type="float" office:value="14.301082671006">
            <text:p>14.30108267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11.2712318496734">
            <text:p>11.2712318497</text:p>
          </table:table-cell>
          <table:table-cell office:value-type="float" office:value="14.2083746614873">
            <text:p>14.208374661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11.1151284298075">
            <text:p>11.1151284298</text:p>
          </table:table-cell>
          <table:table-cell office:value-type="float" office:value="14.0522712416214">
            <text:p>14.052271241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0.5383704182305">
            <text:p>10.5383704182</text:p>
          </table:table-cell>
          <table:table-cell office:value-type="float" office:value="13.4755132300444">
            <text:p>13.4755132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13.4755132300444">
            <text:p>13.47551323</text:p>
          </table:table-cell>
          <table:table-cell office:value-type="float" office:value="16.4661233905865">
            <text:p>16.466123390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2.311794564499">
            <text:p>12.3117945645</text:p>
          </table:table-cell>
          <table:table-cell office:value-type="float" office:value="15.0240160408301">
            <text:p>15.024016040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1.4943077225296">
            <text:p>11.4943077225</text:p>
          </table:table-cell>
          <table:table-cell office:value-type="float" office:value="14.2065291988606">
            <text:p>14.206529198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1.6423285434033">
            <text:p>11.6423285434</text:p>
          </table:table-cell>
          <table:table-cell office:value-type="float" office:value="14.3545500197343">
            <text:p>14.354550019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1.4862251235374">
            <text:p>11.4862251235</text:p>
          </table:table-cell>
          <table:table-cell office:value-type="float" office:value="14.1984465998684">
            <text:p>14.198446599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1.4862251235374">
            <text:p>11.4862251235</text:p>
          </table:table-cell>
          <table:table-cell office:value-type="float" office:value="14.1984465998684">
            <text:p>14.198446599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1.4862251235374">
            <text:p>11.4862251235</text:p>
          </table:table-cell>
          <table:table-cell office:value-type="float" office:value="14.1984465998684">
            <text:p>14.198446599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4.1984465998684">
            <text:p>14.1984465999</text:p>
          </table:table-cell>
          <table:table-cell office:value-type="float" office:value="17.1890567604106">
            <text:p>17.189056760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11.2177645009451">
            <text:p>11.2177645009</text:p>
          </table:table-cell>
          <table:table-cell office:value-type="float" office:value="14.2083746614873">
            <text:p>14.208374661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1.3639398591921">
            <text:p>11.3639398592</text:p>
          </table:table-cell>
          <table:table-cell office:value-type="float" office:value="14.3545500197343">
            <text:p>14.354550019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1.4850730073267">
            <text:p>11.4850730073</text:p>
          </table:table-cell>
          <table:table-cell office:value-type="float" office:value="14.4756831678688">
            <text:p>14.475683167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1.3289695874608">
            <text:p>11.3289695875</text:p>
          </table:table-cell>
          <table:table-cell office:value-type="float" office:value="14.319579748003">
            <text:p>14.31957974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11.2783708208803">
            <text:p>11.2783708209</text:p>
          </table:table-cell>
          <table:table-cell office:value-type="float" office:value="14.2689809814225">
            <text:p>14.268980981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0.5383704182305">
            <text:p>10.5383704182</text:p>
          </table:table-cell>
          <table:table-cell office:value-type="float" office:value="13.5289805787727">
            <text:p>13.528980578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3.5289805787727">
            <text:p>13.5289805788</text:p>
          </table:table-cell>
          <table:table-cell office:value-type="float" office:value="16.5195907393148">
            <text:p>16.51959073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11.2177645009451">
            <text:p>11.2177645009</text:p>
          </table:table-cell>
          <table:table-cell office:value-type="float" office:value="14.0522712416214">
            <text:p>14.052271241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1.3639398591921">
            <text:p>11.3639398592</text:p>
          </table:table-cell>
          <table:table-cell office:value-type="float" office:value="14.1984465998684">
            <text:p>14.198446599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1.4850730073267">
            <text:p>11.4850730073</text:p>
          </table:table-cell>
          <table:table-cell office:value-type="float" office:value="14.319579748003">
            <text:p>14.31957974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1.3289695874608">
            <text:p>11.3289695875</text:p>
          </table:table-cell>
          <table:table-cell office:value-type="float" office:value="14.1634763281371">
            <text:p>14.163476328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11.2783708208803">
            <text:p>11.2783708209</text:p>
          </table:table-cell>
          <table:table-cell office:value-type="float" office:value="14.1128775615566">
            <text:p>14.112877561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0.5383704182305">
            <text:p>10.5383704182</text:p>
          </table:table-cell>
          <table:table-cell office:value-type="float" office:value="13.3728771589068">
            <text:p>13.372877158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3.3728771589068">
            <text:p>13.3728771589</text:p>
          </table:table-cell>
          <table:table-cell office:value-type="float" office:value="16.363487319449">
            <text:p>16.363487319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1.3639398591921">
            <text:p>11.3639398592</text:p>
          </table:table-cell>
          <table:table-cell office:value-type="float" office:value="14.3616889909412">
            <text:p>14.361688990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11.2712318496734">
            <text:p>11.2712318497</text:p>
          </table:table-cell>
          <table:table-cell office:value-type="float" office:value="14.2689809814225">
            <text:p>14.268980981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11.1151284298075">
            <text:p>11.1151284298</text:p>
          </table:table-cell>
          <table:table-cell office:value-type="float" office:value="14.1128775615566">
            <text:p>14.112877561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0.5383704182305">
            <text:p>10.5383704182</text:p>
          </table:table-cell>
          <table:table-cell office:value-type="float" office:value="13.5361195499796">
            <text:p>13.5361195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13.5361195499796">
            <text:p>13.53611955</text:p>
          </table:table-cell>
          <table:table-cell office:value-type="float" office:value="16.5267297105217">
            <text:p>16.526729710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2.311794564499">
            <text:p>12.3117945645</text:p>
          </table:table-cell>
          <table:table-cell office:value-type="float" office:value="14.1984465998684">
            <text:p>14.198446599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1.4943077225296">
            <text:p>11.4943077225</text:p>
          </table:table-cell>
          <table:table-cell office:value-type="float" office:value="13.380959757899">
            <text:p>13.380959757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1.6423285434033">
            <text:p>11.6423285434</text:p>
          </table:table-cell>
          <table:table-cell office:value-type="float" office:value="13.5289805787727">
            <text:p>13.528980578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1.4862251235374">
            <text:p>11.4862251235</text:p>
          </table:table-cell>
          <table:table-cell office:value-type="float" office:value="13.3728771589068">
            <text:p>13.372877158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1.4862251235374">
            <text:p>11.4862251235</text:p>
          </table:table-cell>
          <table:table-cell office:value-type="float" office:value="13.3728771589068">
            <text:p>13.372877158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1.4862251235374">
            <text:p>11.4862251235</text:p>
          </table:table-cell>
          <table:table-cell office:value-type="float" office:value="13.3728771589068">
            <text:p>13.372877158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3.3728771589068">
            <text:p>13.3728771589</text:p>
          </table:table-cell>
          <table:table-cell office:value-type="float" office:value="16.363487319449">
            <text:p>16.363487319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6.363487319449">
            <text:p>16.3634873194</text:p>
          </table:table-cell>
          <table:table-cell office:value-type="float" office:value="19.363332195194">
            <text:p>19.363332195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13.4755132300444">
            <text:p>13.47551323</text:p>
          </table:table-cell>
          <table:table-cell office:value-type="float" office:value="16.3100199707207">
            <text:p>16.310019970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4.1984465998684">
            <text:p>14.1984465999</text:p>
          </table:table-cell>
          <table:table-cell office:value-type="float" office:value="17.0329533405448">
            <text:p>17.032953340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3.5289805787727">
            <text:p>13.5289805788</text:p>
          </table:table-cell>
          <table:table-cell office:value-type="float" office:value="16.363487319449">
            <text:p>16.363487319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3.3728771589068">
            <text:p>13.3728771589</text:p>
          </table:table-cell>
          <table:table-cell office:value-type="float" office:value="16.2073838995831">
            <text:p>16.207383899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13.5361195499796">
            <text:p>13.53611955</text:p>
          </table:table-cell>
          <table:table-cell office:value-type="float" office:value="16.3706262906559">
            <text:p>16.370626290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3.3728771589068">
            <text:p>13.3728771589</text:p>
          </table:table-cell>
          <table:table-cell office:value-type="float" office:value="16.2073838995831">
            <text:p>16.207383899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6.2073838995831">
            <text:p>16.2073838996</text:p>
          </table:table-cell>
          <table:table-cell office:value-type="float" office:value="19.2072287753282">
            <text:p>19.207228775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3.9846054422152">
            <text:p>13.9846054422</text:p>
          </table:table-cell>
          <table:table-cell office:value-type="float" office:value="16.9823545739642">
            <text:p>16.98235457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13.5289805787727">
            <text:p>13.5289805788</text:p>
          </table:table-cell>
          <table:table-cell office:value-type="float" office:value="16.5267297105217">
            <text:p>16.526729710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13.3728771589068">
            <text:p>13.3728771589</text:p>
          </table:table-cell>
          <table:table-cell office:value-type="float" office:value="16.3706262906559">
            <text:p>16.370626290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3.1590360012535">
            <text:p>13.1590360013</text:p>
          </table:table-cell>
          <table:table-cell office:value-type="float" office:value="16.1567851330026">
            <text:p>16.15678513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16.1567851330026">
            <text:p>16.156785133</text:p>
          </table:table-cell>
          <table:table-cell office:value-type="float" office:value="19.1566300087477">
            <text:p>19.156630008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4.355702135945">
            <text:p>14.3557021359</text:p>
          </table:table-cell>
          <table:table-cell office:value-type="float" office:value="16.2423541713144">
            <text:p>16.242354171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3.5382152939756">
            <text:p>13.538215294</text:p>
          </table:table-cell>
          <table:table-cell office:value-type="float" office:value="15.424867329345">
            <text:p>15.424867329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4.4768352840796">
            <text:p>14.4768352841</text:p>
          </table:table-cell>
          <table:table-cell office:value-type="float" office:value="16.363487319449">
            <text:p>16.363487319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4.3207318642137">
            <text:p>14.3207318642</text:p>
          </table:table-cell>
          <table:table-cell office:value-type="float" office:value="16.2073838995831">
            <text:p>16.207383899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3.5301326949834">
            <text:p>13.530132695</text:p>
          </table:table-cell>
          <table:table-cell office:value-type="float" office:value="15.4167847303528">
            <text:p>15.416784730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3.5301326949834">
            <text:p>13.530132695</text:p>
          </table:table-cell>
          <table:table-cell office:value-type="float" office:value="15.4167847303528">
            <text:p>15.416784730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5.4167847303528">
            <text:p>15.4167847304</text:p>
          </table:table-cell>
          <table:table-cell office:value-type="float" office:value="18.4166296060979">
            <text:p>18.416629606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8.4166296060979">
            <text:p>18.4166296061</text:p>
          </table:table-cell>
          <table:table-cell office:value-type="float" office:value="21.4164744818429">
            <text:p>21.416474481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5.303556841252">
            <text:p>15.3035568413</text:p>
          </table:table-cell>
          <table:table-cell office:value-type="float" office:value="18.015778317583">
            <text:p>18.015778317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4.4860699992825">
            <text:p>14.4860699993</text:p>
          </table:table-cell>
          <table:table-cell office:value-type="float" office:value="17.1982914756135">
            <text:p>17.198291475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4.6340908201562">
            <text:p>14.6340908202</text:p>
          </table:table-cell>
          <table:table-cell office:value-type="float" office:value="17.3463122964872">
            <text:p>17.346312296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4.4779874002903">
            <text:p>14.4779874003</text:p>
          </table:table-cell>
          <table:table-cell office:value-type="float" office:value="17.1902088766214">
            <text:p>17.19020887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4.4779874002903">
            <text:p>14.4779874003</text:p>
          </table:table-cell>
          <table:table-cell office:value-type="float" office:value="17.1902088766214">
            <text:p>17.19020887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4.4779874002903">
            <text:p>14.4779874003</text:p>
          </table:table-cell>
          <table:table-cell office:value-type="float" office:value="17.1902088766214">
            <text:p>17.190208876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7.1902088766214">
            <text:p>17.1902088766</text:p>
          </table:table-cell>
          <table:table-cell office:value-type="float" office:value="20.1808190371635">
            <text:p>20.180819037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13.4755132300444">
            <text:p>13.47551323</text:p>
          </table:table-cell>
          <table:table-cell office:value-type="float" office:value="16.4753581057894">
            <text:p>16.475358105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4.1984465998684">
            <text:p>14.1984465999</text:p>
          </table:table-cell>
          <table:table-cell office:value-type="float" office:value="17.1982914756135">
            <text:p>17.198291475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3.5289805787727">
            <text:p>13.5289805788</text:p>
          </table:table-cell>
          <table:table-cell office:value-type="float" office:value="16.5288254545177">
            <text:p>16.528825454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3.3728771589068">
            <text:p>13.3728771589</text:p>
          </table:table-cell>
          <table:table-cell office:value-type="float" office:value="16.3727220346519">
            <text:p>16.372722034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13.5361195499796">
            <text:p>13.53611955</text:p>
          </table:table-cell>
          <table:table-cell office:value-type="float" office:value="16.5359644257246">
            <text:p>16.535964425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3.3728771589068">
            <text:p>13.3728771589</text:p>
          </table:table-cell>
          <table:table-cell office:value-type="float" office:value="16.3727220346519">
            <text:p>16.372722034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6.3727220346519">
            <text:p>16.3727220347</text:p>
          </table:table-cell>
          <table:table-cell office:value-type="float" office:value="19.363332195194">
            <text:p>19.363332195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4.355702135945">
            <text:p>14.3557021359</text:p>
          </table:table-cell>
          <table:table-cell office:value-type="float" office:value="17.3463122964872">
            <text:p>17.346312296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3.5382152939756">
            <text:p>13.538215294</text:p>
          </table:table-cell>
          <table:table-cell office:value-type="float" office:value="16.5288254545177">
            <text:p>16.528825454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4.4768352840796">
            <text:p>14.4768352841</text:p>
          </table:table-cell>
          <table:table-cell office:value-type="float" office:value="17.4674454446218">
            <text:p>17.467445444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4.3207318642137">
            <text:p>14.3207318642</text:p>
          </table:table-cell>
          <table:table-cell office:value-type="float" office:value="17.3113420247559">
            <text:p>17.311342024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3.5301326949834">
            <text:p>13.530132695</text:p>
          </table:table-cell>
          <table:table-cell office:value-type="float" office:value="16.5207428555256">
            <text:p>16.520742855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3.5301326949834">
            <text:p>13.530132695</text:p>
          </table:table-cell>
          <table:table-cell office:value-type="float" office:value="16.5207428555256">
            <text:p>16.520742855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6.5207428555256">
            <text:p>16.5207428555</text:p>
          </table:table-cell>
          <table:table-cell office:value-type="float" office:value="19.5113530160678">
            <text:p>19.511353016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4.355702135945">
            <text:p>14.3557021359</text:p>
          </table:table-cell>
          <table:table-cell office:value-type="float" office:value="17.1902088766214">
            <text:p>17.19020887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3.5382152939756">
            <text:p>13.538215294</text:p>
          </table:table-cell>
          <table:table-cell office:value-type="float" office:value="16.3727220346519">
            <text:p>16.372722034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4.4768352840796">
            <text:p>14.4768352841</text:p>
          </table:table-cell>
          <table:table-cell office:value-type="float" office:value="17.3113420247559">
            <text:p>17.311342024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4.3207318642137">
            <text:p>14.3207318642</text:p>
          </table:table-cell>
          <table:table-cell office:value-type="float" office:value="17.1552386048901">
            <text:p>17.155238604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3.5301326949834">
            <text:p>13.530132695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3.5301326949834">
            <text:p>13.530132695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6.3646394356597">
            <text:p>16.3646394357</text:p>
          </table:table-cell>
          <table:table-cell office:value-type="float" office:value="19.3552495962019">
            <text:p>19.355249596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5.303556841252">
            <text:p>15.3035568413</text:p>
          </table:table-cell>
          <table:table-cell office:value-type="float" office:value="17.1902088766214">
            <text:p>17.19020887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4.4860699992825">
            <text:p>14.4860699993</text:p>
          </table:table-cell>
          <table:table-cell office:value-type="float" office:value="16.3727220346519">
            <text:p>16.372722034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4.6340908201562">
            <text:p>14.6340908202</text:p>
          </table:table-cell>
          <table:table-cell office:value-type="float" office:value="16.5207428555256">
            <text:p>16.520742855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4.4779874002903">
            <text:p>14.4779874003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4.4779874002903">
            <text:p>14.4779874003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4.4779874002903">
            <text:p>14.4779874003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6.3646394356597">
            <text:p>16.3646394357</text:p>
          </table:table-cell>
          <table:table-cell office:value-type="float" office:value="19.3552495962019">
            <text:p>19.355249596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13.4755132300444">
            <text:p>13.47551323</text:p>
          </table:table-cell>
          <table:table-cell office:value-type="float" office:value="16.4672755067973">
            <text:p>16.467275506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4.1984465998684">
            <text:p>14.1984465999</text:p>
          </table:table-cell>
          <table:table-cell office:value-type="float" office:value="17.1902088766214">
            <text:p>17.19020887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3.5289805787727">
            <text:p>13.5289805788</text:p>
          </table:table-cell>
          <table:table-cell office:value-type="float" office:value="16.5207428555256">
            <text:p>16.520742855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3.3728771589068">
            <text:p>13.3728771589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13.5361195499796">
            <text:p>13.53611955</text:p>
          </table:table-cell>
          <table:table-cell office:value-type="float" office:value="16.5278818267325">
            <text:p>16.527881826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3.3728771589068">
            <text:p>13.3728771589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6.3646394356597">
            <text:p>16.3646394357</text:p>
          </table:table-cell>
          <table:table-cell office:value-type="float" office:value="19.3552495962019">
            <text:p>19.355249596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9.3552495962019">
            <text:p>19.3552495962</text:p>
          </table:table-cell>
          <table:table-cell office:value-type="float" office:value="22.355094471947">
            <text:p>22.355094471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7.1902088766214">
            <text:p>17.1902088766</text:p>
          </table:table-cell>
          <table:table-cell office:value-type="float" office:value="20.0247156172977">
            <text:p>20.024715617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6.3727220346519">
            <text:p>16.3727220347</text:p>
          </table:table-cell>
          <table:table-cell office:value-type="float" office:value="19.2072287753282">
            <text:p>19.207228775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6.5207428555256">
            <text:p>16.5207428555</text:p>
          </table:table-cell>
          <table:table-cell office:value-type="float" office:value="19.3552495962019">
            <text:p>19.355249596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6.3646394356597">
            <text:p>16.3646394357</text:p>
          </table:table-cell>
          <table:table-cell office:value-type="float" office:value="19.1991461763361">
            <text:p>19.199146176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6.3646394356597">
            <text:p>16.3646394357</text:p>
          </table:table-cell>
          <table:table-cell office:value-type="float" office:value="19.1991461763361">
            <text:p>19.199146176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6.3646394356597">
            <text:p>16.3646394357</text:p>
          </table:table-cell>
          <table:table-cell office:value-type="float" office:value="19.1991461763361">
            <text:p>19.199146176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9.1991461763361">
            <text:p>19.1991461763</text:p>
          </table:table-cell>
          <table:table-cell office:value-type="float" office:value="22.1989910520811">
            <text:p>22.198991052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7.347464412698">
            <text:p>17.3474644127</text:p>
          </table:table-cell>
          <table:table-cell office:value-type="float" office:value="19.2341164480674">
            <text:p>19.234116448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6.5299775707285">
            <text:p>16.5299775707</text:p>
          </table:table-cell>
          <table:table-cell office:value-type="float" office:value="18.4166296060979">
            <text:p>18.416629606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7.4685975608325">
            <text:p>17.4685975608</text:p>
          </table:table-cell>
          <table:table-cell office:value-type="float" office:value="19.3552495962019">
            <text:p>19.355249596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7.3124941409667">
            <text:p>17.312494141</text:p>
          </table:table-cell>
          <table:table-cell office:value-type="float" office:value="19.1991461763361">
            <text:p>19.199146176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6.5218949717363">
            <text:p>16.5218949717</text:p>
          </table:table-cell>
          <table:table-cell office:value-type="float" office:value="18.4085470071057">
            <text:p>18.408547007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6.5218949717363">
            <text:p>16.5218949717</text:p>
          </table:table-cell>
          <table:table-cell office:value-type="float" office:value="18.4085470071057">
            <text:p>18.408547007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8.4085470071057">
            <text:p>18.4085470071</text:p>
          </table:table-cell>
          <table:table-cell office:value-type="float" office:value="21.4083918828508">
            <text:p>21.408391882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16.0961788130674">
            <text:p>16.0961788131</text:p>
          </table:table-cell>
          <table:table-cell office:value-type="float" office:value="19.0879410898203">
            <text:p>19.087941089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6.2423541713144">
            <text:p>16.2423541713</text:p>
          </table:table-cell>
          <table:table-cell office:value-type="float" office:value="19.2341164480674">
            <text:p>19.234116448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6.363487319449">
            <text:p>16.3634873194</text:p>
          </table:table-cell>
          <table:table-cell office:value-type="float" office:value="19.3552495962019">
            <text:p>19.355249596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6.2073838995831">
            <text:p>16.2073838996</text:p>
          </table:table-cell>
          <table:table-cell office:value-type="float" office:value="19.1991461763361">
            <text:p>19.199146176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16.1567851330026">
            <text:p>16.156785133</text:p>
          </table:table-cell>
          <table:table-cell office:value-type="float" office:value="19.1485474097555">
            <text:p>19.148547409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5.4167847303528">
            <text:p>15.4167847304</text:p>
          </table:table-cell>
          <table:table-cell office:value-type="float" office:value="18.4085470071057">
            <text:p>18.408547007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8.4085470071057">
            <text:p>18.4085470071</text:p>
          </table:table-cell>
          <table:table-cell office:value-type="float" office:value="21.4083918828508">
            <text:p>21.4083918829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1.4083918828508">
            <text:p>21.4083918829</text:p>
          </table:table-cell>
          <table:table-cell office:value-type="float" office:value="24.4082367585958">
            <text:p>24.408236758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7.4778322760354">
            <text:p>17.477832276</text:p>
          </table:table-cell>
          <table:table-cell office:value-type="float" office:value="20.1900537523664">
            <text:p>20.190053752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7.6258530969091">
            <text:p>17.6258530969</text:p>
          </table:table-cell>
          <table:table-cell office:value-type="float" office:value="20.3380745732401">
            <text:p>20.338074573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7.4697496770433">
            <text:p>17.469749677</text:p>
          </table:table-cell>
          <table:table-cell office:value-type="float" office:value="20.1819711533743">
            <text:p>20.181971153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7.4697496770433">
            <text:p>17.469749677</text:p>
          </table:table-cell>
          <table:table-cell office:value-type="float" office:value="20.1819711533743">
            <text:p>20.181971153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0.1819711533743">
            <text:p>20.1819711534</text:p>
          </table:table-cell>
          <table:table-cell office:value-type="float" office:value="23.1725813139164">
            <text:p>23.172581313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7.1902088766214">
            <text:p>17.1902088766</text:p>
          </table:table-cell>
          <table:table-cell office:value-type="float" office:value="20.1900537523664">
            <text:p>20.190053752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6.3727220346519">
            <text:p>16.3727220347</text:p>
          </table:table-cell>
          <table:table-cell office:value-type="float" office:value="19.3725669103969">
            <text:p>19.372566910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6.5207428555256">
            <text:p>16.5207428555</text:p>
          </table:table-cell>
          <table:table-cell office:value-type="float" office:value="19.5205877312706">
            <text:p>19.520587731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6.3646394356597">
            <text:p>16.3646394357</text:p>
          </table:table-cell>
          <table:table-cell office:value-type="float" office:value="19.3644843114048">
            <text:p>19.364484311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6.3646394356597">
            <text:p>16.3646394357</text:p>
          </table:table-cell>
          <table:table-cell office:value-type="float" office:value="19.3644843114048">
            <text:p>19.364484311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6.3646394356597">
            <text:p>16.3646394357</text:p>
          </table:table-cell>
          <table:table-cell office:value-type="float" office:value="19.3644843114048">
            <text:p>19.364484311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9.3644843114048">
            <text:p>19.3644843114</text:p>
          </table:table-cell>
          <table:table-cell office:value-type="float" office:value="22.355094471947">
            <text:p>22.355094471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7.347464412698">
            <text:p>17.3474644127</text:p>
          </table:table-cell>
          <table:table-cell office:value-type="float" office:value="20.3380745732401">
            <text:p>20.338074573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6.5299775707285">
            <text:p>16.5299775707</text:p>
          </table:table-cell>
          <table:table-cell office:value-type="float" office:value="19.5205877312706">
            <text:p>19.520587731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7.4685975608325">
            <text:p>17.4685975608</text:p>
          </table:table-cell>
          <table:table-cell office:value-type="float" office:value="20.4592077213747">
            <text:p>20.459207721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7.3124941409667">
            <text:p>17.312494141</text:p>
          </table:table-cell>
          <table:table-cell office:value-type="float" office:value="20.3031043015088">
            <text:p>20.303104301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6.5218949717363">
            <text:p>16.5218949717</text:p>
          </table:table-cell>
          <table:table-cell office:value-type="float" office:value="19.5125051322785">
            <text:p>19.512505132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6.5218949717363">
            <text:p>16.5218949717</text:p>
          </table:table-cell>
          <table:table-cell office:value-type="float" office:value="19.5125051322785">
            <text:p>19.512505132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9.5125051322785">
            <text:p>19.5125051323</text:p>
          </table:table-cell>
          <table:table-cell office:value-type="float" office:value="22.5031152928207">
            <text:p>22.503115292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7.347464412698">
            <text:p>17.3474644127</text:p>
          </table:table-cell>
          <table:table-cell office:value-type="float" office:value="20.1819711533743">
            <text:p>20.181971153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6.5299775707285">
            <text:p>16.5299775707</text:p>
          </table:table-cell>
          <table:table-cell office:value-type="float" office:value="19.3644843114048">
            <text:p>19.364484311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7.4685975608325">
            <text:p>17.4685975608</text:p>
          </table:table-cell>
          <table:table-cell office:value-type="float" office:value="20.3031043015088">
            <text:p>20.303104301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7.3124941409667">
            <text:p>17.312494141</text:p>
          </table:table-cell>
          <table:table-cell office:value-type="float" office:value="20.147000881643">
            <text:p>20.147000881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6.5218949717363">
            <text:p>16.5218949717</text:p>
          </table:table-cell>
          <table:table-cell office:value-type="float" office:value="19.3564017124126">
            <text:p>19.356401712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6.5218949717363">
            <text:p>16.5218949717</text:p>
          </table:table-cell>
          <table:table-cell office:value-type="float" office:value="19.3564017124126">
            <text:p>19.356401712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9.3564017124126">
            <text:p>19.3564017124</text:p>
          </table:table-cell>
          <table:table-cell office:value-type="float" office:value="22.3470118729548">
            <text:p>22.34701187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7.4778322760354">
            <text:p>17.477832276</text:p>
          </table:table-cell>
          <table:table-cell office:value-type="float" office:value="19.3644843114048">
            <text:p>19.364484311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7.6258530969091">
            <text:p>17.6258530969</text:p>
          </table:table-cell>
          <table:table-cell office:value-type="float" office:value="19.5125051322785">
            <text:p>19.512505132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7.4697496770433">
            <text:p>17.469749677</text:p>
          </table:table-cell>
          <table:table-cell office:value-type="float" office:value="19.3564017124126">
            <text:p>19.356401712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7.4697496770433">
            <text:p>17.469749677</text:p>
          </table:table-cell>
          <table:table-cell office:value-type="float" office:value="19.3564017124127">
            <text:p>19.356401712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9.3564017124126">
            <text:p>19.3564017124</text:p>
          </table:table-cell>
          <table:table-cell office:value-type="float" office:value="22.3470118729548">
            <text:p>22.34701187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7.1902088766214">
            <text:p>17.1902088766</text:p>
          </table:table-cell>
          <table:table-cell office:value-type="float" office:value="20.1819711533743">
            <text:p>20.181971153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6.3727220346519">
            <text:p>16.3727220347</text:p>
          </table:table-cell>
          <table:table-cell office:value-type="float" office:value="19.3644843114048">
            <text:p>19.364484311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6.5207428555256">
            <text:p>16.5207428555</text:p>
          </table:table-cell>
          <table:table-cell office:value-type="float" office:value="19.5125051322785">
            <text:p>19.512505132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6.3646394356597">
            <text:p>16.3646394357</text:p>
          </table:table-cell>
          <table:table-cell office:value-type="float" office:value="19.3564017124127">
            <text:p>19.356401712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6.3646394356597">
            <text:p>16.3646394357</text:p>
          </table:table-cell>
          <table:table-cell office:value-type="float" office:value="19.3564017124127">
            <text:p>19.356401712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6.3646394356597">
            <text:p>16.3646394357</text:p>
          </table:table-cell>
          <table:table-cell office:value-type="float" office:value="19.3564017124127">
            <text:p>19.356401712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9.3564017124127">
            <text:p>19.3564017124</text:p>
          </table:table-cell>
          <table:table-cell office:value-type="float" office:value="22.3470118729548">
            <text:p>22.347011873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2.3470118729548">
            <text:p>22.347011873</text:p>
          </table:table-cell>
          <table:table-cell office:value-type="float" office:value="25.3468567486999">
            <text:p>25.346856748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0.1819711533743">
            <text:p>20.1819711534</text:p>
          </table:table-cell>
          <table:table-cell office:value-type="float" office:value="23.0164778940506">
            <text:p>23.016477894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9.3644843114048">
            <text:p>19.3644843114</text:p>
          </table:table-cell>
          <table:table-cell office:value-type="float" office:value="22.1989910520811">
            <text:p>22.198991052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9.5125051322785">
            <text:p>19.5125051323</text:p>
          </table:table-cell>
          <table:table-cell office:value-type="float" office:value="22.3470118729548">
            <text:p>22.34701187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9.3564017124126">
            <text:p>19.3564017124</text:p>
          </table:table-cell>
          <table:table-cell office:value-type="float" office:value="22.190908453089">
            <text:p>22.190908453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9.3564017124126">
            <text:p>19.3564017124</text:p>
          </table:table-cell>
          <table:table-cell office:value-type="float" office:value="22.190908453089">
            <text:p>22.190908453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9.3564017124127">
            <text:p>19.3564017124</text:p>
          </table:table-cell>
          <table:table-cell office:value-type="float" office:value="22.190908453089">
            <text:p>22.1909084531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2.190908453089">
            <text:p>22.1909084531</text:p>
          </table:table-cell>
          <table:table-cell office:value-type="float" office:value="25.190753328834">
            <text:p>25.190753328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9.5217398474814">
            <text:p>19.5217398475</text:p>
          </table:table-cell>
          <table:table-cell office:value-type="float" office:value="21.4083918828508">
            <text:p>21.408391882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0.4603598375854">
            <text:p>20.4603598376</text:p>
          </table:table-cell>
          <table:table-cell office:value-type="float" office:value="22.3470118729548">
            <text:p>22.34701187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0.3042564177196">
            <text:p>20.3042564177</text:p>
          </table:table-cell>
          <table:table-cell office:value-type="float" office:value="22.190908453089">
            <text:p>22.190908453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9.5136572484893">
            <text:p>19.5136572485</text:p>
          </table:table-cell>
          <table:table-cell office:value-type="float" office:value="21.4003092838586">
            <text:p>21.4003092839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1.4003092838586">
            <text:p>21.4003092839</text:p>
          </table:table-cell>
          <table:table-cell office:value-type="float" office:value="24.4001541596037">
            <text:p>24.400154159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9.2341164480674">
            <text:p>19.2341164481</text:p>
          </table:table-cell>
          <table:table-cell office:value-type="float" office:value="22.2258787248203">
            <text:p>22.225878724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8.4166296060979">
            <text:p>18.4166296061</text:p>
          </table:table-cell>
          <table:table-cell office:value-type="float" office:value="21.4083918828508">
            <text:p>21.408391882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9.3552495962019">
            <text:p>19.3552495962</text:p>
          </table:table-cell>
          <table:table-cell office:value-type="float" office:value="22.3470118729548">
            <text:p>22.34701187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9.1991461763361">
            <text:p>19.1991461763</text:p>
          </table:table-cell>
          <table:table-cell office:value-type="float" office:value="22.190908453089">
            <text:p>22.190908453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8.4085470071057">
            <text:p>18.4085470071</text:p>
          </table:table-cell>
          <table:table-cell office:value-type="float" office:value="21.4003092838586">
            <text:p>21.400309283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8.4085470071057">
            <text:p>18.4085470071</text:p>
          </table:table-cell>
          <table:table-cell office:value-type="float" office:value="21.4003092838586">
            <text:p>21.4003092839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1.4003092838586">
            <text:p>21.4003092839</text:p>
          </table:table-cell>
          <table:table-cell office:value-type="float" office:value="24.4001541596037">
            <text:p>24.4001541596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4.4001541596037">
            <text:p>24.4001541596</text:p>
          </table:table-cell>
          <table:table-cell office:value-type="float" office:value="27.1123756359347">
            <text:p>27.112375635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0.1819711533743">
            <text:p>20.1819711534</text:p>
          </table:table-cell>
          <table:table-cell office:value-type="float" office:value="23.1818160291193">
            <text:p>23.181816029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9.3644843114048">
            <text:p>19.3644843114</text:p>
          </table:table-cell>
          <table:table-cell office:value-type="float" office:value="22.3643291871498">
            <text:p>22.364329187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9.5125051322785">
            <text:p>19.5125051323</text:p>
          </table:table-cell>
          <table:table-cell office:value-type="float" office:value="22.5123500080236">
            <text:p>22.51235000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9.3564017124126">
            <text:p>19.3564017124</text:p>
          </table:table-cell>
          <table:table-cell office:value-type="float" office:value="22.3562465881577">
            <text:p>22.356246588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9.3564017124126">
            <text:p>19.3564017124</text:p>
          </table:table-cell>
          <table:table-cell office:value-type="float" office:value="22.3562465881577">
            <text:p>22.356246588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9.3564017124127">
            <text:p>19.3564017124</text:p>
          </table:table-cell>
          <table:table-cell office:value-type="float" office:value="22.3562465881577">
            <text:p>22.356246588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2.3562465881577">
            <text:p>22.3562465882</text:p>
          </table:table-cell>
          <table:table-cell office:value-type="float" office:value="25.3468567486999">
            <text:p>25.346856748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9.5217398474814">
            <text:p>19.5217398475</text:p>
          </table:table-cell>
          <table:table-cell office:value-type="float" office:value="22.5123500080236">
            <text:p>22.51235000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0.4603598375854">
            <text:p>20.4603598376</text:p>
          </table:table-cell>
          <table:table-cell office:value-type="float" office:value="23.4509699981276">
            <text:p>23.450969998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0.3042564177196">
            <text:p>20.3042564177</text:p>
          </table:table-cell>
          <table:table-cell office:value-type="float" office:value="23.2948665782617">
            <text:p>23.294866578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9.5136572484893">
            <text:p>19.5136572485</text:p>
          </table:table-cell>
          <table:table-cell office:value-type="float" office:value="22.5042674090314">
            <text:p>22.504267409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2.5042674090314">
            <text:p>22.504267409</text:p>
          </table:table-cell>
          <table:table-cell office:value-type="float" office:value="25.4948775695736">
            <text:p>25.494877569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9.5217398474814">
            <text:p>19.5217398475</text:p>
          </table:table-cell>
          <table:table-cell office:value-type="float" office:value="22.3562465881577">
            <text:p>22.356246588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0.4603598375854">
            <text:p>20.4603598376</text:p>
          </table:table-cell>
          <table:table-cell office:value-type="float" office:value="23.2948665782617">
            <text:p>23.294866578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0.3042564177196">
            <text:p>20.3042564177</text:p>
          </table:table-cell>
          <table:table-cell office:value-type="float" office:value="23.1387631583959">
            <text:p>23.138763158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9.5136572484893">
            <text:p>19.5136572485</text:p>
          </table:table-cell>
          <table:table-cell office:value-type="float" office:value="22.3481639891656">
            <text:p>22.348163989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2.3481639891656">
            <text:p>22.3481639892</text:p>
          </table:table-cell>
          <table:table-cell office:value-type="float" office:value="25.3387741497077">
            <text:p>25.338774149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0.1819711533743">
            <text:p>20.1819711534</text:p>
          </table:table-cell>
          <table:table-cell office:value-type="float" office:value="23.1737334301272">
            <text:p>23.173733430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9.3644843114048">
            <text:p>19.3644843114</text:p>
          </table:table-cell>
          <table:table-cell office:value-type="float" office:value="22.3562465881577">
            <text:p>22.356246588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9.5125051322785">
            <text:p>19.5125051323</text:p>
          </table:table-cell>
          <table:table-cell office:value-type="float" office:value="22.5042674090314">
            <text:p>22.50426740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9.3564017124126">
            <text:p>19.3564017124</text:p>
          </table:table-cell>
          <table:table-cell office:value-type="float" office:value="22.3481639891656">
            <text:p>22.348163989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9.3564017124126">
            <text:p>19.3564017124</text:p>
          </table:table-cell>
          <table:table-cell office:value-type="float" office:value="22.3481639891656">
            <text:p>22.348163989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9.3564017124127">
            <text:p>19.3564017124</text:p>
          </table:table-cell>
          <table:table-cell office:value-type="float" office:value="22.3481639891656">
            <text:p>22.348163989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2.3481639891656">
            <text:p>22.3481639892</text:p>
          </table:table-cell>
          <table:table-cell office:value-type="float" office:value="25.3387741497077">
            <text:p>25.3387741497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5.3387741497077">
            <text:p>25.3387741497</text:p>
          </table:table-cell>
          <table:table-cell office:value-type="float" office:value="28.0509956260388">
            <text:p>28.05099562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2.3562465881577">
            <text:p>22.3562465882</text:p>
          </table:table-cell>
          <table:table-cell office:value-type="float" office:value="25.190753328834">
            <text:p>25.190753328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2.5042674090314">
            <text:p>22.504267409</text:p>
          </table:table-cell>
          <table:table-cell office:value-type="float" office:value="25.3387741497077">
            <text:p>25.3387741497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2.3481639891656">
            <text:p>22.3481639892</text:p>
          </table:table-cell>
          <table:table-cell office:value-type="float" office:value="25.1826707298419">
            <text:p>25.182670729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2.3481639891656">
            <text:p>22.3481639892</text:p>
          </table:table-cell>
          <table:table-cell office:value-type="float" office:value="25.1826707298419">
            <text:p>25.1826707298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5.1826707298419">
            <text:p>25.1826707298</text:p>
          </table:table-cell>
          <table:table-cell office:value-type="float" office:value="27.8948922061729">
            <text:p>27.894892206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2.2258787248203">
            <text:p>22.2258787248</text:p>
          </table:table-cell>
          <table:table-cell office:value-type="float" office:value="25.2176410015732">
            <text:p>25.217641001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1.4083918828508">
            <text:p>21.4083918829</text:p>
          </table:table-cell>
          <table:table-cell office:value-type="float" office:value="24.4001541596037">
            <text:p>24.400154159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2.3470118729548">
            <text:p>22.347011873</text:p>
          </table:table-cell>
          <table:table-cell office:value-type="float" office:value="25.3387741497077">
            <text:p>25.3387741497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2.190908453089">
            <text:p>22.1909084531</text:p>
          </table:table-cell>
          <table:table-cell office:value-type="float" office:value="25.1826707298419">
            <text:p>25.182670729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1.4003092838586">
            <text:p>21.4003092839</text:p>
          </table:table-cell>
          <table:table-cell office:value-type="float" office:value="24.3920715606116">
            <text:p>24.392071560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1.4003092838586">
            <text:p>21.4003092839</text:p>
          </table:table-cell>
          <table:table-cell office:value-type="float" office:value="24.3920715606116">
            <text:p>24.3920715606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4.3920715606116">
            <text:p>24.3920715606</text:p>
          </table:table-cell>
          <table:table-cell office:value-type="float" office:value="27.1042930369426">
            <text:p>27.1042930369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7.1042930369426">
            <text:p>27.1042930369</text:p>
          </table:table-cell>
          <table:table-cell office:value-type="float" office:value="30.1041379126876">
            <text:p>30.1041379127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22.2258787248203">
            <text:p>22.2258787248</text:p>
          </table:table-cell>
          <table:table-cell office:value-type="float" office:value="24.9381002011513">
            <text:p>24.938100201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1.4083918828508">
            <text:p>21.4083918829</text:p>
          </table:table-cell>
          <table:table-cell office:value-type="float" office:value="24.1206133591818">
            <text:p>24.120613359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2.3470118729548">
            <text:p>22.347011873</text:p>
          </table:table-cell>
          <table:table-cell office:value-type="float" office:value="25.0592333492858">
            <text:p>25.0592333493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2.190908453089">
            <text:p>22.1909084531</text:p>
          </table:table-cell>
          <table:table-cell office:value-type="float" office:value="24.90312992942">
            <text:p>24.903129929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21.4003092838586">
            <text:p>21.4003092839</text:p>
          </table:table-cell>
          <table:table-cell office:value-type="float" office:value="24.1125307601897">
            <text:p>24.112530760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1.4003092838586">
            <text:p>21.4003092839</text:p>
          </table:table-cell>
          <table:table-cell office:value-type="float" office:value="24.1125307601897">
            <text:p>24.112530760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4.1125307601897">
            <text:p>24.1125307602</text:p>
          </table:table-cell>
          <table:table-cell office:value-type="float" office:value="27.1123756359347">
            <text:p>27.112375635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6435352590538">
            <text:p>2.9643535259</text:p>
          </table:table-cell>
          <table:table-cell office:value-type="float" office:value="9.76491122323676">
            <text:p>9.7649112232</text:p>
          </table:table-cell>
          <table:table-cell office:value-type="float" office:value="12.7292647491421">
            <text:p>12.729264749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6435352590538">
            <text:p>2.9643535259</text:p>
          </table:table-cell>
          <table:table-cell office:value-type="float" office:value="10.7035312133408">
            <text:p>10.7035312133</text:p>
          </table:table-cell>
          <table:table-cell office:value-type="float" office:value="13.6678847392462">
            <text:p>13.667884739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6435352590538">
            <text:p>2.9643535259</text:p>
          </table:table-cell>
          <table:table-cell office:value-type="float" office:value="10.5474277934749">
            <text:p>10.5474277935</text:p>
          </table:table-cell>
          <table:table-cell office:value-type="float" office:value="13.5117813193803">
            <text:p>13.511781319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6435352590538">
            <text:p>2.9643535259</text:p>
          </table:table-cell>
          <table:table-cell office:value-type="float" office:value="9.75682862424462">
            <text:p>9.7568286242</text:p>
          </table:table-cell>
          <table:table-cell office:value-type="float" office:value="12.72118215015">
            <text:p>12.72118215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12.72118215015">
            <text:p>12.7211821502</text:p>
          </table:table-cell>
          <table:table-cell office:value-type="float" office:value="15.433403626481">
            <text:p>15.433403626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0.2113013714764">
            <text:p>10.2113013715</text:p>
          </table:table-cell>
          <table:table-cell office:value-type="float" office:value="13.2111462472214">
            <text:p>13.211146247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4.59887351170042">
            <text:p>4.5988735117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87726219591156">
            <text:p>4.8772621959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3.77330407073879">
            <text:p>3.7733040707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6506634749171">
            <text:p>6.765066347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4.59887351170042">
            <text:p>4.5988735117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87726219591156">
            <text:p>4.8772621959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3.77330407073879">
            <text:p>3.7733040707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7314894648385">
            <text:p>6.7731489465</text:p>
          </table:table-cell>
          <table:table-cell office:value-type="float" office:value="9.7729938222289">
            <text:p>9.772993822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5.33288705935406">
            <text:p>5.3328870594</text:p>
          </table:table-cell>
          <table:table-cell office:value-type="float" office:value="8.04510853568508">
            <text:p>8.045108535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8649691111445">
            <text:p>4.8864969111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87726219591156">
            <text:p>4.8772621959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4.72115877604571">
            <text:p>4.721158776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4.50731761839243">
            <text:p>4.5073176184</text:p>
          </table:table-cell>
          <table:table-cell office:value-type="float" office:value="7.21953909472346">
            <text:p>7.219539094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4.87841431212231">
            <text:p>4.8784143121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7.21953909472346">
            <text:p>7.2195390947</text:p>
          </table:table-cell>
          <table:table-cell office:value-type="float" office:value="10.2193839704685">
            <text:p>10.219383970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.71222147633102">
            <text:p>2.7122214763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99061016054217">
            <text:p>2.9906101605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.83450674067632">
            <text:p>2.8345067407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7841431212231">
            <text:p>4.8784143121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.71222147633102">
            <text:p>2.7122214763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99061016054217">
            <text:p>2.9906101605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.83450674067632">
            <text:p>2.834506740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8649691111445">
            <text:p>4.8864969111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2.71222147633102">
            <text:p>2.7122214763</text:p>
          </table:table-cell>
          <table:table-cell office:value-type="float" office:value="5.42444295266204">
            <text:p>5.424442952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984487574506">
            <text:p>2.9998448757</text:p>
          </table:table-cell>
          <table:table-cell office:value-type="float" office:value="5.71206635207608">
            <text:p>5.712066352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99061016054217">
            <text:p>2.9906101605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.83450674067632">
            <text:p>2.8345067407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.88665203536939">
            <text:p>1.8866520354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.99176227675292">
            <text:p>2.9917622768</text:p>
          </table:table-cell>
          <table:table-cell office:value-type="float" office:value="5.70398375308394">
            <text:p>5.703983753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4.59887351170042">
            <text:p>4.5988735117</text:p>
          </table:table-cell>
          <table:table-cell office:value-type="float" office:value="7.58948367224259">
            <text:p>7.589483672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176227675292">
            <text:p>2.9917622768</text:p>
          </table:table-cell>
          <table:table-cell office:value-type="float" office:value="5.98237243729509">
            <text:p>5.982372437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.99984487574506">
            <text:p>2.9998448757</text:p>
          </table:table-cell>
          <table:table-cell office:value-type="float" office:value="5.99045503628723">
            <text:p>5.9904550363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.71222147633102">
            <text:p>2.7122214763</text:p>
          </table:table-cell>
          <table:table-cell office:value-type="float" office:value="5.70283163687319">
            <text:p>5.702831636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99061016054217">
            <text:p>2.9906101605</text:p>
          </table:table-cell>
          <table:table-cell office:value-type="float" office:value="5.98122032108434">
            <text:p>5.98122032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.83450674067632">
            <text:p>2.8345067407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  <table:table-cell office:value-type="float" office:value="7.86787235645373">
            <text:p>7.8678723565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176227675292">
            <text:p>2.9917622768</text:p>
          </table:table-cell>
          <table:table-cell office:value-type="float" office:value="5.82626901742924">
            <text:p>5.826269017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.99984487574506">
            <text:p>2.9998448757</text:p>
          </table:table-cell>
          <table:table-cell office:value-type="float" office:value="5.83435161642138">
            <text:p>5.834351616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.71222147633102">
            <text:p>2.7122214763</text:p>
          </table:table-cell>
          <table:table-cell office:value-type="float" office:value="5.54672821700734">
            <text:p>5.5467282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.99061016054217">
            <text:p>2.9906101605</text:p>
          </table:table-cell>
          <table:table-cell office:value-type="float" office:value="5.82511690121849">
            <text:p>5.8251169012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0674067632">
            <text:p>2.8345067407</text:p>
          </table:table-cell>
          <table:table-cell office:value-type="float" office:value="5.66901348135264">
            <text:p>5.6690134814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2.71222147633102">
            <text:p>2.7122214763</text:p>
          </table:table-cell>
          <table:table-cell office:value-type="float" office:value="4.59887351170042">
            <text:p>4.598873511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1.88665203536939">
            <text:p>1.8866520354</text:p>
          </table:table-cell>
          <table:table-cell office:value-type="float" office:value="3.77330407073879">
            <text:p>3.7733040707</text:p>
          </table:table-cell>
        </table:table-row>
        <table:table-row table:style-name="ro1" table:visibility="filter">
          <table:table-cell table:style-name="ce1"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3.77330407073879">
            <text:p>3.7733040707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76391423128096">
            <text:p>6.7639142313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7841431212231">
            <text:p>4.8784143121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8649691111445">
            <text:p>4.8864969111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4.59887351170042">
            <text:p>4.5988735117</text:p>
          </table:table-cell>
          <table:table-cell office:value-type="float" office:value="7.43338025237674">
            <text:p>7.433380252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87726219591156">
            <text:p>4.8772621959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3.77330407073879">
            <text:p>3.7733040707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6.60781081141511">
            <text:p>6.6078108114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5.33288705935406">
            <text:p>5.3328870594</text:p>
          </table:table-cell>
          <table:table-cell office:value-type="float" office:value="7.21953909472346">
            <text:p>7.219539094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8649691111445">
            <text:p>4.8864969111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87726219591156">
            <text:p>4.8772621959</text:p>
          </table:table-cell>
          <table:table-cell office:value-type="float" office:value="6.76391423128096">
            <text:p>6.7639142313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4.72115877604571">
            <text:p>4.721158776</text:p>
          </table:table-cell>
          <table:table-cell office:value-type="float" office:value="6.60781081141511">
            <text:p>6.607810811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4.50731761839243">
            <text:p>4.5073176184</text:p>
          </table:table-cell>
          <table:table-cell office:value-type="float" office:value="6.39396965376183">
            <text:p>6.393969653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4.87841431212231">
            <text:p>4.8784143121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6.39396965376183">
            <text:p>6.3939696538</text:p>
          </table:table-cell>
          <table:table-cell office:value-type="float" office:value="9.39381452950689">
            <text:p>9.393814529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9.39381452950689">
            <text:p>9.3938145295</text:p>
          </table:table-cell>
          <table:table-cell office:value-type="float" office:value="12.3936594052519">
            <text:p>12.393659405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7.59063578845333">
            <text:p>7.5906357885</text:p>
          </table:table-cell>
          <table:table-cell office:value-type="float" office:value="10.5812459489955">
            <text:p>10.58124594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7841431212231">
            <text:p>4.878414312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4.88649691111445">
            <text:p>4.8864969111</text:p>
          </table:table-cell>
          <table:table-cell office:value-type="float" office:value="7.88634178685951">
            <text:p>7.886341786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4.59887351170042">
            <text:p>4.5988735117</text:p>
          </table:table-cell>
          <table:table-cell office:value-type="float" office:value="7.59871838744547">
            <text:p>7.5987183874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87726219591156">
            <text:p>4.8772621959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4.72115877604571">
            <text:p>4.721158776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3.77330407073879">
            <text:p>3.7733040707</text:p>
          </table:table-cell>
          <table:table-cell office:value-type="float" office:value="6.77314894648385">
            <text:p>6.773148946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7314894648385">
            <text:p>6.7731489465</text:p>
          </table:table-cell>
          <table:table-cell office:value-type="float" office:value="9.76375910702602">
            <text:p>9.76375910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5.33288705935406">
            <text:p>5.3328870594</text:p>
          </table:table-cell>
          <table:table-cell office:value-type="float" office:value="8.32349721989623">
            <text:p>8.323497219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8649691111445">
            <text:p>4.8864969111</text:p>
          </table:table-cell>
          <table:table-cell office:value-type="float" office:value="7.87710707165662">
            <text:p>7.877107071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87726219591156">
            <text:p>4.8772621959</text:p>
          </table:table-cell>
          <table:table-cell office:value-type="float" office:value="7.86787235645373">
            <text:p>7.867872356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4.72115877604571">
            <text:p>4.721158776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4.50731761839243">
            <text:p>4.5073176184</text:p>
          </table:table-cell>
          <table:table-cell office:value-type="float" office:value="7.4979277789346">
            <text:p>7.497927778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4.87841431212231">
            <text:p>4.8784143121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4979277789346">
            <text:p>7.4979277789</text:p>
          </table:table-cell>
          <table:table-cell office:value-type="float" office:value="10.4885379394768">
            <text:p>10.488537939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5.33288705935406">
            <text:p>5.3328870594</text:p>
          </table:table-cell>
          <table:table-cell office:value-type="float" office:value="8.16739380003038">
            <text:p>8.167393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8649691111445">
            <text:p>4.8864969111</text:p>
          </table:table-cell>
          <table:table-cell office:value-type="float" office:value="7.72100365179077">
            <text:p>7.721003651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87726219591156">
            <text:p>4.8772621959</text:p>
          </table:table-cell>
          <table:table-cell office:value-type="float" office:value="7.71176893658788">
            <text:p>7.7117689366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4.72115877604571">
            <text:p>4.721158776</text:p>
          </table:table-cell>
          <table:table-cell office:value-type="float" office:value="7.55566551672203">
            <text:p>7.555665516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4.50731761839243">
            <text:p>4.5073176184</text:p>
          </table:table-cell>
          <table:table-cell office:value-type="float" office:value="7.34182435906875">
            <text:p>7.3418243591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4.87841431212231">
            <text:p>4.8784143121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34182435906875">
            <text:p>7.3418243591</text:p>
          </table:table-cell>
          <table:table-cell office:value-type="float" office:value="10.3324345196109">
            <text:p>10.332434519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6.76506634749171">
            <text:p>6.7650663475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7841431212231">
            <text:p>4.8784143121</text:p>
          </table:table-cell>
          <table:table-cell office:value-type="float" office:value="7.87017658887523">
            <text:p>7.870176588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4.88649691111445">
            <text:p>4.8864969111</text:p>
          </table:table-cell>
          <table:table-cell office:value-type="float" office:value="7.87825918786737">
            <text:p>7.8782591879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4.59887351170042">
            <text:p>4.5988735117</text:p>
          </table:table-cell>
          <table:table-cell office:value-type="float" office:value="7.59063578845333">
            <text:p>7.5906357885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87726219591156">
            <text:p>4.8772621959</text:p>
          </table:table-cell>
          <table:table-cell office:value-type="float" office:value="7.86902447266448">
            <text:p>7.8690244727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4.72115877604571">
            <text:p>4.721158776</text:p>
          </table:table-cell>
          <table:table-cell office:value-type="float" office:value="7.71292105279863">
            <text:p>7.7129210528</text:p>
          </table:table-cell>
        </table:table-row>
        <table:table-row table:style-name="ro1" table:visibility="filter">
          <table:table-cell table:style-name="ce1" office:value-type="float" office:value="10">
            <text:p>1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3.77330407073879">
            <text:p>3.7733040707</text:p>
          </table:table-cell>
          <table:table-cell office:value-type="float" office:value="6.76506634749171">
            <text:p>6.765066347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6.76506634749171">
            <text:p>6.7650663475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9.75567650803388">
            <text:p>9.755676508</text:p>
          </table:table-cell>
          <table:table-cell office:value-type="float" office:value="12.7555213837789">
            <text:p>12.75552138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7.59063578845333">
            <text:p>7.5906357885</text:p>
          </table:table-cell>
          <table:table-cell office:value-type="float" office:value="10.4251425291297">
            <text:p>10.4251425291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7314894648385">
            <text:p>6.7731489465</text:p>
          </table:table-cell>
          <table:table-cell office:value-type="float" office:value="9.60765568716016">
            <text:p>9.607655687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4979277789346">
            <text:p>7.4979277789</text:p>
          </table:table-cell>
          <table:table-cell office:value-type="float" office:value="10.3324345196109">
            <text:p>10.332434519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34182435906875">
            <text:p>7.3418243591</text:p>
          </table:table-cell>
          <table:table-cell office:value-type="float" office:value="10.1763310997451">
            <text:p>10.176331099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6.76506634749171">
            <text:p>6.7650663475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6.76506634749171">
            <text:p>6.7650663475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9.59957308816803">
            <text:p>9.5995730882</text:p>
          </table:table-cell>
          <table:table-cell office:value-type="float" office:value="12.5994179639131">
            <text:p>12.599417963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9.38573193051475">
            <text:p>9.3857319305</text:p>
          </table:table-cell>
          <table:table-cell office:value-type="float" office:value="12.3855768062598">
            <text:p>12.385576806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6506634749171">
            <text:p>6.7650663475</text:p>
          </table:table-cell>
          <table:table-cell office:value-type="float" office:value="9.75682862424462">
            <text:p>9.756828624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7314894648385">
            <text:p>6.773148946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7.21953909472346">
            <text:p>7.2195390947</text:p>
          </table:table-cell>
          <table:table-cell office:value-type="float" office:value="10.2113013714764">
            <text:p>10.211301371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76391423128096">
            <text:p>6.7639142313</text:p>
          </table:table-cell>
          <table:table-cell office:value-type="float" office:value="9.75567650803388">
            <text:p>9.75567650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6.60781081141511">
            <text:p>6.6078108114</text:p>
          </table:table-cell>
          <table:table-cell office:value-type="float" office:value="9.59957308816803">
            <text:p>9.599573088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6.39396965376183">
            <text:p>6.3939696538</text:p>
          </table:table-cell>
          <table:table-cell office:value-type="float" office:value="9.38573193051475">
            <text:p>9.385731930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9.38573193051475">
            <text:p>9.3857319305</text:p>
          </table:table-cell>
          <table:table-cell office:value-type="float" office:value="12.3855768062598">
            <text:p>12.385576806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2.3855768062598">
            <text:p>12.3855768063</text:p>
          </table:table-cell>
          <table:table-cell office:value-type="float" office:value="15.0977982825908">
            <text:p>15.097798282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62066558302304">
            <text:p>2.620665583</text:p>
          </table:table-cell>
          <table:table-cell office:value-type="float" office:value="9.76491122323676">
            <text:p>9.7649112232</text:p>
          </table:table-cell>
          <table:table-cell office:value-type="float" office:value="12.3855768062598">
            <text:p>12.385576806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62066558302304">
            <text:p>2.620665583</text:p>
          </table:table-cell>
          <table:table-cell office:value-type="float" office:value="10.7035312133408">
            <text:p>10.7035312133</text:p>
          </table:table-cell>
          <table:table-cell office:value-type="float" office:value="13.3241967963638">
            <text:p>13.324196796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62066558302304">
            <text:p>2.620665583</text:p>
          </table:table-cell>
          <table:table-cell office:value-type="float" office:value="10.5474277934749">
            <text:p>10.5474277935</text:p>
          </table:table-cell>
          <table:table-cell office:value-type="float" office:value="13.168093376498">
            <text:p>13.168093376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62066558302304">
            <text:p>2.620665583</text:p>
          </table:table-cell>
          <table:table-cell office:value-type="float" office:value="9.75682862424462">
            <text:p>9.7568286242</text:p>
          </table:table-cell>
          <table:table-cell office:value-type="float" office:value="12.3774942072677">
            <text:p>12.377494207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12.3774942072677">
            <text:p>12.3774942073</text:p>
          </table:table-cell>
          <table:table-cell office:value-type="float" office:value="15.0897156835987">
            <text:p>15.089715683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6435352590538">
            <text:p>2.9643535259</text:p>
          </table:table-cell>
          <table:table-cell office:value-type="float" office:value="7.72100365179077">
            <text:p>7.7210036518</text:p>
          </table:table-cell>
          <table:table-cell office:value-type="float" office:value="10.6853571776961">
            <text:p>10.685357177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6435352590538">
            <text:p>2.9643535259</text:p>
          </table:table-cell>
          <table:table-cell office:value-type="float" office:value="7.86902447266448">
            <text:p>7.8690244727</text:p>
          </table:table-cell>
          <table:table-cell office:value-type="float" office:value="10.8333779985699">
            <text:p>10.833377998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6435352590538">
            <text:p>2.9643535259</text:p>
          </table:table-cell>
          <table:table-cell office:value-type="float" office:value="7.71292105279863">
            <text:p>7.7129210528</text:p>
          </table:table-cell>
          <table:table-cell office:value-type="float" office:value="10.677274578704">
            <text:p>10.677274578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6435352590538">
            <text:p>2.9643535259</text:p>
          </table:table-cell>
          <table:table-cell office:value-type="float" office:value="7.71292105279863">
            <text:p>7.7129210528</text:p>
          </table:table-cell>
          <table:table-cell office:value-type="float" office:value="10.677274578704">
            <text:p>10.677274578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99061016054217">
            <text:p>2.9906101605</text:p>
          </table:table-cell>
          <table:table-cell office:value-type="float" office:value="10.677274578704">
            <text:p>10.6772745787</text:p>
          </table:table-cell>
          <table:table-cell office:value-type="float" office:value="13.6678847392462">
            <text:p>13.667884739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7.59063578845333">
            <text:p>7.5906357885</text:p>
          </table:table-cell>
          <table:table-cell office:value-type="float" office:value="10.5904806641984">
            <text:p>10.590480664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7314894648385">
            <text:p>6.7731489465</text:p>
          </table:table-cell>
          <table:table-cell office:value-type="float" office:value="9.7729938222289">
            <text:p>9.772993822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7.4979277789346">
            <text:p>7.4979277789</text:p>
          </table:table-cell>
          <table:table-cell office:value-type="float" office:value="10.4977726546797">
            <text:p>10.497772654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7.34182435906875">
            <text:p>7.3418243591</text:p>
          </table:table-cell>
          <table:table-cell office:value-type="float" office:value="10.3416692348138">
            <text:p>10.341669234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6.76506634749171">
            <text:p>6.765066347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6.76506634749171">
            <text:p>6.765066347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9.76491122323676">
            <text:p>9.7649112232</text:p>
          </table:table-cell>
          <table:table-cell office:value-type="float" office:value="12.7555213837789">
            <text:p>12.755521383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62066558302304">
            <text:p>2.620665583</text:p>
          </table:table-cell>
          <table:table-cell office:value-type="float" office:value="7.72100365179077">
            <text:p>7.7210036518</text:p>
          </table:table-cell>
          <table:table-cell office:value-type="float" office:value="10.3416692348138">
            <text:p>10.341669234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62066558302304">
            <text:p>2.620665583</text:p>
          </table:table-cell>
          <table:table-cell office:value-type="float" office:value="7.86902447266448">
            <text:p>7.8690244727</text:p>
          </table:table-cell>
          <table:table-cell office:value-type="float" office:value="10.4896900556875">
            <text:p>10.489690055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62066558302304">
            <text:p>2.620665583</text:p>
          </table:table-cell>
          <table:table-cell office:value-type="float" office:value="7.71292105279863">
            <text:p>7.7129210528</text:p>
          </table:table-cell>
          <table:table-cell office:value-type="float" office:value="10.3335866358217">
            <text:p>10.333586635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62066558302304">
            <text:p>2.620665583</text:p>
          </table:table-cell>
          <table:table-cell office:value-type="float" office:value="7.71292105279863">
            <text:p>7.7129210528</text:p>
          </table:table-cell>
          <table:table-cell office:value-type="float" office:value="10.3335866358217">
            <text:p>10.333586635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99061016054217">
            <text:p>2.9906101605</text:p>
          </table:table-cell>
          <table:table-cell office:value-type="float" office:value="10.3335866358217">
            <text:p>10.3335866358</text:p>
          </table:table-cell>
          <table:table-cell office:value-type="float" office:value="13.3241967963638">
            <text:p>13.324196796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99061016054217">
            <text:p>2.9906101605</text:p>
          </table:table-cell>
          <table:table-cell office:value-type="float" office:value="7.84276783802769">
            <text:p>7.842767838</text:p>
          </table:table-cell>
          <table:table-cell office:value-type="float" office:value="10.8333779985699">
            <text:p>10.8333779986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7.50716249413749">
            <text:p>7.5071624941</text:p>
          </table:table-cell>
          <table:table-cell office:value-type="float" office:value="10.4977726546797">
            <text:p>10.497772654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99061016054217">
            <text:p>2.9906101605</text:p>
          </table:table-cell>
          <table:table-cell office:value-type="float" office:value="7.49907989514535">
            <text:p>7.4990798951</text:p>
          </table:table-cell>
          <table:table-cell office:value-type="float" office:value="10.4896900556875">
            <text:p>10.489690055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86902447266448">
            <text:p>7.8690244727</text:p>
          </table:table-cell>
          <table:table-cell office:value-type="float" office:value="10.8596346332067">
            <text:p>10.85963463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7.71292105279863">
            <text:p>7.7129210528</text:p>
          </table:table-cell>
          <table:table-cell office:value-type="float" office:value="10.7035312133408">
            <text:p>10.703531213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7.49907989514535">
            <text:p>7.4990798951</text:p>
          </table:table-cell>
          <table:table-cell office:value-type="float" office:value="10.4896900556875">
            <text:p>10.489690055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0.4896900556875">
            <text:p>10.4896900557</text:p>
          </table:table-cell>
          <table:table-cell office:value-type="float" office:value="13.4803002162297">
            <text:p>13.480300216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83450674067632">
            <text:p>2.8345067407</text:p>
          </table:table-cell>
          <table:table-cell office:value-type="float" office:value="7.84276783802769">
            <text:p>7.842767838</text:p>
          </table:table-cell>
          <table:table-cell office:value-type="float" office:value="10.677274578704">
            <text:p>10.677274578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7.50716249413749">
            <text:p>7.5071624941</text:p>
          </table:table-cell>
          <table:table-cell office:value-type="float" office:value="10.3416692348138">
            <text:p>10.341669234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83450674067632">
            <text:p>2.8345067407</text:p>
          </table:table-cell>
          <table:table-cell office:value-type="float" office:value="7.49907989514535">
            <text:p>7.4990798951</text:p>
          </table:table-cell>
          <table:table-cell office:value-type="float" office:value="10.3335866358217">
            <text:p>10.333586635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86902447266448">
            <text:p>7.8690244727</text:p>
          </table:table-cell>
          <table:table-cell office:value-type="float" office:value="10.7035312133408">
            <text:p>10.7035312133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7.71292105279863">
            <text:p>7.7129210528</text:p>
          </table:table-cell>
          <table:table-cell office:value-type="float" office:value="10.5474277934749">
            <text:p>10.5474277935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7.49907989514535">
            <text:p>7.4990798951</text:p>
          </table:table-cell>
          <table:table-cell office:value-type="float" office:value="10.3335866358217">
            <text:p>10.333586635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0.3335866358217">
            <text:p>10.3335866358</text:p>
          </table:table-cell>
          <table:table-cell office:value-type="float" office:value="13.3241967963638">
            <text:p>13.3241967964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7.59063578845333">
            <text:p>7.5906357885</text:p>
          </table:table-cell>
          <table:table-cell office:value-type="float" office:value="10.5823980652063">
            <text:p>10.582398065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7314894648385">
            <text:p>6.7731489465</text:p>
          </table:table-cell>
          <table:table-cell office:value-type="float" office:value="9.76491122323676">
            <text:p>9.764911223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7.4979277789346">
            <text:p>7.4979277789</text:p>
          </table:table-cell>
          <table:table-cell office:value-type="float" office:value="10.4896900556875">
            <text:p>10.4896900557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7.34182435906875">
            <text:p>7.3418243591</text:p>
          </table:table-cell>
          <table:table-cell office:value-type="float" office:value="10.3335866358217">
            <text:p>10.3335866358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6.76506634749171">
            <text:p>6.7650663475</text:p>
          </table:table-cell>
          <table:table-cell office:value-type="float" office:value="9.75682862424462">
            <text:p>9.7568286242</text:p>
          </table:table-cell>
        </table:table-row>
        <table:table-row table:style-name="ro1" table:visibility="filter">
          <table:table-cell table:style-name="ce1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6.76506634749171">
            <text:p>6.7650663475</text:p>
          </table:table-cell>
          <table:table-cell office:value-type="float" office:value="9.75682862424462">
            <text:p>9.756828624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9.75682862424462">
            <text:p>9.7568286242</text:p>
          </table:table-cell>
          <table:table-cell office:value-type="float" office:value="12.7474387847868">
            <text:p>12.7474387848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2.7474387847868">
            <text:p>12.7474387848</text:p>
          </table:table-cell>
          <table:table-cell office:value-type="float" office:value="15.4596602611178">
            <text:p>15.459660261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83450674067632">
            <text:p>2.8345067407</text:p>
          </table:table-cell>
          <table:table-cell office:value-type="float" office:value="10.677274578704">
            <text:p>10.6772745787</text:p>
          </table:table-cell>
          <table:table-cell office:value-type="float" office:value="13.5117813193803">
            <text:p>13.511781319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9.76491122323676">
            <text:p>9.7649112232</text:p>
          </table:table-cell>
          <table:table-cell office:value-type="float" office:value="12.5994179639131">
            <text:p>12.599417963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83450674067632">
            <text:p>2.8345067407</text:p>
          </table:table-cell>
          <table:table-cell office:value-type="float" office:value="10.3335866358217">
            <text:p>10.3335866358</text:p>
          </table:table-cell>
          <table:table-cell office:value-type="float" office:value="13.168093376498">
            <text:p>13.168093376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0.4896900556875">
            <text:p>10.4896900557</text:p>
          </table:table-cell>
          <table:table-cell office:value-type="float" office:value="13.3241967963638">
            <text:p>13.3241967964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0.3335866358217">
            <text:p>10.3335866358</text:p>
          </table:table-cell>
          <table:table-cell office:value-type="float" office:value="13.168093376498">
            <text:p>13.168093376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9.75682862424462">
            <text:p>9.7568286242</text:p>
          </table:table-cell>
          <table:table-cell office:value-type="float" office:value="12.5913353649209">
            <text:p>12.591335364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2.5913353649209">
            <text:p>12.5913353649</text:p>
          </table:table-cell>
          <table:table-cell office:value-type="float" office:value="15.303556841252">
            <text:p>15.303556841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0.2113013714764">
            <text:p>10.2113013715</text:p>
          </table:table-cell>
          <table:table-cell office:value-type="float" office:value="13.2030636482293">
            <text:p>13.203063648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9.39381452950689">
            <text:p>9.3938145295</text:p>
          </table:table-cell>
          <table:table-cell office:value-type="float" office:value="12.3855768062598">
            <text:p>12.385576806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9.75567650803388">
            <text:p>9.755676508</text:p>
          </table:table-cell>
          <table:table-cell office:value-type="float" office:value="12.7474387847868">
            <text:p>12.747438784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9.59957308816803">
            <text:p>9.5995730882</text:p>
          </table:table-cell>
          <table:table-cell office:value-type="float" office:value="12.5913353649209">
            <text:p>12.591335364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9.38573193051475">
            <text:p>9.3857319305</text:p>
          </table:table-cell>
          <table:table-cell office:value-type="float" office:value="12.3774942072677">
            <text:p>12.3774942073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9.38573193051475">
            <text:p>9.3857319305</text:p>
          </table:table-cell>
          <table:table-cell office:value-type="float" office:value="12.3774942072677">
            <text:p>12.377494207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2.3774942072677">
            <text:p>12.3774942073</text:p>
          </table:table-cell>
          <table:table-cell office:value-type="float" office:value="15.0897156835987">
            <text:p>15.089715683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5.0897156835987">
            <text:p>15.0897156836</text:p>
          </table:table-cell>
          <table:table-cell office:value-type="float" office:value="17.8019371599297">
            <text:p>17.801937159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2.0979534068458">
            <text:p>12.0979534068</text:p>
          </table:table-cell>
          <table:table-cell office:value-type="float" office:value="15.0977982825908">
            <text:p>15.097798282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1.2804665648763">
            <text:p>11.2804665649</text:p>
          </table:table-cell>
          <table:table-cell office:value-type="float" office:value="14.2803114406213">
            <text:p>14.280311440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1.6423285434033">
            <text:p>11.6423285434</text:p>
          </table:table-cell>
          <table:table-cell office:value-type="float" office:value="14.6421734191483">
            <text:p>14.642173419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1.4862251235374">
            <text:p>11.4862251235</text:p>
          </table:table-cell>
          <table:table-cell office:value-type="float" office:value="14.4860699992825">
            <text:p>14.48606999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1.2723839658841">
            <text:p>11.2723839659</text:p>
          </table:table-cell>
          <table:table-cell office:value-type="float" office:value="14.2722288416292">
            <text:p>14.272228841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11.2723839658841">
            <text:p>11.2723839659</text:p>
          </table:table-cell>
          <table:table-cell office:value-type="float" office:value="14.2722288416292">
            <text:p>14.272228841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4.2722288416292">
            <text:p>14.2722288416</text:p>
          </table:table-cell>
          <table:table-cell office:value-type="float" office:value="16.9844503179602">
            <text:p>16.98445031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10.677274578704">
            <text:p>10.6772745787</text:p>
          </table:table-cell>
          <table:table-cell office:value-type="float" office:value="13.389496055035">
            <text:p>13.389496055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9.76491122323676">
            <text:p>9.7649112232</text:p>
          </table:table-cell>
          <table:table-cell office:value-type="float" office:value="12.4771326995678">
            <text:p>12.477132699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2.71222147633102">
            <text:p>2.7122214763</text:p>
          </table:table-cell>
          <table:table-cell office:value-type="float" office:value="10.3335866358217">
            <text:p>10.3335866358</text:p>
          </table:table-cell>
          <table:table-cell office:value-type="float" office:value="13.0458081121527">
            <text:p>13.045808112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0.4896900556875">
            <text:p>10.4896900557</text:p>
          </table:table-cell>
          <table:table-cell office:value-type="float" office:value="13.2019115320185">
            <text:p>13.20191153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0.3335866358217">
            <text:p>10.3335866358</text:p>
          </table:table-cell>
          <table:table-cell office:value-type="float" office:value="13.0458081121527">
            <text:p>13.045808112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9.75682862424462">
            <text:p>9.7568286242</text:p>
          </table:table-cell>
          <table:table-cell office:value-type="float" office:value="12.4690501005756">
            <text:p>12.469050100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2.4690501005756">
            <text:p>12.4690501006</text:p>
          </table:table-cell>
          <table:table-cell office:value-type="float" office:value="15.4596602611178">
            <text:p>15.459660261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9.47728782382273">
            <text:p>9.4772878238</text:p>
          </table:table-cell>
          <table:table-cell office:value-type="float" office:value="12.4771326995678">
            <text:p>12.477132699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8.65980098185324">
            <text:p>8.6598009819</text:p>
          </table:table-cell>
          <table:table-cell office:value-type="float" office:value="11.6596458575983">
            <text:p>11.659645857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9.384579814304">
            <text:p>9.3845798143</text:p>
          </table:table-cell>
          <table:table-cell office:value-type="float" office:value="12.3844246900491">
            <text:p>12.3844246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9.22847639443815">
            <text:p>9.2284763944</text:p>
          </table:table-cell>
          <table:table-cell office:value-type="float" office:value="12.2283212701832">
            <text:p>12.228321270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8.6517183828611">
            <text:p>8.6517183829</text:p>
          </table:table-cell>
          <table:table-cell office:value-type="float" office:value="11.6515632586062">
            <text:p>11.651563258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8.6517183828611">
            <text:p>8.6517183829</text:p>
          </table:table-cell>
          <table:table-cell office:value-type="float" office:value="11.6515632586062">
            <text:p>11.651563258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1.6515632586062">
            <text:p>11.6515632586</text:p>
          </table:table-cell>
          <table:table-cell office:value-type="float" office:value="14.6421734191483">
            <text:p>14.642173419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0.2113013714764">
            <text:p>10.2113013715</text:p>
          </table:table-cell>
          <table:table-cell office:value-type="float" office:value="13.2019115320185">
            <text:p>13.20191153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9.39381452950689">
            <text:p>9.3938145295</text:p>
          </table:table-cell>
          <table:table-cell office:value-type="float" office:value="12.3844246900491">
            <text:p>12.38442469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9.75567650803388">
            <text:p>9.755676508</text:p>
          </table:table-cell>
          <table:table-cell office:value-type="float" office:value="12.746286668576">
            <text:p>12.746286668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9.59957308816803">
            <text:p>9.5995730882</text:p>
          </table:table-cell>
          <table:table-cell office:value-type="float" office:value="12.5901832487102">
            <text:p>12.590183248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9.38573193051475">
            <text:p>9.3857319305</text:p>
          </table:table-cell>
          <table:table-cell office:value-type="float" office:value="12.3763420910569">
            <text:p>12.376342091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9.38573193051475">
            <text:p>9.3857319305</text:p>
          </table:table-cell>
          <table:table-cell office:value-type="float" office:value="12.3763420910569">
            <text:p>12.376342091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2.3763420910569">
            <text:p>12.3763420911</text:p>
          </table:table-cell>
          <table:table-cell office:value-type="float" office:value="15.3669522515991">
            <text:p>15.366952251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0.2113013714764">
            <text:p>10.2113013715</text:p>
          </table:table-cell>
          <table:table-cell office:value-type="float" office:value="13.0458081121527">
            <text:p>13.045808112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9.39381452950689">
            <text:p>9.3938145295</text:p>
          </table:table-cell>
          <table:table-cell office:value-type="float" office:value="12.2283212701832">
            <text:p>12.228321270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9.75567650803388">
            <text:p>9.755676508</text:p>
          </table:table-cell>
          <table:table-cell office:value-type="float" office:value="12.5901832487102">
            <text:p>12.590183248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9.59957308816803">
            <text:p>9.5995730882</text:p>
          </table:table-cell>
          <table:table-cell office:value-type="float" office:value="12.4340798288443">
            <text:p>12.4340798288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9.38573193051475">
            <text:p>9.3857319305</text:p>
          </table:table-cell>
          <table:table-cell office:value-type="float" office:value="12.2202386711911">
            <text:p>12.220238671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9.38573193051475">
            <text:p>9.3857319305</text:p>
          </table:table-cell>
          <table:table-cell office:value-type="float" office:value="12.2202386711911">
            <text:p>12.220238671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2.2202386711911">
            <text:p>12.2202386712</text:p>
          </table:table-cell>
          <table:table-cell office:value-type="float" office:value="15.2108488317332">
            <text:p>15.2108488317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10.677274578704">
            <text:p>10.6772745787</text:p>
          </table:table-cell>
          <table:table-cell office:value-type="float" office:value="12.5639266140734">
            <text:p>12.563926614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9.76491122323676">
            <text:p>9.7649112232</text:p>
          </table:table-cell>
          <table:table-cell office:value-type="float" office:value="11.6515632586062">
            <text:p>11.651563258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10.3335866358217">
            <text:p>10.3335866358</text:p>
          </table:table-cell>
          <table:table-cell office:value-type="float" office:value="12.2202386711911">
            <text:p>12.220238671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0.4896900556875">
            <text:p>10.4896900557</text:p>
          </table:table-cell>
          <table:table-cell office:value-type="float" office:value="12.3763420910569">
            <text:p>12.376342091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0.3335866358217">
            <text:p>10.3335866358</text:p>
          </table:table-cell>
          <table:table-cell office:value-type="float" office:value="12.2202386711911">
            <text:p>12.220238671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9.75682862424462">
            <text:p>9.7568286242</text:p>
          </table:table-cell>
          <table:table-cell office:value-type="float" office:value="11.643480659614">
            <text:p>11.643480659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1.643480659614">
            <text:p>11.6434806596</text:p>
          </table:table-cell>
          <table:table-cell office:value-type="float" office:value="14.6340908201562">
            <text:p>14.634090820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9.47728782382273">
            <text:p>9.4772878238</text:p>
          </table:table-cell>
          <table:table-cell office:value-type="float" office:value="12.4690501005756">
            <text:p>12.469050100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8.65980098185324">
            <text:p>8.6598009819</text:p>
          </table:table-cell>
          <table:table-cell office:value-type="float" office:value="11.6515632586062">
            <text:p>11.651563258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9.384579814304">
            <text:p>9.3845798143</text:p>
          </table:table-cell>
          <table:table-cell office:value-type="float" office:value="12.3763420910569">
            <text:p>12.3763420911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9.22847639443815">
            <text:p>9.2284763944</text:p>
          </table:table-cell>
          <table:table-cell office:value-type="float" office:value="12.2202386711911">
            <text:p>12.2202386712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8.6517183828611">
            <text:p>8.6517183829</text:p>
          </table:table-cell>
          <table:table-cell office:value-type="float" office:value="11.643480659614">
            <text:p>11.6434806596</text:p>
          </table:table-cell>
        </table:table-row>
        <table:table-row table:style-name="ro1" table:visibility="filter">
          <table:table-cell table:style-name="ce1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8.6517183828611">
            <text:p>8.6517183829</text:p>
          </table:table-cell>
          <table:table-cell office:value-type="float" office:value="11.643480659614">
            <text:p>11.643480659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1.643480659614">
            <text:p>11.6434806596</text:p>
          </table:table-cell>
          <table:table-cell office:value-type="float" office:value="14.6340908201562">
            <text:p>14.634090820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4.6340908201562">
            <text:p>14.6340908202</text:p>
          </table:table-cell>
          <table:table-cell office:value-type="float" office:value="17.3463122964872">
            <text:p>17.346312296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2.4690501005756">
            <text:p>12.4690501006</text:p>
          </table:table-cell>
          <table:table-cell office:value-type="float" office:value="15.303556841252">
            <text:p>15.303556841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1.6515632586062">
            <text:p>11.6515632586</text:p>
          </table:table-cell>
          <table:table-cell office:value-type="float" office:value="14.4860699992825">
            <text:p>14.486069999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2.3763420910569">
            <text:p>12.3763420911</text:p>
          </table:table-cell>
          <table:table-cell office:value-type="float" office:value="15.2108488317332">
            <text:p>15.210848831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2.2202386711911">
            <text:p>12.2202386712</text:p>
          </table:table-cell>
          <table:table-cell office:value-type="float" office:value="15.0547454118674">
            <text:p>15.054745411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1.643480659614">
            <text:p>11.6434806596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1.643480659614">
            <text:p>11.6434806596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4.4779874002903">
            <text:p>14.4779874003</text:p>
          </table:table-cell>
          <table:table-cell office:value-type="float" office:value="17.1902088766214">
            <text:p>17.190208876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12.72118215015">
            <text:p>12.7211821502</text:p>
          </table:table-cell>
          <table:table-cell office:value-type="float" office:value="14.6078341855194">
            <text:p>14.607834185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2.3855768062598">
            <text:p>12.3855768063</text:p>
          </table:table-cell>
          <table:table-cell office:value-type="float" office:value="14.2722288416292">
            <text:p>14.272228841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0000000000001">
            <text:p>0.05</text:p>
          </table:table-cell>
          <table:table-cell office:value-type="float" office:value="1.88665203536939">
            <text:p>1.8866520354</text:p>
          </table:table-cell>
          <table:table-cell office:value-type="float" office:value="12.3774942072677">
            <text:p>12.3774942073</text:p>
          </table:table-cell>
          <table:table-cell office:value-type="float" office:value="14.2641462426371">
            <text:p>14.264146242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2.7474387847868">
            <text:p>12.7474387848</text:p>
          </table:table-cell>
          <table:table-cell office:value-type="float" office:value="14.6340908201562">
            <text:p>14.63409082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2.5913353649209">
            <text:p>12.5913353649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2.3774942072677">
            <text:p>12.3774942073</text:p>
          </table:table-cell>
          <table:table-cell office:value-type="float" office:value="14.2641462426371">
            <text:p>14.264146242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4.2641462426371">
            <text:p>14.2641462426</text:p>
          </table:table-cell>
          <table:table-cell office:value-type="float" office:value="16.9763677189681">
            <text:p>16.97636771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2.0979534068458">
            <text:p>12.0979534068</text:p>
          </table:table-cell>
          <table:table-cell office:value-type="float" office:value="15.0897156835987">
            <text:p>15.089715683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1.2804665648763">
            <text:p>11.2804665649</text:p>
          </table:table-cell>
          <table:table-cell office:value-type="float" office:value="14.2722288416292">
            <text:p>14.272228841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1.6423285434033">
            <text:p>11.6423285434</text:p>
          </table:table-cell>
          <table:table-cell office:value-type="float" office:value="14.6340908201562">
            <text:p>14.634090820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1.4862251235374">
            <text:p>11.4862251235</text:p>
          </table:table-cell>
          <table:table-cell office:value-type="float" office:value="14.4779874002903">
            <text:p>14.477987400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1.2723839658841">
            <text:p>11.2723839659</text:p>
          </table:table-cell>
          <table:table-cell office:value-type="float" office:value="14.2641462426371">
            <text:p>14.264146242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11.2723839658841">
            <text:p>11.2723839659</text:p>
          </table:table-cell>
          <table:table-cell office:value-type="float" office:value="14.2641462426371">
            <text:p>14.264146242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4.2641462426371">
            <text:p>14.2641462426</text:p>
          </table:table-cell>
          <table:table-cell office:value-type="float" office:value="16.9763677189681">
            <text:p>16.97636771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6.9763677189681">
            <text:p>16.976367719</text:p>
          </table:table-cell>
          <table:table-cell office:value-type="float" office:value="19.6885891952991">
            <text:p>19.688589195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3.9846054422152">
            <text:p>13.9846054422</text:p>
          </table:table-cell>
          <table:table-cell office:value-type="float" office:value="16.9844503179602">
            <text:p>16.98445031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3.5289805787727">
            <text:p>13.5289805788</text:p>
          </table:table-cell>
          <table:table-cell office:value-type="float" office:value="16.5288254545177">
            <text:p>16.528825454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3.3728771589068">
            <text:p>13.3728771589</text:p>
          </table:table-cell>
          <table:table-cell office:value-type="float" office:value="16.3727220346519">
            <text:p>16.372722034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3.1590360012535">
            <text:p>13.1590360013</text:p>
          </table:table-cell>
          <table:table-cell office:value-type="float" office:value="16.1588808769986">
            <text:p>16.15888087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6.1588808769986">
            <text:p>16.158880877</text:p>
          </table:table-cell>
          <table:table-cell office:value-type="float" office:value="18.8711023533296">
            <text:p>18.8711023533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2.4690501005756">
            <text:p>12.4690501006</text:p>
          </table:table-cell>
          <table:table-cell office:value-type="float" office:value="15.1812715769067">
            <text:p>15.181271576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1.6515632586062">
            <text:p>11.6515632586</text:p>
          </table:table-cell>
          <table:table-cell office:value-type="float" office:value="14.3637847349372">
            <text:p>14.363784734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2.3763420910569">
            <text:p>12.3763420911</text:p>
          </table:table-cell>
          <table:table-cell office:value-type="float" office:value="15.0885635673879">
            <text:p>15.088563567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2.2202386711911">
            <text:p>12.2202386712</text:p>
          </table:table-cell>
          <table:table-cell office:value-type="float" office:value="14.9324601475221">
            <text:p>14.932460147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1.643480659614">
            <text:p>11.6434806596</text:p>
          </table:table-cell>
          <table:table-cell office:value-type="float" office:value="14.355702135945">
            <text:p>14.355702135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1.643480659614">
            <text:p>11.6434806596</text:p>
          </table:table-cell>
          <table:table-cell office:value-type="float" office:value="14.355702135945">
            <text:p>14.355702135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4.355702135945">
            <text:p>14.3557021359</text:p>
          </table:table-cell>
          <table:table-cell office:value-type="float" office:value="17.3463122964872">
            <text:p>17.346312296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1.3639398591921">
            <text:p>11.3639398592</text:p>
          </table:table-cell>
          <table:table-cell office:value-type="float" office:value="14.3637847349372">
            <text:p>14.363784734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1.2712318496734">
            <text:p>11.2712318497</text:p>
          </table:table-cell>
          <table:table-cell office:value-type="float" office:value="14.2710767254185">
            <text:p>14.271076725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1.1151284298075">
            <text:p>11.1151284298</text:p>
          </table:table-cell>
          <table:table-cell office:value-type="float" office:value="14.1149733055526">
            <text:p>14.114973305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0.5383704182305">
            <text:p>10.5383704182</text:p>
          </table:table-cell>
          <table:table-cell office:value-type="float" office:value="13.5382152939756">
            <text:p>13.53821529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3.5382152939756">
            <text:p>13.538215294</text:p>
          </table:table-cell>
          <table:table-cell office:value-type="float" office:value="16.5288254545177">
            <text:p>16.528825454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2.0979534068458">
            <text:p>12.0979534068</text:p>
          </table:table-cell>
          <table:table-cell office:value-type="float" office:value="15.0885635673879">
            <text:p>15.088563567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1.2804665648763">
            <text:p>11.2804665649</text:p>
          </table:table-cell>
          <table:table-cell office:value-type="float" office:value="14.2710767254185">
            <text:p>14.271076725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1.6423285434033">
            <text:p>11.6423285434</text:p>
          </table:table-cell>
          <table:table-cell office:value-type="float" office:value="14.6329387039454">
            <text:p>14.632938703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1.4862251235374">
            <text:p>11.4862251235</text:p>
          </table:table-cell>
          <table:table-cell office:value-type="float" office:value="14.4768352840796">
            <text:p>14.476835284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1.2723839658841">
            <text:p>11.2723839659</text:p>
          </table:table-cell>
          <table:table-cell office:value-type="float" office:value="14.2629941264263">
            <text:p>14.262994126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1.2723839658841">
            <text:p>11.2723839659</text:p>
          </table:table-cell>
          <table:table-cell office:value-type="float" office:value="14.2629941264263">
            <text:p>14.262994126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4.2629941264263">
            <text:p>14.2629941264</text:p>
          </table:table-cell>
          <table:table-cell office:value-type="float" office:value="17.2536042869685">
            <text:p>17.253604287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2.0979534068458">
            <text:p>12.0979534068</text:p>
          </table:table-cell>
          <table:table-cell office:value-type="float" office:value="14.9324601475221">
            <text:p>14.932460147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1.2804665648763">
            <text:p>11.2804665649</text:p>
          </table:table-cell>
          <table:table-cell office:value-type="float" office:value="14.1149733055526">
            <text:p>14.114973305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1.6423285434033">
            <text:p>11.6423285434</text:p>
          </table:table-cell>
          <table:table-cell office:value-type="float" office:value="14.4768352840796">
            <text:p>14.476835284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1.4862251235374">
            <text:p>11.4862251235</text:p>
          </table:table-cell>
          <table:table-cell office:value-type="float" office:value="14.3207318642137">
            <text:p>14.3207318642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1.2723839658841">
            <text:p>11.2723839659</text:p>
          </table:table-cell>
          <table:table-cell office:value-type="float" office:value="14.1068907065605">
            <text:p>14.106890706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1.2723839658841">
            <text:p>11.2723839659</text:p>
          </table:table-cell>
          <table:table-cell office:value-type="float" office:value="14.1068907065605">
            <text:p>14.10689070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4.1068907065605">
            <text:p>14.1068907066</text:p>
          </table:table-cell>
          <table:table-cell office:value-type="float" office:value="17.0975008671026">
            <text:p>17.0975008671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2.4690501005756">
            <text:p>12.4690501006</text:p>
          </table:table-cell>
          <table:table-cell office:value-type="float" office:value="14.355702135945">
            <text:p>14.355702135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1.6515632586062">
            <text:p>11.6515632586</text:p>
          </table:table-cell>
          <table:table-cell office:value-type="float" office:value="13.5382152939756">
            <text:p>13.53821529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2.3763420910569">
            <text:p>12.3763420911</text:p>
          </table:table-cell>
          <table:table-cell office:value-type="float" office:value="14.2629941264263">
            <text:p>14.262994126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2.2202386711911">
            <text:p>12.2202386712</text:p>
          </table:table-cell>
          <table:table-cell office:value-type="float" office:value="14.1068907065605">
            <text:p>14.106890706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1.643480659614">
            <text:p>11.6434806596</text:p>
          </table:table-cell>
          <table:table-cell office:value-type="float" office:value="13.5301326949834">
            <text:p>13.53013269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1.643480659614">
            <text:p>11.6434806596</text:p>
          </table:table-cell>
          <table:table-cell office:value-type="float" office:value="13.5301326949834">
            <text:p>13.53013269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3.5301326949834">
            <text:p>13.530132695</text:p>
          </table:table-cell>
          <table:table-cell office:value-type="float" office:value="16.5207428555256">
            <text:p>16.5207428555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1.3639398591921">
            <text:p>11.3639398592</text:p>
          </table:table-cell>
          <table:table-cell office:value-type="float" office:value="14.355702135945">
            <text:p>14.3557021359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1.2712318496734">
            <text:p>11.2712318497</text:p>
          </table:table-cell>
          <table:table-cell office:value-type="float" office:value="14.2629941264263">
            <text:p>14.2629941264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1.1151284298075">
            <text:p>11.1151284298</text:p>
          </table:table-cell>
          <table:table-cell office:value-type="float" office:value="14.1068907065605">
            <text:p>14.1068907066</text:p>
          </table:table-cell>
        </table:table-row>
        <table:table-row table:style-name="ro1" table:visibility="filter"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0.5383704182305">
            <text:p>10.5383704182</text:p>
          </table:table-cell>
          <table:table-cell office:value-type="float" office:value="13.5301326949834">
            <text:p>13.53013269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3.5301326949834">
            <text:p>13.530132695</text:p>
          </table:table-cell>
          <table:table-cell office:value-type="float" office:value="16.5207428555256">
            <text:p>16.520742855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6.5207428555256">
            <text:p>16.5207428555</text:p>
          </table:table-cell>
          <table:table-cell office:value-type="float" office:value="19.2329643318566">
            <text:p>19.232964331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4.355702135945">
            <text:p>14.3557021359</text:p>
          </table:table-cell>
          <table:table-cell office:value-type="float" office:value="17.1902088766214">
            <text:p>17.190208876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3.5382152939756">
            <text:p>13.538215294</text:p>
          </table:table-cell>
          <table:table-cell office:value-type="float" office:value="16.3727220346519">
            <text:p>16.372722034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4.2629941264263">
            <text:p>14.2629941264</text:p>
          </table:table-cell>
          <table:table-cell office:value-type="float" office:value="17.0975008671026">
            <text:p>17.0975008671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4.1068907065605">
            <text:p>14.1068907066</text:p>
          </table:table-cell>
          <table:table-cell office:value-type="float" office:value="16.9413974472368">
            <text:p>16.941397447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3.5301326949834">
            <text:p>13.530132695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3.5301326949834">
            <text:p>13.530132695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6.3646394356597">
            <text:p>16.3646394357</text:p>
          </table:table-cell>
          <table:table-cell office:value-type="float" office:value="19.0768609119908">
            <text:p>19.07686091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5.0897156835987">
            <text:p>15.0897156836</text:p>
          </table:table-cell>
          <table:table-cell office:value-type="float" office:value="16.9763677189681">
            <text:p>16.97636771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4.2722288416292">
            <text:p>14.2722288416</text:p>
          </table:table-cell>
          <table:table-cell office:value-type="float" office:value="16.1588808769986">
            <text:p>16.15888087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4.6340908201562">
            <text:p>14.6340908202</text:p>
          </table:table-cell>
          <table:table-cell office:value-type="float" office:value="16.5207428555256">
            <text:p>16.520742855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4.4779874002903">
            <text:p>14.4779874003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4.2641462426371">
            <text:p>14.2641462426</text:p>
          </table:table-cell>
          <table:table-cell office:value-type="float" office:value="16.1507982780065">
            <text:p>16.15079827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4.2641462426371">
            <text:p>14.2641462426</text:p>
          </table:table-cell>
          <table:table-cell office:value-type="float" office:value="16.1507982780065">
            <text:p>16.15079827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6.1507982780065">
            <text:p>16.150798278</text:p>
          </table:table-cell>
          <table:table-cell office:value-type="float" office:value="18.8630197543375">
            <text:p>18.863019754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3.9846054422152">
            <text:p>13.9846054422</text:p>
          </table:table-cell>
          <table:table-cell office:value-type="float" office:value="16.9763677189681">
            <text:p>16.97636771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3.5289805787727">
            <text:p>13.5289805788</text:p>
          </table:table-cell>
          <table:table-cell office:value-type="float" office:value="16.5207428555256">
            <text:p>16.520742855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3.3728771589068">
            <text:p>13.3728771589</text:p>
          </table:table-cell>
          <table:table-cell office:value-type="float" office:value="16.3646394356597">
            <text:p>16.3646394357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3.1590360012535">
            <text:p>13.1590360013</text:p>
          </table:table-cell>
          <table:table-cell office:value-type="float" office:value="16.1507982780065">
            <text:p>16.15079827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6.1507982780065">
            <text:p>16.150798278</text:p>
          </table:table-cell>
          <table:table-cell office:value-type="float" office:value="18.8630197543375">
            <text:p>18.863019754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8.8630197543375">
            <text:p>18.8630197543</text:p>
          </table:table-cell>
          <table:table-cell office:value-type="float" office:value="21.8001625661514">
            <text:p>21.8001625662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4.355702135945">
            <text:p>14.3557021359</text:p>
          </table:table-cell>
          <table:table-cell office:value-type="float" office:value="17.0679236122761">
            <text:p>17.067923612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3.5382152939756">
            <text:p>13.538215294</text:p>
          </table:table-cell>
          <table:table-cell office:value-type="float" office:value="16.2504367703066">
            <text:p>16.250436770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4.2629941264263">
            <text:p>14.2629941264</text:p>
          </table:table-cell>
          <table:table-cell office:value-type="float" office:value="16.9752156027573">
            <text:p>16.975215602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4.1068907065605">
            <text:p>14.1068907066</text:p>
          </table:table-cell>
          <table:table-cell office:value-type="float" office:value="16.8191121828915">
            <text:p>16.819112182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3.5301326949834">
            <text:p>13.530132695</text:p>
          </table:table-cell>
          <table:table-cell office:value-type="float" office:value="16.2423541713144">
            <text:p>16.242354171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3.5301326949834">
            <text:p>13.530132695</text:p>
          </table:table-cell>
          <table:table-cell office:value-type="float" office:value="16.2423541713144">
            <text:p>16.242354171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6.2423541713144">
            <text:p>16.2423541713</text:p>
          </table:table-cell>
          <table:table-cell office:value-type="float" office:value="19.2329643318566">
            <text:p>19.232964331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3.9846054422152">
            <text:p>13.9846054422</text:p>
          </table:table-cell>
          <table:table-cell office:value-type="float" office:value="16.9752156027573">
            <text:p>16.975215602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3.5289805787727">
            <text:p>13.5289805788</text:p>
          </table:table-cell>
          <table:table-cell office:value-type="float" office:value="16.5195907393148">
            <text:p>16.519590739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3.3728771589068">
            <text:p>13.3728771589</text:p>
          </table:table-cell>
          <table:table-cell office:value-type="float" office:value="16.363487319449">
            <text:p>16.363487319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3.1590360012535">
            <text:p>13.1590360013</text:p>
          </table:table-cell>
          <table:table-cell office:value-type="float" office:value="16.1496461617957">
            <text:p>16.149646161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6.1496461617957">
            <text:p>16.1496461618</text:p>
          </table:table-cell>
          <table:table-cell office:value-type="float" office:value="19.1402563223379">
            <text:p>19.140256322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3.9846054422152">
            <text:p>13.9846054422</text:p>
          </table:table-cell>
          <table:table-cell office:value-type="float" office:value="16.8191121828915">
            <text:p>16.819112182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3.5289805787727">
            <text:p>13.5289805788</text:p>
          </table:table-cell>
          <table:table-cell office:value-type="float" office:value="16.363487319449">
            <text:p>16.363487319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3.3728771589068">
            <text:p>13.3728771589</text:p>
          </table:table-cell>
          <table:table-cell office:value-type="float" office:value="16.2073838995831">
            <text:p>16.2073838996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3.1590360012535">
            <text:p>13.1590360013</text:p>
          </table:table-cell>
          <table:table-cell office:value-type="float" office:value="15.9935427419299">
            <text:p>15.993542741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5.9935427419299">
            <text:p>15.9935427419</text:p>
          </table:table-cell>
          <table:table-cell office:value-type="float" office:value="18.984152902472">
            <text:p>18.9841529025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4.355702135945">
            <text:p>14.3557021359</text:p>
          </table:table-cell>
          <table:table-cell office:value-type="float" office:value="16.2423541713144">
            <text:p>16.242354171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3.5382152939756">
            <text:p>13.538215294</text:p>
          </table:table-cell>
          <table:table-cell office:value-type="float" office:value="15.424867329345">
            <text:p>15.4248673293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4.2629941264263">
            <text:p>14.2629941264</text:p>
          </table:table-cell>
          <table:table-cell office:value-type="float" office:value="16.1496461617957">
            <text:p>16.1496461618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4.1068907065605">
            <text:p>14.1068907066</text:p>
          </table:table-cell>
          <table:table-cell office:value-type="float" office:value="15.9935427419299">
            <text:p>15.9935427419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3.5301326949834">
            <text:p>13.530132695</text:p>
          </table:table-cell>
          <table:table-cell office:value-type="float" office:value="15.4167847303528">
            <text:p>15.4167847304</text:p>
          </table:table-cell>
        </table:table-row>
        <table:table-row table:style-name="ro1" table:visibility="filter">
          <table:table-cell table:style-name="ce1" office:value-type="float" office:value="6">
            <text:p>6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3.5301326949834">
            <text:p>13.530132695</text:p>
          </table:table-cell>
          <table:table-cell office:value-type="float" office:value="15.4167847303528">
            <text:p>15.416784730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5.4167847303528">
            <text:p>15.4167847304</text:p>
          </table:table-cell>
          <table:table-cell office:value-type="float" office:value="18.407394890895">
            <text:p>18.407394890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18.407394890895">
            <text:p>18.4073948909</text:p>
          </table:table-cell>
          <table:table-cell office:value-type="float" office:value="21.3445377027089">
            <text:p>21.344537702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6.2423541713144">
            <text:p>16.2423541713</text:p>
          </table:table-cell>
          <table:table-cell office:value-type="float" office:value="19.0768609119908">
            <text:p>19.07686091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6.1496461617957">
            <text:p>16.1496461618</text:p>
          </table:table-cell>
          <table:table-cell office:value-type="float" office:value="18.984152902472">
            <text:p>18.984152902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5.9935427419299">
            <text:p>15.9935427419</text:p>
          </table:table-cell>
          <table:table-cell office:value-type="float" office:value="18.8280494826062">
            <text:p>18.828049482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5.4167847303528">
            <text:p>15.4167847304</text:p>
          </table:table-cell>
          <table:table-cell office:value-type="float" office:value="18.2512914710291">
            <text:p>18.25129147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18.2512914710291">
            <text:p>18.251291471</text:p>
          </table:table-cell>
          <table:table-cell office:value-type="float" office:value="21.188434282843">
            <text:p>21.188434282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6.9763677189681">
            <text:p>16.976367719</text:p>
          </table:table-cell>
          <table:table-cell office:value-type="float" office:value="18.8630197543375">
            <text:p>18.863019754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6.1588808769986">
            <text:p>16.158880877</text:p>
          </table:table-cell>
          <table:table-cell office:value-type="float" office:value="18.045532912368">
            <text:p>18.045532912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6.5207428555256">
            <text:p>16.5207428555</text:p>
          </table:table-cell>
          <table:table-cell office:value-type="float" office:value="18.407394890895">
            <text:p>18.407394890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6.3646394356597">
            <text:p>16.3646394357</text:p>
          </table:table-cell>
          <table:table-cell office:value-type="float" office:value="18.2512914710291">
            <text:p>18.25129147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6.1507982780065">
            <text:p>16.150798278</text:p>
          </table:table-cell>
          <table:table-cell office:value-type="float" office:value="18.0374503133758">
            <text:p>18.037450313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6.1507982780065">
            <text:p>16.150798278</text:p>
          </table:table-cell>
          <table:table-cell office:value-type="float" office:value="18.0374503133758">
            <text:p>18.037450313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8.0374503133758">
            <text:p>18.0374503134</text:p>
          </table:table-cell>
          <table:table-cell office:value-type="float" office:value="20.9745931251897">
            <text:p>20.974593125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20.9745931251897">
            <text:p>20.9745931252</text:p>
          </table:table-cell>
          <table:table-cell office:value-type="float" office:value="23.9744380009348">
            <text:p>23.974438000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9.2341164480674">
            <text:p>19.2341164481</text:p>
          </table:table-cell>
          <table:table-cell office:value-type="float" office:value="21.9463379243984">
            <text:p>21.946337924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8.4166296060979">
            <text:p>18.4166296061</text:p>
          </table:table-cell>
          <table:table-cell office:value-type="float" office:value="21.1288510824289">
            <text:p>21.128851082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9.3552495962019">
            <text:p>19.3552495962</text:p>
          </table:table-cell>
          <table:table-cell office:value-type="float" office:value="22.0674710725329">
            <text:p>22.0674710725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9.1991461763361">
            <text:p>19.1991461763</text:p>
          </table:table-cell>
          <table:table-cell office:value-type="float" office:value="21.9113676526671">
            <text:p>21.911367652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8.4085470071057">
            <text:p>18.4085470071</text:p>
          </table:table-cell>
          <table:table-cell office:value-type="float" office:value="21.1207684834367">
            <text:p>21.120768483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8.4085470071057">
            <text:p>18.4085470071</text:p>
          </table:table-cell>
          <table:table-cell office:value-type="float" office:value="21.1207684834367">
            <text:p>21.120768483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1.1207684834367">
            <text:p>21.1207684834</text:p>
          </table:table-cell>
          <table:table-cell office:value-type="float" office:value="24.1206133591818">
            <text:p>24.120613359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6.2423541713144">
            <text:p>16.2423541713</text:p>
          </table:table-cell>
          <table:table-cell office:value-type="float" office:value="19.1794969831283">
            <text:p>19.179496983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16.1496461617957">
            <text:p>16.1496461618</text:p>
          </table:table-cell>
          <table:table-cell office:value-type="float" office:value="19.0867889736096">
            <text:p>19.086788973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3714281181388">
            <text:p>2.9371428118</text:p>
          </table:table-cell>
          <table:table-cell office:value-type="float" office:value="15.9935427419299">
            <text:p>15.9935427419</text:p>
          </table:table-cell>
          <table:table-cell office:value-type="float" office:value="18.9306855537437">
            <text:p>18.930685553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3714281181388">
            <text:p>2.9371428118</text:p>
          </table:table-cell>
          <table:table-cell office:value-type="float" office:value="15.4167847303528">
            <text:p>15.4167847304</text:p>
          </table:table-cell>
          <table:table-cell office:value-type="float" office:value="18.3539275421667">
            <text:p>18.353927542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18.3539275421667">
            <text:p>18.3539275422</text:p>
          </table:table-cell>
          <table:table-cell office:value-type="float" office:value="21.3445377027089">
            <text:p>21.344537702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7.1902088766214">
            <text:p>17.1902088766</text:p>
          </table:table-cell>
          <table:table-cell office:value-type="float" office:value="19.9024303529524">
            <text:p>19.90243035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6.3727220346519">
            <text:p>16.3727220347</text:p>
          </table:table-cell>
          <table:table-cell office:value-type="float" office:value="19.0849435109829">
            <text:p>19.08494351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6.5207428555256">
            <text:p>16.5207428555</text:p>
          </table:table-cell>
          <table:table-cell office:value-type="float" office:value="19.2329643318566">
            <text:p>19.232964331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6.3646394356597">
            <text:p>16.3646394357</text:p>
          </table:table-cell>
          <table:table-cell office:value-type="float" office:value="19.0768609119908">
            <text:p>19.07686091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6.3646394356597">
            <text:p>16.3646394357</text:p>
          </table:table-cell>
          <table:table-cell office:value-type="float" office:value="19.0768609119908">
            <text:p>19.07686091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6.3646394356597">
            <text:p>16.3646394357</text:p>
          </table:table-cell>
          <table:table-cell office:value-type="float" office:value="19.0768609119908">
            <text:p>19.07686091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9.0768609119908">
            <text:p>19.076860912</text:p>
          </table:table-cell>
          <table:table-cell office:value-type="float" office:value="22.0674710725329">
            <text:p>22.067471072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16.0961788130674">
            <text:p>16.0961788131</text:p>
          </table:table-cell>
          <table:table-cell office:value-type="float" office:value="19.0867889736096">
            <text:p>19.086788973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6.2423541713144">
            <text:p>16.2423541713</text:p>
          </table:table-cell>
          <table:table-cell office:value-type="float" office:value="19.2329643318566">
            <text:p>19.232964331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6.363487319449">
            <text:p>16.3634873194</text:p>
          </table:table-cell>
          <table:table-cell office:value-type="float" office:value="19.3540974799912">
            <text:p>19.35409748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6.2073838995831">
            <text:p>16.2073838996</text:p>
          </table:table-cell>
          <table:table-cell office:value-type="float" office:value="19.1979940601253">
            <text:p>19.197994060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16.1567851330026">
            <text:p>16.156785133</text:p>
          </table:table-cell>
          <table:table-cell office:value-type="float" office:value="19.1473952935448">
            <text:p>19.147395293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5.4167847303528">
            <text:p>15.4167847304</text:p>
          </table:table-cell>
          <table:table-cell office:value-type="float" office:value="18.407394890895">
            <text:p>18.407394890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8.407394890895">
            <text:p>18.4073948909</text:p>
          </table:table-cell>
          <table:table-cell office:value-type="float" office:value="21.3980050514371">
            <text:p>21.3980050514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16.0961788130674">
            <text:p>16.0961788131</text:p>
          </table:table-cell>
          <table:table-cell office:value-type="float" office:value="18.9306855537437">
            <text:p>18.930685553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6.2423541713144">
            <text:p>16.2423541713</text:p>
          </table:table-cell>
          <table:table-cell office:value-type="float" office:value="19.0768609119908">
            <text:p>19.07686091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6.363487319449">
            <text:p>16.3634873194</text:p>
          </table:table-cell>
          <table:table-cell office:value-type="float" office:value="19.1979940601253">
            <text:p>19.197994060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6.2073838995831">
            <text:p>16.2073838996</text:p>
          </table:table-cell>
          <table:table-cell office:value-type="float" office:value="19.0418906402594">
            <text:p>19.0418906403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16.1567851330026">
            <text:p>16.156785133</text:p>
          </table:table-cell>
          <table:table-cell office:value-type="float" office:value="18.9912918736789">
            <text:p>18.991291873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5.4167847303528">
            <text:p>15.4167847304</text:p>
          </table:table-cell>
          <table:table-cell office:value-type="float" office:value="18.2512914710291">
            <text:p>18.25129147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8.2512914710291">
            <text:p>18.251291471</text:p>
          </table:table-cell>
          <table:table-cell office:value-type="float" office:value="21.2419016315713">
            <text:p>21.241901631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6.2423541713144">
            <text:p>16.2423541713</text:p>
          </table:table-cell>
          <table:table-cell office:value-type="float" office:value="19.2401033030635">
            <text:p>19.240103303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16.1496461617957">
            <text:p>16.1496461618</text:p>
          </table:table-cell>
          <table:table-cell office:value-type="float" office:value="19.1473952935448">
            <text:p>19.1473952935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15.9935427419299">
            <text:p>15.9935427419</text:p>
          </table:table-cell>
          <table:table-cell office:value-type="float" office:value="18.9912918736789">
            <text:p>18.991291873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5.4167847303528">
            <text:p>15.4167847304</text:p>
          </table:table-cell>
          <table:table-cell office:value-type="float" office:value="18.4145338621019">
            <text:p>18.414533862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061016054217">
            <text:p>2.9906101605</text:p>
          </table:table-cell>
          <table:table-cell office:value-type="float" office:value="18.4145338621019">
            <text:p>18.4145338621</text:p>
          </table:table-cell>
          <table:table-cell office:value-type="float" office:value="21.4051440226441">
            <text:p>21.4051440226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7.1902088766214">
            <text:p>17.1902088766</text:p>
          </table:table-cell>
          <table:table-cell office:value-type="float" office:value="19.0768609119908">
            <text:p>19.076860912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6.3727220346519">
            <text:p>16.3727220347</text:p>
          </table:table-cell>
          <table:table-cell office:value-type="float" office:value="18.2593740700213">
            <text:p>18.25937407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6.5207428555256">
            <text:p>16.5207428555</text:p>
          </table:table-cell>
          <table:table-cell office:value-type="float" office:value="18.407394890895">
            <text:p>18.4073948909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6.3646394356597">
            <text:p>16.3646394357</text:p>
          </table:table-cell>
          <table:table-cell office:value-type="float" office:value="18.2512914710291">
            <text:p>18.25129147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6.3646394356597">
            <text:p>16.3646394357</text:p>
          </table:table-cell>
          <table:table-cell office:value-type="float" office:value="18.2512914710291">
            <text:p>18.251291471</text:p>
          </table:table-cell>
        </table:table-row>
        <table:table-row table:style-name="ro1" table:visibility="filter">
          <table:table-cell table:style-name="ce1"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6.3646394356597">
            <text:p>16.3646394357</text:p>
          </table:table-cell>
          <table:table-cell office:value-type="float" office:value="18.2512914710291">
            <text:p>18.25129147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8.2512914710291">
            <text:p>18.251291471</text:p>
          </table:table-cell>
          <table:table-cell office:value-type="float" office:value="21.2419016315713">
            <text:p>21.241901631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1.2419016315713">
            <text:p>21.2419016316</text:p>
          </table:table-cell>
          <table:table-cell office:value-type="float" office:value="24.2417465073164">
            <text:p>24.241746507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18.3539275421667">
            <text:p>18.3539275422</text:p>
          </table:table-cell>
          <table:table-cell office:value-type="float" office:value="21.188434282843">
            <text:p>21.188434282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9.0768609119908">
            <text:p>19.076860912</text:p>
          </table:table-cell>
          <table:table-cell office:value-type="float" office:value="21.9113676526671">
            <text:p>21.911367652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8.407394890895">
            <text:p>18.4073948909</text:p>
          </table:table-cell>
          <table:table-cell office:value-type="float" office:value="21.2419016315713">
            <text:p>21.241901631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8.2512914710291">
            <text:p>18.251291471</text:p>
          </table:table-cell>
          <table:table-cell office:value-type="float" office:value="21.0857982117054">
            <text:p>21.085798211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83450674067632">
            <text:p>2.8345067407</text:p>
          </table:table-cell>
          <table:table-cell office:value-type="float" office:value="18.4145338621019">
            <text:p>18.4145338621</text:p>
          </table:table-cell>
          <table:table-cell office:value-type="float" office:value="21.2490406027782">
            <text:p>21.249040602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8.2512914710291">
            <text:p>18.251291471</text:p>
          </table:table-cell>
          <table:table-cell office:value-type="float" office:value="21.0857982117054">
            <text:p>21.0857982117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1.0857982117054">
            <text:p>21.0857982117</text:p>
          </table:table-cell>
          <table:table-cell office:value-type="float" office:value="24.0856430874505">
            <text:p>24.0856430875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8.8630197543375">
            <text:p>18.8630197543</text:p>
          </table:table-cell>
          <table:table-cell office:value-type="float" office:value="21.8607688860866">
            <text:p>21.8607688861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18.407394890895">
            <text:p>18.4073948909</text:p>
          </table:table-cell>
          <table:table-cell office:value-type="float" office:value="21.4051440226441">
            <text:p>21.405144022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774913174908">
            <text:p>2.9977491317</text:p>
          </table:table-cell>
          <table:table-cell office:value-type="float" office:value="18.2512914710291">
            <text:p>18.251291471</text:p>
          </table:table-cell>
          <table:table-cell office:value-type="float" office:value="21.2490406027782">
            <text:p>21.249040602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774913174908">
            <text:p>2.9977491317</text:p>
          </table:table-cell>
          <table:table-cell office:value-type="float" office:value="18.0374503133758">
            <text:p>18.0374503134</text:p>
          </table:table-cell>
          <table:table-cell office:value-type="float" office:value="21.0351994451249">
            <text:p>21.0351994451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21.0351994451249">
            <text:p>21.0351994451</text:p>
          </table:table-cell>
          <table:table-cell office:value-type="float" office:value="24.03504432087">
            <text:p>24.035044320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9.2341164480674">
            <text:p>19.2341164481</text:p>
          </table:table-cell>
          <table:table-cell office:value-type="float" office:value="21.1207684834367">
            <text:p>21.120768483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8.4166296060979">
            <text:p>18.4166296061</text:p>
          </table:table-cell>
          <table:table-cell office:value-type="float" office:value="20.3032816414673">
            <text:p>20.3032816415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9.3552495962019">
            <text:p>19.3552495962</text:p>
          </table:table-cell>
          <table:table-cell office:value-type="float" office:value="21.2419016315713">
            <text:p>21.241901631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9.1991461763361">
            <text:p>19.1991461763</text:p>
          </table:table-cell>
          <table:table-cell office:value-type="float" office:value="21.0857982117054">
            <text:p>21.085798211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8.4085470071057">
            <text:p>18.4085470071</text:p>
          </table:table-cell>
          <table:table-cell office:value-type="float" office:value="20.2951990424751">
            <text:p>20.2951990425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8.4085470071057">
            <text:p>18.4085470071</text:p>
          </table:table-cell>
          <table:table-cell office:value-type="float" office:value="20.2951990424751">
            <text:p>20.295199042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0.2951990424751">
            <text:p>20.2951990425</text:p>
          </table:table-cell>
          <table:table-cell office:value-type="float" office:value="23.2950439182202">
            <text:p>23.295043918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3.2950439182202">
            <text:p>23.2950439182</text:p>
          </table:table-cell>
          <table:table-cell office:value-type="float" office:value="26.2948887939652">
            <text:p>26.294888794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20.1819711533743">
            <text:p>20.1819711534</text:p>
          </table:table-cell>
          <table:table-cell office:value-type="float" office:value="22.8941926297053">
            <text:p>22.894192629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9.3644843114048">
            <text:p>19.3644843114</text:p>
          </table:table-cell>
          <table:table-cell office:value-type="float" office:value="22.0767057877358">
            <text:p>22.076705787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9.5125051322785">
            <text:p>19.5125051323</text:p>
          </table:table-cell>
          <table:table-cell office:value-type="float" office:value="22.2247266086095">
            <text:p>22.224726608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19.3564017124126">
            <text:p>19.3564017124</text:p>
          </table:table-cell>
          <table:table-cell office:value-type="float" office:value="22.0686231887437">
            <text:p>22.068623188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71222147633102">
            <text:p>2.7122214763</text:p>
          </table:table-cell>
          <table:table-cell office:value-type="float" office:value="19.3564017124126">
            <text:p>19.3564017124</text:p>
          </table:table-cell>
          <table:table-cell office:value-type="float" office:value="22.0686231887437">
            <text:p>22.068623188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19.3564017124127">
            <text:p>19.3564017124</text:p>
          </table:table-cell>
          <table:table-cell office:value-type="float" office:value="22.0686231887437">
            <text:p>22.0686231887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2.0686231887437">
            <text:p>22.0686231887</text:p>
          </table:table-cell>
          <table:table-cell office:value-type="float" office:value="25.0592333492858">
            <text:p>25.059233349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18.3539275421667">
            <text:p>18.3539275422</text:p>
          </table:table-cell>
          <table:table-cell office:value-type="float" office:value="21.3537724179117">
            <text:p>21.353772417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9.0768609119908">
            <text:p>19.076860912</text:p>
          </table:table-cell>
          <table:table-cell office:value-type="float" office:value="22.0767057877358">
            <text:p>22.076705787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8.407394890895">
            <text:p>18.4073948909</text:p>
          </table:table-cell>
          <table:table-cell office:value-type="float" office:value="21.40723976664">
            <text:p>21.407239766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18.2512914710291">
            <text:p>18.251291471</text:p>
          </table:table-cell>
          <table:table-cell office:value-type="float" office:value="21.2511363467742">
            <text:p>21.251136346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984487574506">
            <text:p>2.9998448757</text:p>
          </table:table-cell>
          <table:table-cell office:value-type="float" office:value="18.4145338621019">
            <text:p>18.4145338621</text:p>
          </table:table-cell>
          <table:table-cell office:value-type="float" office:value="21.4143787378469">
            <text:p>21.414378737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18.2512914710291">
            <text:p>18.251291471</text:p>
          </table:table-cell>
          <table:table-cell office:value-type="float" office:value="21.2511363467742">
            <text:p>21.251136346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1.2511363467742">
            <text:p>21.2511363468</text:p>
          </table:table-cell>
          <table:table-cell office:value-type="float" office:value="24.2417465073164">
            <text:p>24.241746507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9.2341164480674">
            <text:p>19.2341164481</text:p>
          </table:table-cell>
          <table:table-cell office:value-type="float" office:value="22.2247266086095">
            <text:p>22.224726608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8.4166296060979">
            <text:p>18.4166296061</text:p>
          </table:table-cell>
          <table:table-cell office:value-type="float" office:value="21.40723976664">
            <text:p>21.407239766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9.3552495962019">
            <text:p>19.3552495962</text:p>
          </table:table-cell>
          <table:table-cell office:value-type="float" office:value="22.3458597567441">
            <text:p>22.345859756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19.1991461763361">
            <text:p>19.1991461763</text:p>
          </table:table-cell>
          <table:table-cell office:value-type="float" office:value="22.1897563368782">
            <text:p>22.189756336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18.4085470071057">
            <text:p>18.4085470071</text:p>
          </table:table-cell>
          <table:table-cell office:value-type="float" office:value="21.3991571676479">
            <text:p>21.399157167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18.4085470071057">
            <text:p>18.4085470071</text:p>
          </table:table-cell>
          <table:table-cell office:value-type="float" office:value="21.3991571676479">
            <text:p>21.399157167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1.3991571676479">
            <text:p>21.3991571676</text:p>
          </table:table-cell>
          <table:table-cell office:value-type="float" office:value="24.3897673281901">
            <text:p>24.3897673282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9.2341164480674">
            <text:p>19.2341164481</text:p>
          </table:table-cell>
          <table:table-cell office:value-type="float" office:value="22.0686231887437">
            <text:p>22.068623188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8.4166296060979">
            <text:p>18.4166296061</text:p>
          </table:table-cell>
          <table:table-cell office:value-type="float" office:value="21.2511363467742">
            <text:p>21.251136346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9.3552495962019">
            <text:p>19.3552495962</text:p>
          </table:table-cell>
          <table:table-cell office:value-type="float" office:value="22.1897563368782">
            <text:p>22.189756336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19.1991461763361">
            <text:p>19.1991461763</text:p>
          </table:table-cell>
          <table:table-cell office:value-type="float" office:value="22.0336529170124">
            <text:p>22.03365291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18.4085470071057">
            <text:p>18.4085470071</text:p>
          </table:table-cell>
          <table:table-cell office:value-type="float" office:value="21.243053747782">
            <text:p>21.243053747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18.4085470071057">
            <text:p>18.4085470071</text:p>
          </table:table-cell>
          <table:table-cell office:value-type="float" office:value="21.243053747782">
            <text:p>21.243053747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1.243053747782">
            <text:p>21.2430537478</text:p>
          </table:table-cell>
          <table:table-cell office:value-type="float" office:value="24.2336639083242">
            <text:p>24.233663908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20.1819711533743">
            <text:p>20.1819711534</text:p>
          </table:table-cell>
          <table:table-cell office:value-type="float" office:value="22.0686231887437">
            <text:p>22.068623188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9.3644843114048">
            <text:p>19.3644843114</text:p>
          </table:table-cell>
          <table:table-cell office:value-type="float" office:value="21.2511363467742">
            <text:p>21.251136346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9.5125051322785">
            <text:p>19.5125051323</text:p>
          </table:table-cell>
          <table:table-cell office:value-type="float" office:value="21.3991571676479">
            <text:p>21.399157167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19.3564017124126">
            <text:p>19.3564017124</text:p>
          </table:table-cell>
          <table:table-cell office:value-type="float" office:value="21.243053747782">
            <text:p>21.243053747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19.3564017124126">
            <text:p>19.3564017124</text:p>
          </table:table-cell>
          <table:table-cell office:value-type="float" office:value="21.243053747782">
            <text:p>21.243053747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19.3564017124127">
            <text:p>19.3564017124</text:p>
          </table:table-cell>
          <table:table-cell office:value-type="float" office:value="21.243053747782">
            <text:p>21.243053747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1.243053747782">
            <text:p>21.2430537478</text:p>
          </table:table-cell>
          <table:table-cell office:value-type="float" office:value="24.2336639083242">
            <text:p>24.2336639083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18.3539275421667">
            <text:p>18.3539275422</text:p>
          </table:table-cell>
          <table:table-cell office:value-type="float" office:value="21.3456898189196">
            <text:p>21.345689818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9.0768609119908">
            <text:p>19.076860912</text:p>
          </table:table-cell>
          <table:table-cell office:value-type="float" office:value="22.0686231887437">
            <text:p>22.0686231887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8.407394890895">
            <text:p>18.4073948909</text:p>
          </table:table-cell>
          <table:table-cell office:value-type="float" office:value="21.3991571676479">
            <text:p>21.3991571676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18.2512914710291">
            <text:p>18.251291471</text:p>
          </table:table-cell>
          <table:table-cell office:value-type="float" office:value="21.243053747782">
            <text:p>21.2430537478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18.4145338621019">
            <text:p>18.4145338621</text:p>
          </table:table-cell>
          <table:table-cell office:value-type="float" office:value="21.4062961388548">
            <text:p>21.4062961389</text:p>
          </table:table-cell>
        </table:table-row>
        <table:table-row table:style-name="ro1" table:visibility="filter">
          <table:table-cell table:style-name="ce1"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18.2512914710291">
            <text:p>18.251291471</text:p>
          </table:table-cell>
          <table:table-cell office:value-type="float" office:value="21.243053747782">
            <text:p>21.243053747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1.243053747782">
            <text:p>21.2430537478</text:p>
          </table:table-cell>
          <table:table-cell office:value-type="float" office:value="24.2336639083242">
            <text:p>24.2336639083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4.2336639083242">
            <text:p>24.2336639083</text:p>
          </table:table-cell>
          <table:table-cell office:value-type="float" office:value="27.2335087840693">
            <text:p>27.2335087841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2.0686231887437">
            <text:p>22.0686231887</text:p>
          </table:table-cell>
          <table:table-cell office:value-type="float" office:value="24.90312992942">
            <text:p>24.903129929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1.2511363467742">
            <text:p>21.2511363468</text:p>
          </table:table-cell>
          <table:table-cell office:value-type="float" office:value="24.0856430874505">
            <text:p>24.085643087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1.3991571676479">
            <text:p>21.3991571676</text:p>
          </table:table-cell>
          <table:table-cell office:value-type="float" office:value="24.2336639083242">
            <text:p>24.2336639083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1.243053747782">
            <text:p>21.2430537478</text:p>
          </table:table-cell>
          <table:table-cell office:value-type="float" office:value="24.0775604884584">
            <text:p>24.077560488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1.243053747782">
            <text:p>21.2430537478</text:p>
          </table:table-cell>
          <table:table-cell office:value-type="float" office:value="24.0775604884584">
            <text:p>24.077560488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1.243053747782">
            <text:p>21.2430537478</text:p>
          </table:table-cell>
          <table:table-cell office:value-type="float" office:value="24.0775604884584">
            <text:p>24.077560488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4.0775604884584">
            <text:p>24.0775604885</text:p>
          </table:table-cell>
          <table:table-cell office:value-type="float" office:value="27.0774053642034">
            <text:p>27.077405364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22.2258787248203">
            <text:p>22.2258787248</text:p>
          </table:table-cell>
          <table:table-cell office:value-type="float" office:value="24.1125307601897">
            <text:p>24.112530760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1.4083918828508">
            <text:p>21.4083918829</text:p>
          </table:table-cell>
          <table:table-cell office:value-type="float" office:value="23.2950439182202">
            <text:p>23.295043918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2.3470118729548">
            <text:p>22.347011873</text:p>
          </table:table-cell>
          <table:table-cell office:value-type="float" office:value="24.2336639083242">
            <text:p>24.2336639083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2.190908453089">
            <text:p>22.1909084531</text:p>
          </table:table-cell>
          <table:table-cell office:value-type="float" office:value="24.0775604884584">
            <text:p>24.077560488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88665203536939">
            <text:p>1.8866520354</text:p>
          </table:table-cell>
          <table:table-cell office:value-type="float" office:value="21.4003092838586">
            <text:p>21.4003092839</text:p>
          </table:table-cell>
          <table:table-cell office:value-type="float" office:value="23.286961319228">
            <text:p>23.286961319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1.4003092838586">
            <text:p>21.4003092839</text:p>
          </table:table-cell>
          <table:table-cell office:value-type="float" office:value="23.286961319228">
            <text:p>23.286961319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3.286961319228">
            <text:p>23.2869613192</text:p>
          </table:table-cell>
          <table:table-cell office:value-type="float" office:value="26.2868061949731">
            <text:p>26.28680619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20.9745931251897">
            <text:p>20.9745931252</text:p>
          </table:table-cell>
          <table:table-cell office:value-type="float" office:value="23.9663554019427">
            <text:p>23.9663554019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1.1207684834367">
            <text:p>21.1207684834</text:p>
          </table:table-cell>
          <table:table-cell office:value-type="float" office:value="24.1125307601897">
            <text:p>24.1125307602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1.2419016315713">
            <text:p>21.2419016316</text:p>
          </table:table-cell>
          <table:table-cell office:value-type="float" office:value="24.2336639083242">
            <text:p>24.2336639083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1.0857982117054">
            <text:p>21.0857982117</text:p>
          </table:table-cell>
          <table:table-cell office:value-type="float" office:value="24.0775604884584">
            <text:p>24.077560488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2.99176227675292">
            <text:p>2.9917622768</text:p>
          </table:table-cell>
          <table:table-cell office:value-type="float" office:value="21.0351994451249">
            <text:p>21.0351994451</text:p>
          </table:table-cell>
          <table:table-cell office:value-type="float" office:value="24.0269617218778">
            <text:p>24.0269617219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0.2951990424751">
            <text:p>20.2951990425</text:p>
          </table:table-cell>
          <table:table-cell office:value-type="float" office:value="23.286961319228">
            <text:p>23.286961319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3.286961319228">
            <text:p>23.2869613192</text:p>
          </table:table-cell>
          <table:table-cell office:value-type="float" office:value="26.2868061949731">
            <text:p>26.286806195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6.2868061949731">
            <text:p>26.286806195</text:p>
          </table:table-cell>
          <table:table-cell office:value-type="float" office:value="29.2866510707182">
            <text:p>29.2866510707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2.3562465881577">
            <text:p>22.3562465882</text:p>
          </table:table-cell>
          <table:table-cell office:value-type="float" office:value="25.0684680644887">
            <text:p>25.068468064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2.5042674090314">
            <text:p>22.504267409</text:p>
          </table:table-cell>
          <table:table-cell office:value-type="float" office:value="25.2164888853624">
            <text:p>25.216488885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1222147633102">
            <text:p>2.7122214763</text:p>
          </table:table-cell>
          <table:table-cell office:value-type="float" office:value="22.3481639891656">
            <text:p>22.3481639892</text:p>
          </table:table-cell>
          <table:table-cell office:value-type="float" office:value="25.0603854654966">
            <text:p>25.060385465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71222147633102">
            <text:p>2.7122214763</text:p>
          </table:table-cell>
          <table:table-cell office:value-type="float" office:value="22.3481639891656">
            <text:p>22.3481639892</text:p>
          </table:table-cell>
          <table:table-cell office:value-type="float" office:value="25.0603854654966">
            <text:p>25.060385465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5.0603854654966">
            <text:p>25.0603854655</text:p>
          </table:table-cell>
          <table:table-cell office:value-type="float" office:value="28.0509956260388">
            <text:p>28.05099562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2.0686231887437">
            <text:p>22.0686231887</text:p>
          </table:table-cell>
          <table:table-cell office:value-type="float" office:value="25.0684680644887">
            <text:p>25.068468064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1.2511363467742">
            <text:p>21.2511363468</text:p>
          </table:table-cell>
          <table:table-cell office:value-type="float" office:value="24.2509812225192">
            <text:p>24.250981222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1.3991571676479">
            <text:p>21.3991571676</text:p>
          </table:table-cell>
          <table:table-cell office:value-type="float" office:value="24.3990020433929">
            <text:p>24.399002043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1.243053747782">
            <text:p>21.2430537478</text:p>
          </table:table-cell>
          <table:table-cell office:value-type="float" office:value="24.2428986235271">
            <text:p>24.242898623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1.243053747782">
            <text:p>21.2430537478</text:p>
          </table:table-cell>
          <table:table-cell office:value-type="float" office:value="24.2428986235271">
            <text:p>24.242898623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1.243053747782">
            <text:p>21.2430537478</text:p>
          </table:table-cell>
          <table:table-cell office:value-type="float" office:value="24.2428986235271">
            <text:p>24.242898623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4.2428986235271">
            <text:p>24.2428986235</text:p>
          </table:table-cell>
          <table:table-cell office:value-type="float" office:value="27.2335087840693">
            <text:p>27.2335087841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2.2258787248203">
            <text:p>22.2258787248</text:p>
          </table:table-cell>
          <table:table-cell office:value-type="float" office:value="25.2164888853624">
            <text:p>25.216488885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1.4083918828508">
            <text:p>21.4083918829</text:p>
          </table:table-cell>
          <table:table-cell office:value-type="float" office:value="24.3990020433929">
            <text:p>24.399002043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2.3470118729548">
            <text:p>22.347011873</text:p>
          </table:table-cell>
          <table:table-cell office:value-type="float" office:value="25.337622033497">
            <text:p>25.337622033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2.190908453089">
            <text:p>22.1909084531</text:p>
          </table:table-cell>
          <table:table-cell office:value-type="float" office:value="25.1815186136311">
            <text:p>25.181518613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1.4003092838586">
            <text:p>21.4003092839</text:p>
          </table:table-cell>
          <table:table-cell office:value-type="float" office:value="24.3909194444008">
            <text:p>24.390919444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1.4003092838586">
            <text:p>21.4003092839</text:p>
          </table:table-cell>
          <table:table-cell office:value-type="float" office:value="24.3909194444008">
            <text:p>24.3909194444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4.3909194444008">
            <text:p>24.3909194444</text:p>
          </table:table-cell>
          <table:table-cell office:value-type="float" office:value="27.381529604943">
            <text:p>27.3815296049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2.2258787248203">
            <text:p>22.2258787248</text:p>
          </table:table-cell>
          <table:table-cell office:value-type="float" office:value="25.0603854654966">
            <text:p>25.060385465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1.4083918828508">
            <text:p>21.4083918829</text:p>
          </table:table-cell>
          <table:table-cell office:value-type="float" office:value="24.2428986235271">
            <text:p>24.242898623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2.3470118729548">
            <text:p>22.347011873</text:p>
          </table:table-cell>
          <table:table-cell office:value-type="float" office:value="25.1815186136311">
            <text:p>25.1815186136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2.190908453089">
            <text:p>22.1909084531</text:p>
          </table:table-cell>
          <table:table-cell office:value-type="float" office:value="25.0254151937653">
            <text:p>25.0254151938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1.4003092838586">
            <text:p>21.4003092839</text:p>
          </table:table-cell>
          <table:table-cell office:value-type="float" office:value="24.234816024535">
            <text:p>24.234816024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1.4003092838586">
            <text:p>21.4003092839</text:p>
          </table:table-cell>
          <table:table-cell office:value-type="float" office:value="24.234816024535">
            <text:p>24.234816024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4.234816024535">
            <text:p>24.2348160245</text:p>
          </table:table-cell>
          <table:table-cell office:value-type="float" office:value="27.2254261850771">
            <text:p>27.2254261851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2.3562465881577">
            <text:p>22.3562465882</text:p>
          </table:table-cell>
          <table:table-cell office:value-type="float" office:value="24.2428986235271">
            <text:p>24.242898623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2.5042674090314">
            <text:p>22.504267409</text:p>
          </table:table-cell>
          <table:table-cell office:value-type="float" office:value="24.3909194444008">
            <text:p>24.390919444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2.3481639891656">
            <text:p>22.3481639892</text:p>
          </table:table-cell>
          <table:table-cell office:value-type="float" office:value="24.234816024535">
            <text:p>24.234816024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2.3481639891656">
            <text:p>22.3481639892</text:p>
          </table:table-cell>
          <table:table-cell office:value-type="float" office:value="24.234816024535">
            <text:p>24.234816024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061016054217">
            <text:p>2.9906101605</text:p>
          </table:table-cell>
          <table:table-cell office:value-type="float" office:value="24.234816024535">
            <text:p>24.2348160245</text:p>
          </table:table-cell>
          <table:table-cell office:value-type="float" office:value="27.2254261850771">
            <text:p>27.2254261851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2.0686231887437">
            <text:p>22.0686231887</text:p>
          </table:table-cell>
          <table:table-cell office:value-type="float" office:value="25.0603854654966">
            <text:p>25.060385465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1.2511363467742">
            <text:p>21.2511363468</text:p>
          </table:table-cell>
          <table:table-cell office:value-type="float" office:value="24.2428986235271">
            <text:p>24.242898623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1.3991571676479">
            <text:p>21.3991571676</text:p>
          </table:table-cell>
          <table:table-cell office:value-type="float" office:value="24.3909194444008">
            <text:p>24.3909194444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1.243053747782">
            <text:p>21.2430537478</text:p>
          </table:table-cell>
          <table:table-cell office:value-type="float" office:value="24.234816024535">
            <text:p>24.234816024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1.243053747782">
            <text:p>21.2430537478</text:p>
          </table:table-cell>
          <table:table-cell office:value-type="float" office:value="24.234816024535">
            <text:p>24.2348160245</text:p>
          </table:table-cell>
        </table:table-row>
        <table:table-row table:style-name="ro1" table:visibility="filter">
          <table:table-cell table:style-name="ce1"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1.243053747782">
            <text:p>21.2430537478</text:p>
          </table:table-cell>
          <table:table-cell office:value-type="float" office:value="24.234816024535">
            <text:p>24.234816024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4.234816024535">
            <text:p>24.2348160245</text:p>
          </table:table-cell>
          <table:table-cell office:value-type="float" office:value="27.2254261850771">
            <text:p>27.2254261851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7.2254261850771">
            <text:p>27.2254261851</text:p>
          </table:table-cell>
          <table:table-cell office:value-type="float" office:value="30.2252710608222">
            <text:p>30.2252710608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5.0603854654966">
            <text:p>25.0603854655</text:p>
          </table:table-cell>
          <table:table-cell office:value-type="float" office:value="27.8948922061729">
            <text:p>27.894892206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4.2428986235271">
            <text:p>24.2428986235</text:p>
          </table:table-cell>
          <table:table-cell office:value-type="float" office:value="27.0774053642034">
            <text:p>27.077405364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4.3909194444008">
            <text:p>24.3909194444</text:p>
          </table:table-cell>
          <table:table-cell office:value-type="float" office:value="27.2254261850771">
            <text:p>27.2254261851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4.234816024535">
            <text:p>24.2348160245</text:p>
          </table:table-cell>
          <table:table-cell office:value-type="float" office:value="27.0693227652113">
            <text:p>27.069322765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83450674067632">
            <text:p>2.8345067407</text:p>
          </table:table-cell>
          <table:table-cell office:value-type="float" office:value="24.234816024535">
            <text:p>24.2348160245</text:p>
          </table:table-cell>
          <table:table-cell office:value-type="float" office:value="27.0693227652113">
            <text:p>27.069322765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4.234816024535">
            <text:p>24.2348160245</text:p>
          </table:table-cell>
          <table:table-cell office:value-type="float" office:value="27.0693227652113">
            <text:p>27.0693227652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7.0693227652113">
            <text:p>27.0693227652</text:p>
          </table:table-cell>
          <table:table-cell office:value-type="float" office:value="30.0691676409563">
            <text:p>30.069167641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4.4001541596037">
            <text:p>24.4001541596</text:p>
          </table:table-cell>
          <table:table-cell office:value-type="float" office:value="26.2868061949731">
            <text:p>26.28680619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5.3387741497077">
            <text:p>25.3387741497</text:p>
          </table:table-cell>
          <table:table-cell office:value-type="float" office:value="27.2254261850771">
            <text:p>27.2254261851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25.1826707298419">
            <text:p>25.1826707298</text:p>
          </table:table-cell>
          <table:table-cell office:value-type="float" office:value="27.0693227652113">
            <text:p>27.069322765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4.3920715606116">
            <text:p>24.3920715606</text:p>
          </table:table-cell>
          <table:table-cell office:value-type="float" office:value="26.278723595981">
            <text:p>26.278723596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6.278723595981">
            <text:p>26.278723596</text:p>
          </table:table-cell>
          <table:table-cell office:value-type="float" office:value="29.278568471726">
            <text:p>29.2785684717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4.1125307601897">
            <text:p>24.1125307602</text:p>
          </table:table-cell>
          <table:table-cell office:value-type="float" office:value="27.1042930369426">
            <text:p>27.1042930369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3.2950439182202">
            <text:p>23.2950439182</text:p>
          </table:table-cell>
          <table:table-cell office:value-type="float" office:value="26.2868061949731">
            <text:p>26.28680619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4.2336639083242">
            <text:p>24.2336639083</text:p>
          </table:table-cell>
          <table:table-cell office:value-type="float" office:value="27.2254261850771">
            <text:p>27.2254261851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4.0775604884584">
            <text:p>24.0775604885</text:p>
          </table:table-cell>
          <table:table-cell office:value-type="float" office:value="27.0693227652113">
            <text:p>27.069322765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3.286961319228">
            <text:p>23.2869613192</text:p>
          </table:table-cell>
          <table:table-cell office:value-type="float" office:value="26.278723595981">
            <text:p>26.278723596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3.286961319228">
            <text:p>23.2869613192</text:p>
          </table:table-cell>
          <table:table-cell office:value-type="float" office:value="26.278723595981">
            <text:p>26.278723596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6.278723595981">
            <text:p>26.278723596</text:p>
          </table:table-cell>
          <table:table-cell office:value-type="float" office:value="29.278568471726">
            <text:p>29.2785684717</text:p>
          </table:table-cell>
        </table:table-row>
        <table:table-row table:style-name="ro1" table:visibility="filter">
          <table:table-cell table:style-name="ce1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9.278568471726">
            <text:p>29.2785684717</text:p>
          </table:table-cell>
          <table:table-cell office:value-type="float" office:value="31.1652205070954">
            <text:p>31.1652205071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5.0603854654966">
            <text:p>25.0603854655</text:p>
          </table:table-cell>
          <table:table-cell office:value-type="float" office:value="28.0602303412416">
            <text:p>28.060230341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4.2428986235271">
            <text:p>24.2428986235</text:p>
          </table:table-cell>
          <table:table-cell office:value-type="float" office:value="27.2427434992722">
            <text:p>27.2427434993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4.3909194444008">
            <text:p>24.3909194444</text:p>
          </table:table-cell>
          <table:table-cell office:value-type="float" office:value="27.3907643201459">
            <text:p>27.3907643201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984487574506">
            <text:p>2.9998448757</text:p>
          </table:table-cell>
          <table:table-cell office:value-type="float" office:value="24.234816024535">
            <text:p>24.2348160245</text:p>
          </table:table-cell>
          <table:table-cell office:value-type="float" office:value="27.23466090028">
            <text:p>27.2346609003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984487574506">
            <text:p>2.9998448757</text:p>
          </table:table-cell>
          <table:table-cell office:value-type="float" office:value="24.234816024535">
            <text:p>24.2348160245</text:p>
          </table:table-cell>
          <table:table-cell office:value-type="float" office:value="27.23466090028">
            <text:p>27.2346609003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984487574506">
            <text:p>2.9998448757</text:p>
          </table:table-cell>
          <table:table-cell office:value-type="float" office:value="24.234816024535">
            <text:p>24.2348160245</text:p>
          </table:table-cell>
          <table:table-cell office:value-type="float" office:value="27.23466090028">
            <text:p>27.2346609003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7.23466090028">
            <text:p>27.2346609003</text:p>
          </table:table-cell>
          <table:table-cell office:value-type="float" office:value="30.2252710608222">
            <text:p>30.2252710608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4.4001541596037">
            <text:p>24.4001541596</text:p>
          </table:table-cell>
          <table:table-cell office:value-type="float" office:value="27.3907643201459">
            <text:p>27.3907643201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5.3387741497077">
            <text:p>25.3387741497</text:p>
          </table:table-cell>
          <table:table-cell office:value-type="float" office:value="28.3293843102499">
            <text:p>28.329384310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5.1826707298419">
            <text:p>25.1826707298</text:p>
          </table:table-cell>
          <table:table-cell office:value-type="float" office:value="28.1732808903841">
            <text:p>28.1732808904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4.3920715606116">
            <text:p>24.3920715606</text:p>
          </table:table-cell>
          <table:table-cell office:value-type="float" office:value="27.3826817211537">
            <text:p>27.3826817212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7.3826817211537">
            <text:p>27.3826817212</text:p>
          </table:table-cell>
          <table:table-cell office:value-type="float" office:value="30.3732918816959">
            <text:p>30.3732918817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4.4001541596037">
            <text:p>24.4001541596</text:p>
          </table:table-cell>
          <table:table-cell office:value-type="float" office:value="27.23466090028">
            <text:p>27.2346609003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5.3387741497077">
            <text:p>25.3387741497</text:p>
          </table:table-cell>
          <table:table-cell office:value-type="float" office:value="28.1732808903841">
            <text:p>28.1732808904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5.1826707298419">
            <text:p>25.1826707298</text:p>
          </table:table-cell>
          <table:table-cell office:value-type="float" office:value="28.0171774705182">
            <text:p>28.0171774705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4.3920715606116">
            <text:p>24.3920715606</text:p>
          </table:table-cell>
          <table:table-cell office:value-type="float" office:value="27.2265783012879">
            <text:p>27.2265783013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061016054217">
            <text:p>2.9906101605</text:p>
          </table:table-cell>
          <table:table-cell office:value-type="float" office:value="27.2265783012879">
            <text:p>27.2265783013</text:p>
          </table:table-cell>
          <table:table-cell office:value-type="float" office:value="30.21718846183">
            <text:p>30.2171884618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5.0603854654966">
            <text:p>25.0603854655</text:p>
          </table:table-cell>
          <table:table-cell office:value-type="float" office:value="28.0521477422495">
            <text:p>28.052147742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4.2428986235271">
            <text:p>24.2428986235</text:p>
          </table:table-cell>
          <table:table-cell office:value-type="float" office:value="27.23466090028">
            <text:p>27.2346609003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4.3909194444008">
            <text:p>24.3909194444</text:p>
          </table:table-cell>
          <table:table-cell office:value-type="float" office:value="27.3826817211537">
            <text:p>27.3826817212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4.234816024535">
            <text:p>24.2348160245</text:p>
          </table:table-cell>
          <table:table-cell office:value-type="float" office:value="27.2265783012879">
            <text:p>27.2265783013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4.234816024535">
            <text:p>24.2348160245</text:p>
          </table:table-cell>
          <table:table-cell office:value-type="float" office:value="27.2265783012879">
            <text:p>27.2265783013</text:p>
          </table:table-cell>
        </table:table-row>
        <table:table-row table:style-name="ro1" table:visibility="filter">
          <table:table-cell table:style-name="ce1"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4.234816024535">
            <text:p>24.2348160245</text:p>
          </table:table-cell>
          <table:table-cell office:value-type="float" office:value="27.2265783012879">
            <text:p>27.2265783013</text:p>
          </table:table-cell>
        </table:table-row>
        <table:table-row table:style-name="ro1" table:visibility="filter">
          <table:table-cell table:style-name="ce1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061016054217">
            <text:p>2.9906101605</text:p>
          </table:table-cell>
          <table:table-cell office:value-type="float" office:value="27.2265783012879">
            <text:p>27.2265783013</text:p>
          </table:table-cell>
          <table:table-cell office:value-type="float" office:value="30.21718846183">
            <text:p>30.2171884618</text:p>
          </table:table-cell>
        </table:table-row>
        <table:table-row table:style-name="ro1" table:visibility="filter">
          <table:table-cell table:style-name="ce1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30.21718846183">
            <text:p>30.2171884618</text:p>
          </table:table-cell>
          <table:table-cell office:value-type="float" office:value="32.1038404971994">
            <text:p>32.103840497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7.23466090028">
            <text:p>27.2346609003</text:p>
          </table:table-cell>
          <table:table-cell office:value-type="float" office:value="30.0691676409563">
            <text:p>30.0691676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7.3826817211537">
            <text:p>27.3826817212</text:p>
          </table:table-cell>
          <table:table-cell office:value-type="float" office:value="30.21718846183">
            <text:p>30.21718846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3450674067632">
            <text:p>2.8345067407</text:p>
          </table:table-cell>
          <table:table-cell office:value-type="float" office:value="27.2265783012879">
            <text:p>27.2265783013</text:p>
          </table:table-cell>
          <table:table-cell office:value-type="float" office:value="30.0610850419642">
            <text:p>30.0610850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83450674067632">
            <text:p>2.8345067407</text:p>
          </table:table-cell>
          <table:table-cell office:value-type="float" office:value="27.2265783012879">
            <text:p>27.2265783013</text:p>
          </table:table-cell>
          <table:table-cell office:value-type="float" office:value="30.0610850419642">
            <text:p>30.061085042</text:p>
          </table:table-cell>
        </table:table-row>
        <table:table-row table:style-name="ro1" table:visibility="filter">
          <table:table-cell table:style-name="ce1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8665203536939">
            <text:p>1.8866520354</text:p>
          </table:table-cell>
          <table:table-cell office:value-type="float" office:value="30.0610850419642">
            <text:p>30.061085042</text:p>
          </table:table-cell>
          <table:table-cell office:value-type="float" office:value="31.9477370773336">
            <text:p>31.94773707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7.1042930369426">
            <text:p>27.1042930369</text:p>
          </table:table-cell>
          <table:table-cell office:value-type="float" office:value="30.0960553136955">
            <text:p>30.09605531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6.2868061949731">
            <text:p>26.286806195</text:p>
          </table:table-cell>
          <table:table-cell office:value-type="float" office:value="29.278568471726">
            <text:p>29.27856847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7.2254261850771">
            <text:p>27.2254261851</text:p>
          </table:table-cell>
          <table:table-cell office:value-type="float" office:value="30.21718846183">
            <text:p>30.21718846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99176227675292">
            <text:p>2.9917622768</text:p>
          </table:table-cell>
          <table:table-cell office:value-type="float" office:value="27.0693227652113">
            <text:p>27.0693227652</text:p>
          </table:table-cell>
          <table:table-cell office:value-type="float" office:value="30.0610850419642">
            <text:p>30.0610850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.99176227675292">
            <text:p>2.9917622768</text:p>
          </table:table-cell>
          <table:table-cell office:value-type="float" office:value="26.278723595981">
            <text:p>26.278723596</text:p>
          </table:table-cell>
          <table:table-cell office:value-type="float" office:value="29.2704858727339">
            <text:p>29.27048587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2.99176227675292">
            <text:p>2.9917622768</text:p>
          </table:table-cell>
          <table:table-cell office:value-type="float" office:value="26.278723595981">
            <text:p>26.278723596</text:p>
          </table:table-cell>
          <table:table-cell office:value-type="float" office:value="29.2704858727339">
            <text:p>29.2704858727</text:p>
          </table:table-cell>
        </table:table-row>
        <table:table-row table:style-name="ro1" table:visibility="filter">
          <table:table-cell table:style-name="ce1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-0.15">
            <text:p>-0.15</text:p>
          </table:table-cell>
          <table:table-cell office:value-type="float" office:value="1.88665203536939">
            <text:p>1.8866520354</text:p>
          </table:table-cell>
          <table:table-cell office:value-type="float" office:value="29.2704858727339">
            <text:p>29.2704858727</text:p>
          </table:table-cell>
          <table:table-cell office:value-type="float" office:value="31.1571379081033">
            <text:p>31.1571379081</text:p>
          </table:table-cell>
        </table:table-row>
        <table:table-row table:style-name="ro1" table:number-rows-repeated="7106">
          <table:table-cell table:style-name="ce1"/>
          <table:table-cell table:number-columns-repeated="12"/>
        </table:table-row>
        <table:table-row table:style-name="ro3" table:number-rows-repeated="1039568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4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3">
          <table:table-cell table:style-name="ce3" office:value-type="string">
            <text:p>correct</text:p>
          </table:table-cell>
          <table:table-cell table:number-columns-repeated="2"/>
          <table:table-cell office:value-type="string">
            <text:p>approximate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0.15">
            <text:p>-0.15</text:p>
          </table:table-cell>
          <table:table-cell office:value-type="float" office:value="19.5102979537134">
            <text:p>19.510297953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20.9800705010143">
            <text:p>20.980070501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6.7969665216657">
            <text:p>16.7969665217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8.2667390689666">
            <text:p>18.266739069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14.8933720724188">
            <text:p>14.8933720724</text:p>
          </table:table-cell>
          <table:table-cell office:value-type="float" office:value="0.22">
            <text:p>0.22</text:p>
          </table:table-cell>
          <table:table-cell office:value-type="float" office:value="-0.15">
            <text:p>-0.15</text:p>
          </table:table-cell>
          <table:table-cell office:value-type="float" office:value="16.8166077432584">
            <text:p>16.8166077433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3.1886248619679">
            <text:p>13.18862486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5.1118605328076">
            <text:p>15.1118605328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1.550008111607">
            <text:p>11.5500081116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2.6747032760243">
            <text:p>12.674703276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10.3212066026322">
            <text:p>10.3212066026</text:p>
          </table:table-cell>
          <table:table-cell table:number-columns-repeated="2" office:value-type="float" office:value="0">
            <text:p>0</text:p>
          </table:table-cell>
          <table:table-cell office:value-type="float" office:value="11.4459017670495">
            <text:p>11.44590176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9.24426266950991">
            <text:p>9.244262669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0.3689578339272">
            <text:p>10.36895783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7.45515889291935">
            <text:p>7.4551588929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7.58973296972176">
            <text:p>7.5897329697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6.05960379943461">
            <text:p>6.0596037994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6.16394564016125">
            <text:p>6.163945640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.69258273901747">
            <text:p>4.692582739</text:p>
          </table:table-cell>
          <table:table-cell table:number-columns-repeated="2" office:value-type="float" office:value="0">
            <text:p>0</text:p>
          </table:table-cell>
          <table:table-cell office:value-type="float" office:value="4.79692457974411">
            <text:p>4.796924579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.66159365924402">
            <text:p>3.66159365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6159365924402">
            <text:p>3.661593659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.87461361142797">
            <text:p>1.8746136114</text:p>
          </table:table-cell>
          <table:table-cell table:number-columns-repeated="2" office:value-type="float" office:value="0">
            <text:p>0</text:p>
          </table:table-cell>
          <table:table-cell office:value-type="float" office:value="1.87461361142797">
            <text:p>1.8746136114</text:p>
          </table:table-cell>
        </table:table-row>
      </table:table>
      <table:named-expressions/>
      <table:database-ranges>
        <table:database-range table:name="__Anonymous_Sheet_DB__2" table:target-range-address="Sheet3.A1:Sheet3.M1901" table:display-filter-buttons="true" table:orientation="column">
          <table:filter>
            <table:filter-or>
              <table:filter-condition table:field-number="0" table:value="1" table:operator="="/>
              <table:filter-condition table:field-number="2" table:value="0.2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number:number-style style:name="N110">
      <number:number number:decimal-places="6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10:10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6:32:36</meta:creation-date>
    <dc:date>2014-04-10T20:50:50</dc:date>
    <meta:editing-duration>P5DT19H52M5S</meta:editing-duration>
    <meta:editing-cycles>13</meta:editing-cycles>
    <meta:generator>LibreOffice/3.6$MacOSX_x86 LibreOffice_project/58f22d5-270d05a-e2abed1-ea17a85-9b5702</meta:generator>
    <meta:document-statistic meta:table-count="4" meta:cell-count="285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4cm" svg:y="4.21cm" style:legend-expansion="high" chart:style-name="ch2"/>
        <chart:plot-area chart:style-name="ch3" table:cell-range-address="Samples.G2:Samples.G31" svg:x="0.77cm" svg:y="0.855cm" svg:width="11.664cm" svg:height="7.545cm">
          <chartooo:coordinate-region svg:x="1.422cm" svg:y="1.046cm" svg:width="10.81cm" svg:height="6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mples.G2:Samples.G3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9206242061582">
                <text:p>37.9206242061582</text:p>
                <draw:g>
                  <svg:desc>Samples.G2:Samples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890046978384">
                <text:p>40.6890046978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769852727714">
                <text:p>40.769852727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1858480961751">
                <text:p>44.1858480961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9517925509">
                <text:p>40.3951792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3915150299925">
                <text:p>41.3915150299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6626928240569">
                <text:p>39.6626928240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2257335294928">
                <text:p>42.2257335294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7998108554533">
                <text:p>45.7998108554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3725136352662">
                <text:p>43.3725136352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4760272849657">
                <text:p>40.4760272849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8171105564588">
                <text:p>40.8171105564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8434224302403">
                <text:p>41.8434224302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2444077766458">
                <text:p>43.2444077766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0314303637731">
                <text:p>43.0314303637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4873111655519">
                <text:p>44.4873111655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1372478729887">
                <text:p>42.1372478729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4387109423655">
                <text:p>42.4387109423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6966423244669">
                <text:p>40.6966423244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6626928240569">
                <text:p>39.6626928240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5082750916549">
                <text:p>38.5082750916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5082750916549">
                <text:p>38.5082750916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4cm" svg:y="4.21cm" style:legend-expansion="high" chart:style-name="ch2"/>
        <chart:plot-area chart:style-name="ch3" table:cell-range-address="Samples.G32:Samples.G61" svg:x="0.77cm" svg:y="0.855cm" svg:width="11.664cm" svg:height="7.545cm">
          <chartooo:coordinate-region svg:x="1.422cm" svg:y="1.045cm" svg:width="10.81cm" svg:height="6.3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mples.G32:Samples.G6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7605721889784">
                <text:p>34.7605721889784</text:p>
                <draw:g>
                  <svg:desc>Samples.G32:Samples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5289526806585">
                <text:p>37.5289526806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098007105342">
                <text:p>37.6098007105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0257960789952">
                <text:p>41.0257960789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2351272379102">
                <text:p>37.2351272379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314630128127">
                <text:p>38.2314630128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7718560695646">
                <text:p>38.7718560695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084355759466">
                <text:p>40.084355759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0580438856845">
                <text:p>39.0580438856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3159752677858">
                <text:p>37.3159752677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657058539279">
                <text:p>37.657058539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6833704130605">
                <text:p>38.6833704130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084355759466">
                <text:p>40.084355759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8713783465933">
                <text:p>39.8713783465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3272591483721">
                <text:p>41.3272591483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8227781234069">
                <text:p>37.8227781234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2786589251857">
                <text:p>39.2786589251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36590307287">
                <text:p>37.536590307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02640806877">
                <text:p>36.502640806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.3482230744751">
                <text:p>35.3482230744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3482230744751">
                <text:p>35.3482230744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4cm" svg:y="4.21cm" style:legend-expansion="high" chart:style-name="ch2"/>
        <chart:plot-area chart:style-name="ch3" table:cell-range-address="Samples.G62:Samples.G91" svg:x="0.77cm" svg:y="0.855cm" svg:width="11.664cm" svg:height="7.545cm">
          <chartooo:coordinate-region svg:x="1.422cm" svg:y="1.045cm" svg:width="10.81cm" svg:height="6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mples.G62:Samples.G9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005201717985">
                <text:p>31.6005201717985</text:p>
                <draw:g>
                  <svg:desc>Samples.G62:Samples.G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3689006634787">
                <text:p>34.3689006634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155923250606">
                <text:p>34.15592325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3103409830079">
                <text:p>35.310340983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0750752207303">
                <text:p>34.0750752207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0714109956328">
                <text:p>35.0714109956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6118040523848">
                <text:p>35.6118040523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9243037422861">
                <text:p>36.9243037422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8979918685046">
                <text:p>35.8979918685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155923250606">
                <text:p>34.15592325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3425887896972">
                <text:p>33.34258878969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5233183958806">
                <text:p>35.5233183958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9243037422861">
                <text:p>36.9243037422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7113263294134">
                <text:p>36.7113263294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8733816884438">
                <text:p>37.8733816884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5083083738251">
                <text:p>33.5083083738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9641891756039">
                <text:p>34.9641891756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3765382901072">
                <text:p>34.3765382901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3425887896972">
                <text:p>33.3425887896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1881710572952">
                <text:p>32.1881710572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1881710572952">
                <text:p>32.1881710572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4cm" svg:y="4.21cm" style:legend-expansion="high" chart:style-name="ch2"/>
        <chart:plot-area chart:style-name="ch3" table:cell-range-address="Samples.G332:Samples.G361" svg:x="0.77cm" svg:y="0.855cm" svg:width="11.664cm" svg:height="7.545cm">
          <chartooo:coordinate-region svg:x="1.511cm" svg:y="1.045cm" svg:width="10.721cm" svg:height="6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mples.G332:Samples.G36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6005201717985">
                <text:p>3.16005201717985</text:p>
                <draw:g>
                  <svg:desc>Samples.G332:Samples.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1446974958179">
                <text:p>4.31446974958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1446974958179">
                <text:p>4.31446974958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8018933370972">
                <text:p>4.48018933370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2210737621029">
                <text:p>4.32210737621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2210737621029">
                <text:p>4.32210737621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6005201717985">
                <text:p>3.16005201717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6005201717985">
                <text:p>3.160052017179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4cm" svg:y="4.21cm" style:legend-expansion="high" chart:style-name="ch2"/>
        <chart:plot-area chart:style-name="ch3" table:cell-range-address="Samples.G302:Samples.G331" svg:x="0.77cm" svg:y="0.855cm" svg:width="11.664cm" svg:height="7.545cm">
          <chartooo:coordinate-region svg:x="1.422cm" svg:y="1.045cm" svg:width="10.81cm" svg:height="6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mples.G302:Samples.G33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201040343597">
                <text:p>6.3201040343597</text:p>
                <draw:g>
                  <svg:desc>Samples.G302:Samples.G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7452176676164">
                <text:p>7.47452176676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1392947710806">
                <text:p>6.61392947710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7550711316715">
                <text:p>8.87550711316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7452176676164">
                <text:p>7.47452176676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87550711316715">
                <text:p>8.87550711316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4024135088957">
                <text:p>7.64024135088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8215939339015">
                <text:p>7.48215939339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8215939339015">
                <text:p>7.48215939339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47452176676164">
                <text:p>7.47452176676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201040343597">
                <text:p>6.3201040343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201040343597">
                <text:p>6.3201040343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